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370000002491BDA462BF6193D2.png" manifest:media-type="image/png"/>
  <manifest:file-entry manifest:full-path="Pictures/1000000000000038000000248C7D62B23B2F3C68.png" manifest:media-type="image/png"/>
  <manifest:file-entry manifest:full-path="Pictures/100000000000001B0000001AF358DFB36597E688.png" manifest:media-type="image/png"/>
  <manifest:file-entry manifest:full-path="Pictures/100000000000001B0000001A5935B29F626FA184.png" manifest:media-type="image/png"/>
  <manifest:file-entry manifest:full-path="Pictures/100000FE0000036900000369F227B11B8E0377E0.svg" manifest:media-type="image/svg+xml"/>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03F0000003F051B4966428859C3.png" manifest:media-type="image/png"/>
  <manifest:file-entry manifest:full-path="Pictures/10000201000003E8000000D2A7FE72F00FFCF111.png" manifest:media-type="image/png"/>
  <manifest:file-entry manifest:full-path="Pictures/10000000000000360000002A14E10F0AC39A1969.png" manifest:media-type="image/png"/>
  <manifest:file-entry manifest:full-path="Pictures/100000000000003900000037D84F4466262651E0.png" manifest:media-type="image/png"/>
  <manifest:file-entry manifest:full-path="Pictures/100000000000002B00000040E6E7935F55413BA6.png" manifest:media-type="image/png"/>
  <manifest:file-entry manifest:full-path="Pictures/100000000000001300000021A682D7C2BB176F8E.png" manifest:media-type="image/png"/>
  <manifest:file-entry manifest:full-path="Pictures/100000000000001100000022D966818CC2C4B9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6" style:family="table">
      <style:table-properties style:width="16.702cm" fo:margin-left="0cm" fo:margin-right="0cm" fo:margin-top="0.199cm" fo:margin-bottom="0.4cm" table:align="margins" style:may-break-between-rows="true"/>
    </style:style>
    <style:style style:name="Table6.A" style:family="table-column">
      <style:table-column-properties style:column-width="3.33cm" style:rel-column-width="13068*"/>
    </style:style>
    <style:style style:name="Table6.B" style:family="table-column">
      <style:table-column-properties style:column-width="13.372cm" style:rel-column-width="52467*"/>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702cm" fo:margin-left="0cm" fo:margin-right="0cm" fo:margin-top="0.199cm" fo:margin-bottom="0.4cm" table:align="margins" style:may-break-between-rows="true"/>
    </style:style>
    <style:style style:name="Table5.A" style:family="table-column">
      <style:table-column-properties style:column-width="3.328cm" style:rel-column-width="13062*"/>
    </style:style>
    <style:style style:name="Table5.B" style:family="table-column">
      <style:table-column-properties style:column-width="13.374cm" style:rel-column-width="52473*"/>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9" style:family="table">
      <style:table-properties style:width="16.702cm" fo:margin-left="0cm" fo:margin-right="0cm" fo:margin-top="0.199cm" fo:margin-bottom="0.4cm" table:align="margins" fo:background-color="transparent" style:may-break-between-rows="true">
        <style:background-image/>
      </style:table-properties>
    </style:style>
    <style:style style:name="Table9.A" style:family="table-column">
      <style:table-column-properties style:column-width="3.328cm" style:rel-column-width="13062*"/>
    </style:style>
    <style:style style:name="Table9.B" style:family="table-column">
      <style:table-column-properties style:column-width="13.374cm" style:rel-column-width="52473*"/>
    </style:style>
    <style:style style:name="Table9.1" style:family="table-row">
      <style:table-row-properties fo:keep-together="always"/>
    </style:style>
    <style:style style:name="Table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6.702cm" fo:margin-left="0cm" fo:margin-right="0cm" fo:margin-top="0.199cm" fo:margin-bottom="0.4cm" table:align="margins" fo:background-color="transparent" style:may-break-between-rows="true">
        <style:background-image/>
      </style:table-properties>
    </style:style>
    <style:style style:name="Table10.A" style:family="table-column">
      <style:table-column-properties style:column-width="3.327cm" style:rel-column-width="13055*"/>
    </style:style>
    <style:style style:name="Table10.B" style:family="table-column">
      <style:table-column-properties style:column-width="13.376cm" style:rel-column-width="52480*"/>
    </style:style>
    <style:style style:name="Table10.1" style:family="table-row">
      <style:table-row-properties fo:keep-together="always"/>
    </style:style>
    <style:style style:name="Table10.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0.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5" style:family="table-row">
      <style:table-row-properties fo:background-color="transparent" fo:keep-together="always">
        <style:background-image/>
      </style:table-row-properties>
    </style:style>
    <style:style style:name="Table7" style:family="table">
      <style:table-properties style:width="16.702cm" fo:margin-left="0cm" fo:margin-right="0cm" fo:margin-top="0.199cm" fo:margin-bottom="0.4cm" table:align="margins" style:may-break-between-rows="true"/>
    </style:style>
    <style:style style:name="Table7.A" style:family="table-column">
      <style:table-column-properties style:column-width="3.328cm" style:rel-column-width="13062*"/>
    </style:style>
    <style:style style:name="Table7.B" style:family="table-column">
      <style:table-column-properties style:column-width="13.374cm" style:rel-column-width="52473*"/>
    </style:style>
    <style:style style:name="Table7.1" style:family="table-row">
      <style:table-row-properties fo:keep-together="alway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6.688cm" fo:margin-left="0cm" fo:margin-right="0.014cm" fo:margin-top="0.199cm" fo:margin-bottom="0.4cm" table:align="margins" style:may-break-between-rows="true"/>
    </style:style>
    <style:style style:name="Table11.A" style:family="table-column">
      <style:table-column-properties style:column-width="3.318cm" style:rel-column-width="13032*"/>
    </style:style>
    <style:style style:name="Table11.B" style:family="table-column">
      <style:table-column-properties style:column-width="13.37cm" style:rel-column-width="52503*"/>
    </style:style>
    <style:style style:name="Table11.1" style:family="table-row">
      <style:table-row-properties fo:keep-together="always"/>
    </style:style>
    <style:style style:name="Table1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2" style:family="table">
      <style:table-properties style:width="16.702cm" fo:margin-left="0cm" fo:margin-right="0cm" fo:margin-top="0.199cm" fo:margin-bottom="0.4cm" table:align="margins" style:may-break-between-rows="true"/>
    </style:style>
    <style:style style:name="Table12.A" style:family="table-column">
      <style:table-column-properties style:column-width="3.328cm" style:rel-column-width="13062*"/>
    </style:style>
    <style:style style:name="Table12.B" style:family="table-column">
      <style:table-column-properties style:column-width="13.374cm" style:rel-column-width="52473*"/>
    </style:style>
    <style:style style:name="Table12.1" style:family="table-row">
      <style:table-row-properties fo:keep-together="always"/>
    </style:style>
    <style:style style:name="Table12.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3" style:family="table">
      <style:table-properties style:width="16.702cm" fo:margin-left="0cm" fo:margin-right="0cm" fo:margin-top="0.199cm" fo:margin-bottom="0.4cm" table:align="margins" style:may-break-between-rows="true"/>
    </style:style>
    <style:style style:name="Table13.A" style:family="table-column">
      <style:table-column-properties style:column-width="3.328cm" style:rel-column-width="13062*"/>
    </style:style>
    <style:style style:name="Table13.B" style:family="table-column">
      <style:table-column-properties style:column-width="13.374cm" style:rel-column-width="52473*"/>
    </style:style>
    <style:style style:name="Table13.1" style:family="table-row">
      <style:table-row-properties fo:keep-together="always"/>
    </style:style>
    <style:style style:name="Table1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4" style:family="table">
      <style:table-properties style:width="16.688cm" fo:margin-left="0cm" fo:margin-right="0.014cm" fo:margin-top="0.199cm" fo:margin-bottom="0.4cm" table:align="margins" style:may-break-between-rows="true"/>
    </style:style>
    <style:style style:name="Table14.A" style:family="table-column">
      <style:table-column-properties style:column-width="3.313cm" style:rel-column-width="13011*"/>
    </style:style>
    <style:style style:name="Table14.B" style:family="table-column">
      <style:table-column-properties style:column-width="13.376cm" style:rel-column-width="52524*"/>
    </style:style>
    <style:style style:name="Table14.1" style:family="table-row">
      <style:table-row-properties fo:keep-together="always"/>
    </style:style>
    <style:style style:name="Table1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5" style:family="table">
      <style:table-properties style:width="16.702cm" fo:margin-left="0cm" fo:margin-right="0cm" fo:margin-top="0.199cm" fo:margin-bottom="0.4cm" table:align="margins" style:may-break-between-rows="true"/>
    </style:style>
    <style:style style:name="Table15.A" style:family="table-column">
      <style:table-column-properties style:column-width="3.328cm" style:rel-column-width="13062*"/>
    </style:style>
    <style:style style:name="Table15.B" style:family="table-column">
      <style:table-column-properties style:column-width="13.374cm" style:rel-column-width="52473*"/>
    </style:style>
    <style:style style:name="Table15.1" style:family="table-row">
      <style:table-row-properties fo:keep-together="always"/>
    </style:style>
    <style:style style:name="Table1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697cm" fo:margin-left="0cm" fo:margin-right="0.005cm" fo:margin-top="0.199cm" fo:margin-bottom="0.4cm" table:align="margins" style:may-break-between-rows="true"/>
    </style:style>
    <style:style style:name="Table1.A" style:family="table-column">
      <style:table-column-properties style:column-width="3.321cm" style:rel-column-width="13038*"/>
    </style:style>
    <style:style style:name="Table1.B" style:family="table-column">
      <style:table-column-properties style:column-width="13.376cm" style:rel-column-width="52497*"/>
    </style:style>
    <style:style style:name="Table1.1" style:family="table-row">
      <style:table-row-properties fo:keep-together="always"/>
    </style:style>
    <style:style style:name="Table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702cm" fo:margin-left="0cm" fo:margin-right="0cm" fo:margin-top="0.199cm" fo:margin-bottom="0.4cm" table:align="margins" style:may-break-between-rows="false"/>
    </style:style>
    <style:style style:name="Table4.A" style:family="table-column">
      <style:table-column-properties style:column-width="3.33cm" style:rel-column-width="13068*"/>
    </style:style>
    <style:style style:name="Table4.B" style:family="table-column">
      <style:table-column-properties style:column-width="13.372cm" style:rel-column-width="52467*"/>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702cm" fo:margin-left="0cm" fo:margin-right="0cm" fo:margin-top="0.199cm" fo:margin-bottom="0.4cm" table:align="margins" style:may-break-between-rows="true"/>
    </style:style>
    <style:style style:name="Table8.A" style:family="table-column">
      <style:table-column-properties style:column-width="3.327cm" style:rel-column-width="13055*"/>
    </style:style>
    <style:style style:name="Table8.B" style:family="table-column">
      <style:table-column-properties style:column-width="13.376cm" style:rel-column-width="52480*"/>
    </style:style>
    <style:style style:name="Table8.1" style:family="table-row">
      <style:table-row-properties fo:keep-together="always"/>
    </style:style>
    <style:style style:name="Table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2.887cm" fo:margin-left="0.016cm" fo:margin-right="3.799cm" fo:margin-top="0.199cm" fo:margin-bottom="0.4cm" table:align="margins" style:may-break-between-rows="true"/>
    </style:style>
    <style:style style:name="Table29.A" style:family="table-column">
      <style:table-column-properties style:column-width="11.061cm" style:rel-column-width="56250*"/>
    </style:style>
    <style:style style:name="Table29.B" style:family="table-column">
      <style:table-column-properties style:column-width="1.826cm" style:rel-column-width="9285*"/>
    </style:style>
    <style:style style:name="Table29.1" style:family="table-row">
      <style:table-row-properties fo:keep-together="always"/>
    </style:style>
    <style:style style:name="Table2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6" style:family="table">
      <style:table-properties style:width="16.702cm" fo:margin-left="0cm" fo:margin-right="0cm" fo:margin-top="0.199cm" fo:margin-bottom="0.4cm" table:align="margins" style:may-break-between-rows="true"/>
    </style:style>
    <style:style style:name="Table16.A" style:family="table-column">
      <style:table-column-properties style:column-width="3.327cm" style:rel-column-width="13055*"/>
    </style:style>
    <style:style style:name="Table16.B" style:family="table-column">
      <style:table-column-properties style:column-width="13.376cm" style:rel-column-width="52480*"/>
    </style:style>
    <style:style style:name="Table16.1" style:family="table-row">
      <style:table-row-properties fo:keep-together="always"/>
    </style:style>
    <style:style style:name="Table1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7" style:family="table">
      <style:table-properties style:width="16.693cm" fo:margin-left="0cm" fo:margin-right="0.009cm" fo:margin-top="0.199cm" fo:margin-bottom="0.4cm" table:align="margins" style:may-break-between-rows="true"/>
    </style:style>
    <style:style style:name="Table17.A" style:family="table-column">
      <style:table-column-properties style:column-width="3.318cm" style:rel-column-width="13028*"/>
    </style:style>
    <style:style style:name="Table17.B" style:family="table-column">
      <style:table-column-properties style:column-width="13.376cm" style:rel-column-width="52507*"/>
    </style:style>
    <style:style style:name="Table17.1" style:family="table-row">
      <style:table-row-properties fo:keep-together="always"/>
    </style:style>
    <style:style style:name="Table1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8" style:family="table">
      <style:table-properties style:width="16.688cm" fo:margin-left="0cm" fo:margin-right="0.014cm" fo:margin-top="0.199cm" fo:margin-bottom="0.4cm" table:align="margins" fo:background-color="transparent" style:may-break-between-rows="true">
        <style:background-image/>
      </style:table-properties>
    </style:style>
    <style:style style:name="Table18.A" style:family="table-column">
      <style:table-column-properties style:column-width="3.318cm" style:rel-column-width="13032*"/>
    </style:style>
    <style:style style:name="Table18.B" style:family="table-column">
      <style:table-column-properties style:column-width="13.37cm" style:rel-column-width="52503*"/>
    </style:style>
    <style:style style:name="Table18.1" style:family="table-row">
      <style:table-row-properties fo:keep-together="always"/>
    </style:style>
    <style:style style:name="Table1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8.12" style:family="table-row">
      <style:table-row-properties fo:background-color="transparent" fo:keep-together="always">
        <style:background-image/>
      </style:table-row-properties>
    </style:style>
    <style:style style:name="Table19" style:family="table">
      <style:table-properties style:width="16.685cm" fo:margin-left="0cm" fo:margin-right="0.018cm" fo:margin-top="0.199cm" fo:margin-bottom="0.4cm" table:align="margins" fo:background-color="transparent" style:may-break-between-rows="true">
        <style:background-image/>
      </style:table-properties>
    </style:style>
    <style:style style:name="Table19.A" style:family="table-column">
      <style:table-column-properties style:column-width="3.309cm" style:rel-column-width="13000*"/>
    </style:style>
    <style:style style:name="Table19.B" style:family="table-column">
      <style:table-column-properties style:column-width="13.376cm" style:rel-column-width="52535*"/>
    </style:style>
    <style:style style:name="Table19.1" style:family="table-row">
      <style:table-row-properties fo:keep-together="always"/>
    </style:style>
    <style:style style:name="Table1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0" style:family="table">
      <style:table-properties style:width="16.693cm" fo:margin-left="0cm" fo:margin-right="0.009cm" fo:margin-top="0.199cm" fo:margin-bottom="0.4cm" table:align="margins" style:may-break-between-rows="true"/>
    </style:style>
    <style:style style:name="Table20.A" style:family="table-column">
      <style:table-column-properties style:column-width="3.318cm" style:rel-column-width="13028*"/>
    </style:style>
    <style:style style:name="Table20.B" style:family="table-column">
      <style:table-column-properties style:column-width="13.376cm" style:rel-column-width="52507*"/>
    </style:style>
    <style:style style:name="Table20.1" style:family="table-row">
      <style:table-row-properties fo:keep-together="always"/>
    </style:style>
    <style:style style:name="Table20.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0.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688cm" fo:margin-left="0cm" fo:margin-right="0.014cm" fo:margin-top="0.199cm" fo:margin-bottom="0.4cm" table:align="margins" style:may-break-between-rows="true"/>
    </style:style>
    <style:style style:name="Table21.A" style:family="table-column">
      <style:table-column-properties style:column-width="3.318cm" style:rel-column-width="13032*"/>
    </style:style>
    <style:style style:name="Table21.B" style:family="table-column">
      <style:table-column-properties style:column-width="13.37cm" style:rel-column-width="52503*"/>
    </style:style>
    <style:style style:name="Table21.1" style:family="table-row">
      <style:table-row-properties fo:keep-together="always"/>
    </style:style>
    <style:style style:name="Table2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2" style:family="table">
      <style:table-properties style:width="16.702cm" fo:margin-left="0cm" fo:margin-right="0cm" fo:margin-top="0.199cm" fo:margin-bottom="0.4cm" table:align="margins" style:may-break-between-rows="true"/>
    </style:style>
    <style:style style:name="Table22.A" style:family="table-column">
      <style:table-column-properties style:column-width="3.327cm" style:rel-column-width="13055*"/>
    </style:style>
    <style:style style:name="Table22.B" style:family="table-column">
      <style:table-column-properties style:column-width="13.376cm" style:rel-column-width="52480*"/>
    </style:style>
    <style:style style:name="Table22.1" style:family="table-row">
      <style:table-row-properties fo:keep-together="always"/>
    </style:style>
    <style:style style:name="Table22.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3" style:family="table">
      <style:table-properties style:width="16.693cm" fo:margin-left="0.074cm" fo:margin-right="-0.065cm" fo:margin-top="0.199cm" fo:margin-bottom="0.4cm" table:align="margins" style:may-break-between-rows="true"/>
    </style:style>
    <style:style style:name="Table23.A" style:family="table-column">
      <style:table-column-properties style:column-width="3.318cm" style:rel-column-width="13028*"/>
    </style:style>
    <style:style style:name="Table23.B" style:family="table-column">
      <style:table-column-properties style:column-width="13.376cm" style:rel-column-width="52507*"/>
    </style:style>
    <style:style style:name="Table23.1" style:family="table-row">
      <style:table-row-properties fo:keep-together="always"/>
    </style:style>
    <style:style style:name="Table2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4" style:family="table">
      <style:table-properties style:width="16.693cm" fo:margin-left="0cm" fo:margin-right="0.009cm" fo:margin-top="0.199cm" fo:margin-bottom="0.4cm" table:align="margins" style:may-break-between-rows="true"/>
    </style:style>
    <style:style style:name="Table24.A" style:family="table-column">
      <style:table-column-properties style:column-width="3.318cm" style:rel-column-width="13028*"/>
    </style:style>
    <style:style style:name="Table24.B" style:family="table-column">
      <style:table-column-properties style:column-width="13.376cm" style:rel-column-width="52507*"/>
    </style:style>
    <style:style style:name="Table24.1" style:family="table-row">
      <style:table-row-properties fo:keep-together="always"/>
    </style:style>
    <style:style style:name="Table2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5" style:family="table">
      <style:table-properties style:width="16.697cm" fo:margin-left="0cm" fo:margin-right="0.005cm" fo:margin-top="0.199cm" fo:margin-bottom="0.4cm" table:align="margins" style:may-break-between-rows="true"/>
    </style:style>
    <style:style style:name="Table25.A" style:family="table-column">
      <style:table-column-properties style:column-width="3.321cm" style:rel-column-width="13038*"/>
    </style:style>
    <style:style style:name="Table25.B" style:family="table-column">
      <style:table-column-properties style:column-width="13.376cm" style:rel-column-width="52497*"/>
    </style:style>
    <style:style style:name="Table25.1" style:family="table-row">
      <style:table-row-properties fo:keep-together="always"/>
    </style:style>
    <style:style style:name="Table2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6" style:family="table">
      <style:table-properties style:width="16.693cm" fo:margin-left="0cm" fo:margin-right="0.009cm" fo:margin-top="0.199cm" fo:margin-bottom="0.4cm" table:align="margins" style:may-break-between-rows="true"/>
    </style:style>
    <style:style style:name="Table26.A" style:family="table-column">
      <style:table-column-properties style:column-width="3.318cm" style:rel-column-width="13028*"/>
    </style:style>
    <style:style style:name="Table26.B" style:family="table-column">
      <style:table-column-properties style:column-width="13.376cm" style:rel-column-width="52507*"/>
    </style:style>
    <style:style style:name="Table26.1" style:family="table-row">
      <style:table-row-properties fo:keep-together="always"/>
    </style:style>
    <style:style style:name="Table2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7" style:family="table">
      <style:table-properties style:width="16.697cm" fo:margin-left="0cm" fo:margin-right="0.005cm" fo:margin-top="0.199cm" fo:margin-bottom="0.4cm" table:align="margins" style:may-break-between-rows="false"/>
    </style:style>
    <style:style style:name="Table27.A" style:family="table-column">
      <style:table-column-properties style:column-width="3.321cm" style:rel-column-width="13038*"/>
    </style:style>
    <style:style style:name="Table27.B" style:family="table-column">
      <style:table-column-properties style:column-width="13.376cm" style:rel-column-width="52497*"/>
    </style:style>
    <style:style style:name="Table27.1" style:family="table-row">
      <style:table-row-properties fo:keep-together="always"/>
    </style:style>
    <style:style style:name="Table2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8" style:family="table">
      <style:table-properties style:width="16.697cm" fo:margin-left="0cm" fo:margin-right="0.005cm" fo:margin-top="0.199cm" fo:margin-bottom="0.4cm" table:align="margins" style:may-break-between-rows="true"/>
    </style:style>
    <style:style style:name="Table28.A" style:family="table-column">
      <style:table-column-properties style:column-width="3.321cm" style:rel-column-width="13038*"/>
    </style:style>
    <style:style style:name="Table28.B" style:family="table-column">
      <style:table-column-properties style:column-width="13.376cm" style:rel-column-width="52497*"/>
    </style:style>
    <style:style style:name="Table28.1" style:family="table-row">
      <style:table-row-properties fo:keep-together="always"/>
    </style:style>
    <style:style style:name="Table2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able_20_Contents">
      <style:text-properties officeooo:paragraph-rsid="00628b4f"/>
    </style:style>
    <style:style style:name="P5" style:family="paragraph" style:parent-style-name="Table_20_Contents">
      <style:text-properties style:font-name="Liberation Sans1" fo:font-size="10.5pt" officeooo:rsid="00628b4f" officeooo:paragraph-rsid="00628b4f" style:font-size-asian="10.5pt"/>
    </style:style>
    <style:style style:name="P6" style:family="paragraph" style:parent-style-name="Table_20_Contents">
      <style:text-properties style:font-name="Liberation Sans1" fo:font-size="10.5pt" officeooo:rsid="00628b4f" officeooo:paragraph-rsid="00772d9f" style:font-size-asian="10.5pt"/>
    </style:style>
    <style:style style:name="P7" style:family="paragraph" style:parent-style-name="Table_20_Contents">
      <style:text-properties style:font-name="Liberation Sans1" fo:font-size="10.5pt" officeooo:rsid="00768bc1" officeooo:paragraph-rsid="00772d9f" style:font-size-asian="10.5pt"/>
    </style:style>
    <style:style style:name="P8" style:family="paragraph" style:parent-style-name="Table_20_Contents">
      <style:text-properties style:font-name="Liberation Sans1" fo:font-size="10.5pt" officeooo:rsid="008b0406" officeooo:paragraph-rsid="00772d9f" style:font-size-asian="10.5pt"/>
    </style:style>
    <style:style style:name="P9" style:family="paragraph" style:parent-style-name="Table_20_Contents">
      <style:text-properties style:font-name="Liberation Sans" officeooo:rsid="00628b4f" officeooo:paragraph-rsid="00628b4f" style:font-name-asian="Liberation Sans" style:font-name-complex="Liberation Sans"/>
    </style:style>
    <style:style style:name="P10" style:family="paragraph" style:parent-style-name="Table_20_Contents">
      <style:text-properties officeooo:rsid="0069ab53" officeooo:paragraph-rsid="0069ab53"/>
    </style:style>
    <style:style style:name="P11" style:family="paragraph" style:parent-style-name="Table_20_Contents">
      <style:text-properties officeooo:paragraph-rsid="006abff5"/>
    </style:style>
    <style:style style:name="P12" style:family="paragraph" style:parent-style-name="Table_20_Contents">
      <style:text-properties officeooo:paragraph-rsid="0069ab53"/>
    </style:style>
    <style:style style:name="P13" style:family="paragraph" style:parent-style-name="Table_20_Contents">
      <style:text-properties officeooo:rsid="0071e404" officeooo:paragraph-rsid="00772d9f"/>
    </style:style>
    <style:style style:name="P14" style:family="paragraph" style:parent-style-name="Table_20_Contents">
      <style:text-properties officeooo:rsid="00628b4f" officeooo:paragraph-rsid="00772d9f"/>
    </style:style>
    <style:style style:name="P15" style:family="paragraph" style:parent-style-name="Table_20_Contents">
      <style:text-properties officeooo:rsid="0073c7af" officeooo:paragraph-rsid="00772d9f"/>
    </style:style>
    <style:style style:name="P16" style:family="paragraph" style:parent-style-name="Table_20_Contents">
      <style:text-properties officeooo:rsid="005814a5" officeooo:paragraph-rsid="00772d9f"/>
    </style:style>
    <style:style style:name="P17" style:family="paragraph" style:parent-style-name="Table_20_Contents">
      <style:text-properties officeooo:paragraph-rsid="00772d9f"/>
    </style:style>
    <style:style style:name="P18" style:family="paragraph" style:parent-style-name="Table_20_Contents">
      <style:text-properties officeooo:paragraph-rsid="007f084d"/>
    </style:style>
    <style:style style:name="P19" style:family="paragraph" style:parent-style-name="Table_20_Contents">
      <style:text-properties officeooo:rsid="008711e3" officeooo:paragraph-rsid="008711e3"/>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officeooo:paragraph-rsid="008a44c1"/>
    </style:style>
    <style:style style:name="P22" style:family="paragraph" style:parent-style-name="Table_20_Contents">
      <style:text-properties officeooo:rsid="008b0406" officeooo:paragraph-rsid="00772d9f"/>
    </style:style>
    <style:style style:name="P23" style:family="paragraph" style:parent-style-name="Table_20_Contents">
      <style:text-properties officeooo:paragraph-rsid="00a0cc5e"/>
    </style:style>
    <style:style style:name="P24" style:family="paragraph" style:parent-style-name="Table_20_Contents">
      <style:text-properties officeooo:rsid="00a0cc5e" officeooo:paragraph-rsid="00a0cc5e"/>
    </style:style>
    <style:style style:name="P25" style:family="paragraph" style:parent-style-name="Table_20_Contents">
      <style:text-properties officeooo:paragraph-rsid="00a2ad7f"/>
    </style:style>
    <style:style style:name="P26" style:family="paragraph" style:parent-style-name="Table_20_Contents">
      <style:text-properties officeooo:paragraph-rsid="00a35245"/>
    </style:style>
    <style:style style:name="P27" style:family="paragraph" style:parent-style-name="Table_20_Contents">
      <style:text-properties officeooo:rsid="00a35245" officeooo:paragraph-rsid="00a35245"/>
    </style:style>
    <style:style style:name="P28" style:family="paragraph" style:parent-style-name="Table_20_Contents">
      <style:text-properties officeooo:rsid="00a65295"/>
    </style:style>
    <style:style style:name="P29" style:family="paragraph" style:parent-style-name="Table_20_Contents">
      <style:text-properties officeooo:paragraph-rsid="00abb24a"/>
    </style:style>
    <style:style style:name="P30" style:family="paragraph" style:parent-style-name="Table_20_Contents">
      <style:text-properties officeooo:paragraph-rsid="00ac8959"/>
    </style:style>
    <style:style style:name="P31" style:family="paragraph" style:parent-style-name="Table_20_Contents">
      <style:text-properties officeooo:rsid="00b0e7a8" officeooo:paragraph-rsid="00b0e7a8"/>
    </style:style>
    <style:style style:name="P32" style:family="paragraph" style:parent-style-name="Text_20_body">
      <style:text-properties officeooo:paragraph-rsid="005b5f08"/>
    </style:style>
    <style:style style:name="P33" style:family="paragraph" style:parent-style-name="Text_20_body">
      <style:text-properties officeooo:paragraph-rsid="005f0bef"/>
    </style:style>
    <style:style style:name="P34" style:family="paragraph" style:parent-style-name="Text_20_body">
      <style:text-properties officeooo:paragraph-rsid="006096bb"/>
    </style:style>
    <style:style style:name="P35" style:family="paragraph" style:parent-style-name="Text_20_body">
      <style:text-properties officeooo:rsid="006482c1" officeooo:paragraph-rsid="006482c1"/>
    </style:style>
    <style:style style:name="P36" style:family="paragraph" style:parent-style-name="Text_20_body">
      <style:text-properties officeooo:paragraph-rsid="006482c1"/>
    </style:style>
    <style:style style:name="P37" style:family="paragraph" style:parent-style-name="Text_20_body">
      <style:text-properties officeooo:paragraph-rsid="00772d9f"/>
    </style:style>
    <style:style style:name="P38" style:family="paragraph" style:parent-style-name="Text_20_body">
      <style:text-properties officeooo:rsid="00772d9f" officeooo:paragraph-rsid="00772d9f"/>
    </style:style>
    <style:style style:name="P39" style:family="paragraph" style:parent-style-name="Text_20_body">
      <style:text-properties officeooo:paragraph-rsid="007f084d"/>
    </style:style>
    <style:style style:name="P40" style:family="paragraph" style:parent-style-name="Text_20_body">
      <style:text-properties officeooo:paragraph-rsid="008895c3"/>
    </style:style>
    <style:style style:name="P41" style:family="paragraph" style:parent-style-name="Table">
      <style:text-properties officeooo:paragraph-rsid="00772d9f"/>
    </style:style>
    <style:style style:name="P42" style:family="paragraph" style:parent-style-name="Table">
      <style:paragraph-properties fo:keep-with-next="always"/>
    </style:style>
    <style:style style:name="P43" style:family="paragraph" style:parent-style-name="Table">
      <style:paragraph-properties fo:keep-with-next="always"/>
      <style:text-properties officeooo:paragraph-rsid="005ff8ac"/>
    </style:style>
    <style:style style:name="P44" style:family="paragraph" style:parent-style-name="Table">
      <style:paragraph-properties fo:keep-with-next="always"/>
      <style:text-properties officeooo:paragraph-rsid="00628b4f"/>
    </style:style>
    <style:style style:name="P45" style:family="paragraph" style:parent-style-name="Table">
      <style:paragraph-properties fo:keep-with-next="always"/>
      <style:text-properties officeooo:paragraph-rsid="00772d9f"/>
    </style:style>
    <style:style style:name="P46" style:family="paragraph" style:parent-style-name="Text_20_body">
      <style:paragraph-properties fo:keep-with-next="always"/>
      <style:text-properties officeooo:rsid="006482c1" officeooo:paragraph-rsid="00772d9f"/>
    </style:style>
    <style:style style:name="P47" style:family="paragraph" style:parent-style-name="Text_20_body">
      <style:paragraph-properties fo:keep-with-next="always"/>
      <style:text-properties officeooo:paragraph-rsid="00772d9f"/>
    </style:style>
    <style:style style:name="P48" style:family="paragraph" style:parent-style-name="Text_20_Note">
      <style:text-properties officeooo:rsid="0068496d" officeooo:paragraph-rsid="006e6f52"/>
    </style:style>
    <style:style style:name="P49" style:family="paragraph" style:parent-style-name="Text_20_Note">
      <style:text-properties officeooo:paragraph-rsid="007f084d"/>
    </style:style>
    <style:style style:name="P50" style:family="paragraph" style:parent-style-name="Text_20_Note">
      <style:text-properties officeooo:paragraph-rsid="0085c0c9"/>
    </style:style>
    <style:style style:name="P51" style:family="paragraph" style:parent-style-name="Text_20_Note">
      <style:text-properties officeooo:paragraph-rsid="00772d9f"/>
    </style:style>
    <style:style style:name="P52" style:family="paragraph" style:parent-style-name="Text_20_Note">
      <style:text-properties officeooo:paragraph-rsid="00a35245"/>
    </style:style>
    <style:style style:name="P53" style:family="paragraph" style:parent-style-name="Text_20_Note">
      <style:text-properties style:font-name="Liberation Sans1" fo:font-size="11pt" officeooo:rsid="009f483c" officeooo:paragraph-rsid="00a35245" style:font-size-asian="10.5pt" style:font-weight-asian="normal" style:font-weight-complex="normal"/>
    </style:style>
    <style:style style:name="P54" style:family="paragraph" style:parent-style-name="Table" style:master-page-name="">
      <style:paragraph-properties style:page-number="auto" fo:keep-with-next="always"/>
    </style:style>
    <style:style style:name="P55" style:family="paragraph" style:parent-style-name="Table" style:master-page-name="">
      <style:paragraph-properties style:page-number="auto" fo:keep-with-next="always"/>
      <style:text-properties officeooo:paragraph-rsid="005ff8ac"/>
    </style:style>
    <style:style style:name="P56" style:family="paragraph" style:parent-style-name="Table" style:master-page-name="">
      <style:paragraph-properties style:page-number="auto" fo:keep-with-next="always"/>
      <style:text-properties officeooo:paragraph-rsid="00772d9f"/>
    </style:style>
    <style:style style:name="P57" style:family="paragraph" style:parent-style-name="Table" style:master-page-name="">
      <style:paragraph-properties style:page-number="auto" fo:keep-with-next="always"/>
      <style:text-properties officeooo:paragraph-rsid="005f0bef"/>
    </style:style>
    <style:style style:name="P58" style:family="paragraph" style:parent-style-name="Table_20_Heading">
      <style:text-properties officeooo:rsid="0074c39c" officeooo:paragraph-rsid="0074c39c"/>
    </style:style>
    <style:style style:name="P59" style:family="paragraph" style:parent-style-name="Table_20_Heading">
      <style:text-properties officeooo:rsid="0074c39c" officeooo:paragraph-rsid="00772d9f"/>
    </style:style>
    <style:style style:name="P60" style:family="paragraph" style:parent-style-name="Table_20_Heading">
      <style:text-properties style:font-name="Liberation Sans1" fo:font-size="10.5pt" fo:font-style="italic" fo:font-weight="bold" officeooo:rsid="0074c39c" officeooo:paragraph-rsid="0074c39c" style:font-size-asian="10.5pt" style:font-weight-asian="bold" style:font-weight-complex="bold"/>
    </style:style>
    <style:style style:name="P61" style:family="paragraph" style:parent-style-name="Table_20_Heading">
      <style:text-properties style:font-name="Liberation Sans1" fo:font-size="10.5pt" fo:font-style="italic" fo:font-weight="bold" officeooo:rsid="008895c3" officeooo:paragraph-rsid="008895c3" style:font-size-asian="10.5pt" style:font-weight-asian="bold" style:font-weight-complex="bold"/>
    </style:style>
    <style:style style:name="P62" style:family="paragraph" style:parent-style-name="Table_20_Heading">
      <style:text-properties officeooo:paragraph-rsid="00772d9f"/>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3">
      <style:paragraph-properties>
        <style:tab-stops>
          <style:tab-stop style:position="15.984cm" style:type="right" style:leader-style="dotted" style:leader-text="."/>
        </style:tab-stops>
      </style:paragraph-properties>
    </style:style>
    <style:style style:name="P66" style:family="paragraph" style:parent-style-name="Guide_20_Name" style:master-page-name="First_20_Page">
      <style:paragraph-properties style:page-number="auto" fo:break-before="page"/>
      <style:text-properties fo:language="en" fo:country="US"/>
    </style:style>
    <style:style style:name="P67" style:family="paragraph" style:parent-style-name="Heading_20_1" style:master-page-name="">
      <style:paragraph-properties style:page-number="auto" fo:break-before="page"/>
    </style:style>
    <style:style style:name="P68" style:family="paragraph" style:parent-style-name="Heading_20_1" style:master-page-name="Front_20_Matter">
      <style:paragraph-properties style:page-number="auto"/>
      <style:text-properties fo:language="en" fo:country="US"/>
    </style:style>
    <style:style style:name="P69" style:family="paragraph" style:parent-style-name="Heading_20_2">
      <style:text-properties officeooo:rsid="008895c3" officeooo:paragraph-rsid="008895c3"/>
    </style:style>
    <style:style style:name="P70" style:family="paragraph" style:parent-style-name="Heading_20_2">
      <style:text-properties officeooo:paragraph-rsid="008895c3"/>
    </style:style>
    <style:style style:name="P71" style:family="paragraph" style:parent-style-name="Heading_20_2" style:master-page-name="">
      <style:paragraph-properties style:page-number="auto" fo:keep-with-next="always"/>
    </style:style>
    <style:style style:name="P72" style:family="paragraph" style:parent-style-name="Heading_20_3">
      <style:text-properties fo:language="en" fo:country="US"/>
    </style:style>
    <style:style style:name="P73" style:family="paragraph" style:parent-style-name="Heading_20_Note">
      <style:text-properties officeooo:rsid="0068496d" officeooo:paragraph-rsid="0068496d"/>
    </style:style>
    <style:style style:name="P74" style:family="paragraph" style:parent-style-name="Heading_20_Note">
      <style:text-properties officeooo:rsid="0068496d" officeooo:paragraph-rsid="00772d9f"/>
    </style:style>
    <style:style style:name="P75" style:family="paragraph" style:parent-style-name="Heading_20_Tip">
      <style:text-properties officeooo:paragraph-rsid="00772d9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1" fo:font-size="11pt" officeooo:rsid="009f483c" style:font-size-asian="10.5pt" style:font-weight-asian="normal" style:font-weight-complex="normal"/>
    </style:style>
    <style:style style:name="T5" style:family="text">
      <style:text-properties style:font-name="Liberation Sans1" fo:font-size="11pt" officeooo:rsid="00a0cc5e" style:font-size-asian="10.5pt" style:font-weight-asian="normal" style:font-weight-complex="normal"/>
    </style:style>
    <style:style style:name="T6" style:family="text">
      <style:text-properties style:font-name="Liberation Sans1" fo:font-size="11pt" officeooo:rsid="00a1e2cd" style:font-size-asian="10.5pt" style:font-weight-asian="normal" style:font-weight-complex="normal"/>
    </style:style>
    <style:style style:name="T7" style:family="text">
      <style:text-properties style:font-name="Liberation Sans1" fo:font-size="11pt" officeooo:rsid="00a35245" style:font-size-asian="10.5pt" style:font-weight-asian="normal" style:font-weight-complex="normal"/>
    </style:style>
    <style:style style:name="T8" style:family="text">
      <style:text-properties style:font-name="Liberation Sans1" fo:font-size="11pt" officeooo:rsid="00af009c" style:font-size-asian="10.5pt"/>
    </style:style>
    <style:style style:name="T9" style:family="text">
      <style:text-properties style:font-name="Liberation Sans1" fo:font-size="10.5pt" officeooo:rsid="0074c39c" style:font-size-asian="10.5pt"/>
    </style:style>
    <style:style style:name="T10" style:family="text">
      <style:text-properties style:font-name="Liberation Sans1" fo:font-size="10.5pt" officeooo:rsid="00a0cc5e" style:font-size-asian="10.5pt"/>
    </style:style>
    <style:style style:name="T11" style:family="text">
      <style:text-properties officeooo:rsid="009f483c" style:font-size-asian="10.5pt" style:font-weight-complex="normal"/>
    </style:style>
    <style:style style:name="T12" style:family="text">
      <style:text-properties officeooo:rsid="00a35245" style:font-size-asian="10.5pt" style:font-weight-complex="normal"/>
    </style:style>
    <style:style style:name="T13" style:family="text">
      <style:text-properties officeooo:rsid="009f483c"/>
    </style:style>
    <style:style style:name="T14" style:family="text">
      <style:text-properties officeooo:rsid="009f6cdf"/>
    </style:style>
    <style:style style:name="T15" style:family="text">
      <style:text-properties officeooo:rsid="00a0cc5e"/>
    </style:style>
    <style:style style:name="T16" style:family="text">
      <style:text-properties officeooo:rsid="00a2ad7f"/>
    </style:style>
    <style:style style:name="T17" style:family="text">
      <style:text-properties officeooo:rsid="00a35245"/>
    </style:style>
    <style:style style:name="T18" style:family="text">
      <style:text-properties officeooo:rsid="00a4c734"/>
    </style:style>
    <style:style style:name="T19" style:family="text">
      <style:text-properties officeooo:rsid="00a65295"/>
    </style:style>
    <style:style style:name="T20" style:family="text">
      <style:text-properties officeooo:rsid="00a776a5"/>
    </style:style>
    <style:style style:name="T21" style:family="text">
      <style:text-properties officeooo:rsid="00aaa52d"/>
    </style:style>
    <style:style style:name="T22" style:family="text">
      <style:text-properties officeooo:rsid="00abd895"/>
    </style:style>
    <style:style style:name="T23" style:family="text">
      <style:text-properties officeooo:rsid="00ac8959"/>
    </style:style>
    <style:style style:name="T24" style:family="text">
      <style:text-properties officeooo:rsid="00af009c"/>
    </style:style>
    <style:style style:name="T25" style:family="text">
      <style:text-properties officeooo:rsid="00b3aea2"/>
    </style:style>
    <style:style style:name="T26"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3" draw:name="Image1" text:anchor-type="as-char" svg:width="8.467cm" svg:height="1.778cm" draw:z-index="0"><draw:image xlink:href="Pictures/10000201000003E8000000D2A7FE72F00FFCF111.png" xlink:type="simple" xlink:show="embed" xlink:actuate="onLoad" draw:mime-type="image/png"/></draw:frame></text:p>
      <text:p text:style-name="P3"><text:user-defined style:data-style-name="N0" text:name="Guide Name">Calc Guide</text:user-defined></text:p>
      <text:p text:style-name="Title">Appendix A <text:line-break/>Keyboard Shortcuts</text:p>
      <text:p text:style-name="Subtitle"/>
      <text:section text:style-name="Sect1" text:name="CG6415S1" text:condition="ooow:book eq 1" text:display="condition">
        <text:h text:style-name="P68" text:outline-level="1"><text:bookmark-start text:name="__RefHeading__5636_1566568644"/>Copyright<text:bookmark-end text:name="__RefHeading__5636_1566568644"/></text:h>
        <text:p text:style-name="Text_20_body">This document is Copyright © <text:date style:data-style-name="N107" text:date-value="2020-06-16T19:02:42.476000050"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he <text:span text:style-name="Emphasis">LibreOffice 6.</text:span><text:span text:style-name="Emphasis"><text:span text:style-name="T24">4</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8">Felipe Viggiano</text:p>
            </table:table-cell>
            <table:table-cell office:value-type="string">
              <text:p text:style-name="P31">Kees Kriek</text:p>
            </table:table-cell>
          </table:table-row>
        </table:table>
        <text:h text:style-name="P72"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Simon Brydon</text:p>
            </table:table-cell>
          </table:table-row>
          <table:table-row>
            <table:table-cell table:style-name="Table3.A1" office:value-type="string">
              <text:p text:style-name="Table_20_Contents">Richard Barnes</text:p>
            </table:table-cell>
            <table:table-cell table:style-name="Table3.A1" office:value-type="string">
              <text:p text:style-name="Table_20_Contents">Peter Kupfer</text:p>
            </table:table-cell>
            <table:table-cell table:style-name="Table3.A1" office:value-type="string">
              <text:p text:style-name="Table_20_Contents">Iain Roberts</text:p>
            </table:table-cell>
          </table:table-row>
          <table:table-row>
            <table:table-cell table:style-name="Table3.A1" office:value-type="string">
              <text:p text:style-name="Table_20_Contents">Magnus Adielsson</text:p>
            </table:table-cell>
            <table:table-cell table:style-name="Table3.A1" office:value-type="string">
              <text:p text:style-name="Table_20_Contents">Sandeep Samuel Medikonda</text:p>
            </table:table-cell>
            <table:table-cell table:style-name="Table3.A1" office:value-type="string">
              <text:p text:style-name="Table_20_Contents">Zachary Parliman</text:p>
            </table:table-cell>
          </table:table-row>
          <table:table-row>
            <table:table-cell table:style-name="Table3.A1" office:value-type="string">
              <text:p text:style-name="Table_20_Contents">Steve Fanning</text:p>
            </table:table-cell>
            <table:table-cell table:style-name="Table3.A1" office:value-type="string">
              <text:p text:style-name="Table_20_Contents">Drew Jensen</text:p>
            </table:table-cell>
            <table:table-cell table:style-name="Table3.A1" office:value-type="string">
              <text:p text:style-name="P19">Gordon Bates</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865936355"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span text:style-name="T25">November</text:span> <text:date style:data-style-name="N107" text:date-value="2020-06-16T19:37:45.974000142" text:fixed="true">2020</text:date>. Based on LibreOffice <text:span text:style-name="T8">7.0</text:span>.</text:p>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3"><text:a xlink:type="simple" xlink:href="#__RefHeading__5636_1566568644" text:style-name="Index_20_Link" text:visited-style-name="Index_20_Link">Copyright<text:tab/>2</text:a></text:p>
            <text:p text:style-name="P64"><text:a xlink:type="simple" xlink:href="#__RefHeading__5638_1566568644" text:style-name="Index_20_Link" text:visited-style-name="Index_20_Link">Contributors<text:tab/>2</text:a></text:p>
            <text:p text:style-name="P65"><text:a xlink:type="simple" xlink:href="#__RefHeading___Toc1847_1473846649" text:style-name="Index_20_Link" text:visited-style-name="Index_20_Link">To this edition<text:tab/>2</text:a></text:p>
            <text:p text:style-name="P65"><text:a xlink:type="simple" xlink:href="#__RefHeading___Toc28529_3211575895" text:style-name="Index_20_Link" text:visited-style-name="Index_20_Link">To previous editions<text:tab/>2</text:a></text:p>
            <text:p text:style-name="P64"><text:a xlink:type="simple" xlink:href="#__RefHeading___Toc4648_402817234" text:style-name="Index_20_Link" text:visited-style-name="Index_20_Link">Feedback<text:tab/>2</text:a></text:p>
            <text:p text:style-name="P64"><text:a xlink:type="simple" xlink:href="#__RefHeading__5644_1566568644" text:style-name="Index_20_Link" text:visited-style-name="Index_20_Link">Publication date and software version<text:tab/>2</text:a></text:p>
            <text:p text:style-name="P63"><text:a xlink:type="simple" xlink:href="#__RefHeading___Toc3129_3463906016" text:style-name="Index_20_Link" text:visited-style-name="Index_20_Link">Introduction<text:tab/>4</text:a></text:p>
            <text:p text:style-name="P63"><text:a xlink:type="simple" xlink:href="#__RefHeading___Toc2967_4423042" text:style-name="Index_20_Link" text:visited-style-name="Index_20_Link">Windows / Linux keyboard shortcuts<text:tab/>4</text:a></text:p>
            <text:p text:style-name="P64"><text:a xlink:type="simple" xlink:href="#__RefHeading___Toc3131_3463906016" text:style-name="Index_20_Link" text:visited-style-name="Index_20_Link">Keyboard shortcuts associated with Menu bar options and toolbars<text:tab/>4</text:a></text:p>
            <text:p text:style-name="P64"><text:a xlink:type="simple" xlink:href="#__RefHeading___Toc3133_3463906016" text:style-name="Index_20_Link" text:visited-style-name="Index_20_Link">Other Calc keyboard shortcuts<text:tab/>8</text:a></text:p>
            <text:p text:style-name="P64"><text:a xlink:type="simple" xlink:href="#__RefHeading___Toc3135_3463906016" text:style-name="Index_20_Link" text:visited-style-name="Index_20_Link">Chart keyboard shortcuts<text:tab/>10</text:a></text:p>
            <text:p text:style-name="P64"><text:a xlink:type="simple" xlink:href="#__RefHeading___Toc3137_3463906016" text:style-name="Index_20_Link" text:visited-style-name="Index_20_Link">Outline keyboard shortcuts<text:tab/>11</text:a></text:p>
            <text:p text:style-name="P64"><text:a xlink:type="simple" xlink:href="#__RefHeading___Toc3139_3463906016" text:style-name="Index_20_Link" text:visited-style-name="Index_20_Link">Keyboard shortcuts that cannot be modified<text:tab/>11</text:a></text:p>
            <text:p text:style-name="P63"><text:a xlink:type="simple" xlink:href="#__RefHeading___Toc2969_4423042" text:style-name="Index_20_Link" text:visited-style-name="Index_20_Link">macOS keyboard shortcuts<text:tab/>12</text:a></text:p>
            <text:p text:style-name="P64"><text:a xlink:type="simple" xlink:href="#__RefHeading___Toc6282_3277479468" text:style-name="Index_20_Link" text:visited-style-name="Index_20_Link">macOS keyboard symbols<text:tab/>12</text:a></text:p>
            <text:p text:style-name="P64"><text:a xlink:type="simple" xlink:href="#__RefHeading___Toc2774_4423042" text:style-name="Index_20_Link" text:visited-style-name="Index_20_Link">Keyboard shortcuts associated with Menu bar options and toolbars<text:tab/>12</text:a></text:p>
            <text:p text:style-name="P64"><text:a xlink:type="simple" xlink:href="#__RefHeading___Toc3133_34639060161" text:style-name="Index_20_Link" text:visited-style-name="Index_20_Link">Other Calc keyboard shortcuts<text:tab/>16</text:a></text:p>
            <text:p text:style-name="P64"><text:a xlink:type="simple" xlink:href="#__RefHeading___Toc3135_34639060161" text:style-name="Index_20_Link" text:visited-style-name="Index_20_Link">Chart keyboard shortcuts<text:tab/>19</text:a></text:p>
            <text:p text:style-name="P64"><text:a xlink:type="simple" xlink:href="#__RefHeading___Toc3137_34639060161" text:style-name="Index_20_Link" text:visited-style-name="Index_20_Link">Outline keyboard shortcuts<text:tab/>19</text:a></text:p>
            <text:p text:style-name="P64"><text:a xlink:type="simple" xlink:href="#__RefHeading___Toc3139_34639060161" text:style-name="Index_20_Link" text:visited-style-name="Index_20_Link">Keyboard shortcuts that cannot be modified<text:tab/>20</text:a></text:p>
          </text:index-body>
        </text:table-of-content>
        <text:p text:style-name="Text_20_body"/>
        <text:p text:style-name="Page_20_Break"/>
      </text:section>
      <text:h text:style-name="Heading_20_1" text:outline-level="1"><text:bookmark-start text:name="__RefHeading___Toc3129_3463906016"/>Introduction<text:bookmark-end text:name="__RefHeading___Toc3129_3463906016"/></text:h>
      <text:p text:style-name="Text_20_body">In this appendix you will find a set of keyboard shortcuts for Calc and these allow you to execute commands without using a pointing device, such as a mouse or a trackball. Shortcuts are identified for the Windows, Linux, and macOS operating systems.</text:p>
      <text:p text:style-name="P32">When you first install LibreOffice, a default set of Calc keyboard shortcuts is available and these are described in this chapter, assuming no customization. When using Calc, you will discover shortcuts for your common interactions by observing the key sequences identified on the legends of relevant menu options, and in the tooltips of relevant icon buttons. You can also explore a more comprehensive list of available shortcuts by viewing the <text:span text:style-name="Emphasis">Keyboard</text:span> tab of the <text:span text:style-name="Strong_20_Emphasis">Tools &gt; Customize</text:span> dialog.</text:p>
      <text:p text:style-name="P32">The primary purpose of the material in the appendix is to provide a comprehensive reference list of the available keyboard shortcuts, which users can browse to find shortcuts that may be useful in their daily work. Further information about many individual key combinations can be found throughout the chapters of this guide and in the Help system.</text:p>
      <text:p text:style-name="Text_20_body">You can define your own shortcuts or change existing shortcuts by going to <text:span text:style-name="Strong_20_Emphasis">Tools &gt; Customize &gt; Keyboard</text:span> <text:span text:style-name="T14">o</text:span>n the Menu bar. See <text:span text:style-name="Emphasis">Chapter 14, Setting up and Customizing</text:span>, for further instructions. Some shortcuts cannot be re-assigned and these are identified in the <text:span text:style-name="Emphasis"><text:bookmark-ref text:reference-format="text" text:ref-name="__RefHeading___Toc3139_3463906016">Keyboard shortcuts that cannot be modified</text:bookmark-ref></text:span><text:s/>sections of this appendix.</text:p>
      <text:list xml:id="list2720184761" text:style-name="Heading_20_Caution">
        <text:list-item>
          <text:p text:style-name="Heading_20_Caution">Caution</text:p>
        </text:list-item>
      </text:list>
      <text:p text:style-name="Text_20_Note">Be careful when reassigning predefined shortcuts. Although you can reset shortcut keys back to LibreOffice defaults, changing common hotkeys, such as <text:span text:style-name="Keystroke">F1</text:span> for Help, can cause confusion and frustration, especially if other users share your computer.</text:p>
      <text:list xml:id="list220555696854118" text:continue-list="list2865936355" text:style-name="Heading_20_Note">
        <text:list-item>
          <text:p text:style-name="Heading_20_Note">Note</text:p>
        </text:list-item>
      </text:list>
      <text:p text:style-name="P52"><text:span text:style-name="T19">Different Operational Systems</text:span><text:span text:style-name="T13"> </text:span><text:span text:style-name="T4">may allocate particular keys to operating system functions and, in such cases, those key presses may not perform the Calc function</text:span><text:span text:style-name="T6">s</text:span><text:span text:style-name="T4"> described in this appendix.</text:span></text:p>
      <text:p text:style-name="P52"><text:span text:style-name="T4">For example, the </text:span><text:span text:style-name="Keystroke"><text:span text:style-name="T11">F1</text:span></text:span><text:span text:style-name="T4"> function key may </text:span><text:span text:style-name="T7">be </text:span><text:span text:style-name="T4">used to put your </text:span><text:span text:style-name="T7">Windows </text:span><text:span text:style-name="T4">computer into a sleep / hibernation mode and so cannot be utilized to access the Calc Help system. For some macOS versions, th</text:span><text:span text:style-name="T7">e </text:span><text:span text:style-name="Keystroke"><text:span text:style-name="T12">Cmd</text:span></text:span><text:span text:style-name="T12">+</text:span><text:span text:style-name="Keystroke"><text:span text:style-name="T12">F5</text:span></text:span><text:span text:style-name="T4"> key sequence is used by macOS to display its VoiceOver dialog and so cannot be used to control the display of Calc’s Sidebar. </text:span><text:span text:style-name="T7">Similarly the</text:span><text:span text:style-name="T4"> </text:span><text:span text:style-name="Keystroke"><text:span text:style-name="T12">Shift</text:span></text:span><text:span text:style-name="T12">+</text:span><text:span text:style-name="Keystroke"><text:span text:style-name="T12">F11</text:span></text:span><text:span text:style-name="T7"> </text:span><text:span text:style-name="T4">key sequence </text:span><text:span text:style-name="T7">may be</text:span><text:span text:style-name="T4"> used by macOS to show its desktop and so cannot be used to access Calc’s Save as Template dialog.</text:span></text:p>
      <text:p text:style-name="P53">Check your computer system’s documentation to determine which key presses are used by the operating system and hence cannot carry out Calc functions.</text:p>
      <text:p text:style-name="P38">The remainder of this chapter is split into two main sections, one listing the keyboard shortcuts available in the Windows and Linux environments, and the other listing the macOS keyboard shortcuts.</text:p>
      <text:h text:style-name="Heading_20_1" text:outline-level="1"><text:bookmark-start text:name="__RefHeading___Toc2967_4423042"/><text:alphabetical-index-mark text:string-value="Linux keyboard shortcuts"/><text:alphabetical-index-mark text:string-value="Windows keyboard shortcuts"/><text:alphabetical-index-mark text:string-value="Windows / Linux" text:key1="keyboard shortcuts"/>Windows / Linux keyboard shortcuts<text:bookmark-end text:name="__RefHeading___Toc2967_4423042"/></text:h>
      <text:list xml:id="list220555393581438" text:continue-numbering="true" text:style-name="Heading_20_Note">
        <text:list-item>
          <text:p text:style-name="Heading_20_Note">Note</text:p>
        </text:list-item>
      </text:list>
      <text:p text:style-name="P50">Many of the keyboard shortcuts in this section utilize the <text:span text:style-name="Keystroke">Ctrl</text:span> key. Some keyboards have two <text:span text:style-name="Keystroke">Ctrl</text:span> keys and in that case you may need to experiment to identify which of the two keys to use.</text:p>
      <text:h text:style-name="Heading_20_2" text:outline-level="2"><text:bookmark-start text:name="__RefHeading___Toc3131_3463906016"/><text:soft-page-break/>Keyboard shortcuts associated with Menu bar options and toolbars<text:bookmark-end text:name="__RefHeading___Toc3131_3463906016"/></text:h>
      <text:p text:style-name="P33">Tables <text:sequence-ref text:reference-format="value" text:ref-name="refTable0">1</text:sequence-ref><text:s/>to <text:sequence-ref text:reference-format="value" text:ref-name="refTable3">4</text:sequence-ref><text:s/>provide lists of Calc keyboard shortcuts that can be used instead of the identified options <text:span text:style-name="T14">o</text:span>n the Menu bar, the Standard toolbar, or the Formatting toolbar. In the latter two cases the toolbars are assumed to contain the initial default set of icons, without any user customization.</text:p>
      <text:p text:style-name="Table">Table <text:sequence text:ref-name="refTable0" text:name="Table" text:formula="ooow:Table+1" style:num-format="1">1</text:sequence>: Function key shortcuts for menu and toolbar option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Windows / Linux</text:p>
            </table:table-cell>
            <table:table-cell table:style-name="Table6.A1" office:value-type="string">
              <text:p text:style-name="Table_20_Heading">Equivalent Menu bar / toolbar option</text:p>
            </table:table-cell>
          </table:table-row>
        </table:table-header-rows>
        <table:table-row table:style-name="Table6.1">
          <table:table-cell table:style-name="Table6.A2" office:value-type="string">
            <text:p text:style-name="Table_20_Contents">F1</text:p>
          </table:table-cell>
          <table:table-cell table:style-name="Table6.A2" office:value-type="string">
            <text:p text:style-name="Table_20_Contents"><text:span text:style-name="Strong_20_Emphasis">Help &gt; LibreOffice Help</text:span>.</text:p>
          </table:table-cell>
        </table:table-row>
        <table:table-row table:style-name="Table6.1">
          <table:table-cell table:style-name="Table6.A2" office:value-type="string">
            <text:p text:style-name="Table_20_Contents">F2</text:p>
          </table:table-cell>
          <table:table-cell table:style-name="Table6.A2" office:value-type="string">
            <text:p text:style-name="Table_20_Contents"><text:span text:style-name="Strong_20_Emphasis">Edit &gt; Cell Edit Mode.</text:span></text:p>
          </table:table-cell>
        </table:table-row>
        <table:table-row table:style-name="Table6.1">
          <table:table-cell table:style-name="Table6.A2" office:value-type="string">
            <text:p text:style-name="Table_20_Contents">Ctrl+F2</text:p>
          </table:table-cell>
          <table:table-cell table:style-name="Table6.A2" office:value-type="string">
            <text:p text:style-name="Table_20_Contents"><text:span text:style-name="Strong_20_Emphasis">Insert &gt; Function.</text:span></text:p>
          </table:table-cell>
        </table:table-row>
        <table:table-row table:style-name="Table6.1">
          <table:table-cell table:style-name="Table6.A2" office:value-type="string">
            <text:p text:style-name="Table_20_Contents">Ctrl+F3</text:p>
          </table:table-cell>
          <table:table-cell table:style-name="Table6.A2" office:value-type="string">
            <text:p text:style-name="Table_20_Contents"><text:span text:style-name="Strong_20_Emphasis">Sheet &gt; Named Ranges and Expressions &gt; Manage.</text:span></text:p>
          </table:table-cell>
        </table:table-row>
        <table:table-row table:style-name="Table6.1">
          <table:table-cell table:style-name="Table6.A2" office:value-type="string">
            <text:p text:style-name="Table_20_Contents">Shift+F3</text:p>
          </table:table-cell>
          <table:table-cell table:style-name="Table6.A2" office:value-type="string">
            <text:p text:style-name="Table_20_Contents"><text:span text:style-name="Strong_20_Emphasis">Format &gt; Text &gt; Cycle Case.</text:span></text:p>
          </table:table-cell>
        </table:table-row>
        <table:table-row table:style-name="Table6.1">
          <table:table-cell table:style-name="Table6.A2" office:value-type="string">
            <text:p text:style-name="Table_20_Contents">F4</text:p>
          </table:table-cell>
          <table:table-cell table:style-name="Table6.A2" office:value-type="string">
            <text:p text:style-name="Table_20_Contents"><text:span text:style-name="Strong_20_Emphasis">Sheet &gt; Cycle Cell Reference Types.</text:span></text:p>
          </table:table-cell>
        </table:table-row>
        <table:table-row table:style-name="Table6.1">
          <table:table-cell table:style-name="Table6.A2" office:value-type="string">
            <text:p text:style-name="Table_20_Contents">Ctrl+Shift+F4</text:p>
          </table:table-cell>
          <table:table-cell table:style-name="Table6.A2" office:value-type="string">
            <text:p text:style-name="Table_20_Contents"><text:span text:style-name="Strong_20_Emphasis">View &gt; Data Sources.</text:span></text:p>
          </table:table-cell>
        </table:table-row>
        <table:table-row table:style-name="Table6.1">
          <table:table-cell table:style-name="Table6.A2" office:value-type="string">
            <text:p text:style-name="Table_20_Contents">F5</text:p>
          </table:table-cell>
          <table:table-cell table:style-name="Table6.A2" office:value-type="string">
            <text:p text:style-name="Table_20_Contents"><text:span text:style-name="Strong_20_Emphasis">View &gt; Navigator.</text:span></text:p>
          </table:table-cell>
        </table:table-row>
        <table:table-row table:style-name="Table6.1">
          <table:table-cell table:style-name="Table6.A2" office:value-type="string">
            <text:p text:style-name="Table_20_Contents">Ctrl+F5</text:p>
          </table:table-cell>
          <table:table-cell table:style-name="Table6.A2" office:value-type="string">
            <text:p text:style-name="Table_20_Contents"><text:span text:style-name="Strong_20_Emphasis">View &gt; Sidebar.</text:span></text:p>
          </table:table-cell>
        </table:table-row>
        <table:table-row table:style-name="Table6.1">
          <table:table-cell table:style-name="Table6.A2" office:value-type="string">
            <text:p text:style-name="Table_20_Contents">Shift+F5</text:p>
          </table:table-cell>
          <table:table-cell table:style-name="Table6.A2" office:value-type="string">
            <text:p text:style-name="Table_20_Contents"><text:span text:style-name="Strong_20_Emphasis">Tools &gt; Detective &gt; Trace Dependents.</text:span></text:p>
          </table:table-cell>
        </table:table-row>
        <table:table-row table:style-name="Table6.1">
          <table:table-cell table:style-name="Table6.A2" office:value-type="string">
            <text:p text:style-name="Table_20_Contents">F7</text:p>
          </table:table-cell>
          <table:table-cell table:style-name="Table6.A2" office:value-type="string">
            <text:p text:style-name="Table_20_Contents"><text:span text:style-name="Strong_20_Emphasis">Tools &gt; Spelling.</text:span></text:p>
            <text:p text:style-name="Table_20_Contents"><text:span text:style-name="Strong_20_Emphasis">Spelling</text:span> icon <text:span text:style-name="T14">o</text:span>n Standard toolbar.</text:p>
          </table:table-cell>
        </table:table-row>
        <table:table-row table:style-name="Table6.1">
          <table:table-cell table:style-name="Table6.A2" office:value-type="string">
            <text:p text:style-name="Table_20_Contents">Ctrl+F7</text:p>
          </table:table-cell>
          <table:table-cell table:style-name="Table6.A2" office:value-type="string">
            <text:p text:style-name="Table_20_Contents"><text:span text:style-name="Strong_20_Emphasis">Tools &gt; Thesaurus.</text:span></text:p>
          </table:table-cell>
        </table:table-row>
        <table:table-row table:style-name="Table6.1">
          <table:table-cell table:style-name="Table6.A2" office:value-type="string">
            <text:p text:style-name="P10">Ctrl+Shift+F7</text:p>
          </table:table-cell>
          <table:table-cell table:style-name="Table6.A2" office:value-type="string">
            <text:p text:style-name="P12"><text:span text:style-name="Strong_20_Emphasis">Tools &gt; Language &gt; Hangul/Hanja Conversion</text:span>. The availability of this menu option depends on selections <text:span text:style-name="T14">on</text:span> <text:span text:style-name="Strong_20_Emphasis">Tools &gt; Options &gt; Language Setting &gt; Languages</text:span>.</text:p>
          </table:table-cell>
        </table:table-row>
        <table:table-row table:style-name="Table6.1">
          <table:table-cell table:style-name="Table6.A2" office:value-type="string">
            <text:p text:style-name="Table_20_Contents">Shift+F7</text:p>
          </table:table-cell>
          <table:table-cell table:style-name="Table6.A2" office:value-type="string">
            <text:p text:style-name="Table_20_Contents"><text:span text:style-name="Strong_20_Emphasis">Tools &gt; Automatic Spell Checking.</text:span></text:p>
          </table:table-cell>
        </table:table-row>
        <table:table-row table:style-name="Table6.1">
          <table:table-cell table:style-name="Table6.A2" office:value-type="string">
            <text:p text:style-name="Table_20_Contents">Ctrl+F8</text:p>
          </table:table-cell>
          <table:table-cell table:style-name="Table6.A2" office:value-type="string">
            <text:p text:style-name="Table_20_Contents"><text:span text:style-name="Strong_20_Emphasis">View &gt; Value Highlighting.</text:span></text:p>
          </table:table-cell>
        </table:table-row>
        <table:table-row table:style-name="Table6.1">
          <table:table-cell table:style-name="Table6.A2" office:value-type="string">
            <text:p text:style-name="Table_20_Contents">F9</text:p>
          </table:table-cell>
          <table:table-cell table:style-name="Table6.A2" office:value-type="string">
            <text:p text:style-name="Table_20_Contents"><text:span text:style-name="Strong_20_Emphasis">Data &gt; Calculate &gt; Recalculate.</text:span></text:p>
          </table:table-cell>
        </table:table-row>
        <table:table-row table:style-name="Table6.1">
          <table:table-cell table:style-name="Table6.A2" office:value-type="string">
            <text:p text:style-name="Table_20_Contents">Shift+F9</text:p>
          </table:table-cell>
          <table:table-cell table:style-name="Table6.A2" office:value-type="string">
            <text:p text:style-name="Table_20_Contents"><text:span text:style-name="Strong_20_Emphasis">Tools &gt; Detective &gt; Trace Precedents.</text:span></text:p>
          </table:table-cell>
        </table:table-row>
        <table:table-row table:style-name="Table6.1">
          <table:table-cell table:style-name="Table6.A2" office:value-type="string">
            <text:p text:style-name="Table_20_Contents">Ctrl+Shift+F9</text:p>
          </table:table-cell>
          <table:table-cell table:style-name="Table6.A2" office:value-type="string">
            <text:p text:style-name="Table_20_Contents"><text:span text:style-name="Strong_20_Emphasis">Data &gt; Calculate &gt; Recalculate Hard.</text:span></text:p>
          </table:table-cell>
        </table:table-row>
        <table:table-row table:style-name="Table6.1">
          <table:table-cell table:style-name="Table6.A2" office:value-type="string">
            <text:p text:style-name="Table_20_Contents">F11</text:p>
          </table:table-cell>
          <table:table-cell table:style-name="Table6.A2" office:value-type="string">
            <text:p text:style-name="Table_20_Contents"><text:span text:style-name="Strong_20_Emphasis">View &gt; Styles.</text:span></text:p>
            <text:p text:style-name="Table_20_Contents"><text:span text:style-name="Strong_20_Emphasis">Styles &gt; Manage Styles</text:span>.</text:p>
          </table:table-cell>
        </table:table-row>
        <table:table-row table:style-name="Table6.1">
          <table:table-cell table:style-name="Table6.A2" office:value-type="string">
            <text:p text:style-name="Table_20_Contents">Shift+F11</text:p>
          </table:table-cell>
          <table:table-cell table:style-name="Table6.A2" office:value-type="string">
            <text:p text:style-name="Table_20_Contents"><text:span text:style-name="Strong_20_Emphasis">File &gt; Templates &gt; Save as Template.</text:span></text:p>
            <text:p text:style-name="Table_20_Contents">Via drop-down menu <text:span text:style-name="T16">on</text:span><text:span text:style-name="Strong_20_Emphasis"> Save</text:span> icon <text:span text:style-name="T14">o</text:span>n Standard toolbar.</text:p>
          </table:table-cell>
        </table:table-row>
        <table:table-row table:style-name="Table6.1">
          <table:table-cell table:style-name="Table6.A2" office:value-type="string">
            <text:p text:style-name="Table_20_Contents">F12</text:p>
          </table:table-cell>
          <table:table-cell table:style-name="Table6.A2" office:value-type="string">
            <text:p text:style-name="Table_20_Contents"><text:span text:style-name="Strong_20_Emphasis">Data &gt; Group and Outline &gt; Group.</text:span></text:p>
          </table:table-cell>
        </table:table-row>
        <table:table-row table:style-name="Table6.1">
          <table:table-cell table:style-name="Table6.A2" office:value-type="string">
            <text:p text:style-name="Table_20_Contents">Ctrl+F12</text:p>
          </table:table-cell>
          <table:table-cell table:style-name="Table6.A2" office:value-type="string">
            <text:p text:style-name="Table_20_Contents"><text:span text:style-name="Strong_20_Emphasis">Data &gt; Group and Outline &gt; Ungroup.</text:span></text:p>
          </table:table-cell>
        </table:table-row>
        <table:table-row table:style-name="Table6.1">
          <table:table-cell table:style-name="Table6.A2" office:value-type="string">
            <text:p text:style-name="Table_20_Contents">Alt+F12</text:p>
          </table:table-cell>
          <table:table-cell table:style-name="Table6.A2" office:value-type="string">
            <text:p text:style-name="Table_20_Contents"><text:span text:style-name="Strong_20_Emphasis">Tools &gt; Options</text:span>.</text:p>
          </table:table-cell>
        </table:table-row>
      </table:table>
      <text:p text:style-name="P57">Table <text:sequence text:ref-name="refTable1" text:name="Table" text:formula="ooow:Table+1" style:num-format="1">2</text:sequence>: Number key shortcuts for menu and toolbar options</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Windows / Linux</text:p>
            </table:table-cell>
            <table:table-cell table:style-name="Table5.A1" office:value-type="string">
              <text:p text:style-name="Table_20_Heading">Equivalent Menu bar / toolbar option</text:p>
            </table:table-cell>
          </table:table-row>
        </table:table-header-rows>
        <table:table-row table:style-name="Table5.1">
          <table:table-cell table:style-name="Table5.A2" office:value-type="string">
            <text:p text:style-name="Table_20_Contents">Ctrl+1</text:p>
          </table:table-cell>
          <table:table-cell table:style-name="Table5.A2" office:value-type="string">
            <text:p text:style-name="Table_20_Contents"><text:span text:style-name="Strong_20_Emphasis">Format &gt; Cells.</text:span></text:p>
          </table:table-cell>
        </table:table-row>
        <table:table-row table:style-name="Table5.1">
          <table:table-cell table:style-name="Table5.A2" office:value-type="string">
            <text:p text:style-name="Table_20_Contents">Ctrl+Shift+1</text:p>
          </table:table-cell>
          <table:table-cell table:style-name="Table5.A2" office:value-type="string">
            <text:p text:style-name="Table_20_Contents"><text:span text:style-name="Strong_20_Emphasis">Format &gt; Number Format &gt; Number</text:span> (use the “1” key on the main keyboard).</text:p>
            <text:p text:style-name="Table_20_Contents"><text:span text:style-name="Strong_20_Emphasis">Format as Number</text:span> icon <text:span text:style-name="T14">o</text:span>n Formatting toolbar.</text:p>
          </table:table-cell>
        </table:table-row>
        <text:soft-page-break/>
        <table:table-row table:style-name="Table5.1">
          <table:table-cell table:style-name="Table5.A2" office:value-type="string">
            <text:p text:style-name="Table_20_Contents">Ctrl+Shift+2</text:p>
          </table:table-cell>
          <table:table-cell table:style-name="Table5.A2" office:value-type="string">
            <text:p text:style-name="Table_20_Contents"><text:span text:style-name="Strong_20_Emphasis">Format &gt; Number Format &gt; Scientific</text:span> (use the “2” key on the main keyboard).</text:p>
          </table:table-cell>
        </table:table-row>
        <table:table-row table:style-name="Table5.1">
          <table:table-cell table:style-name="Table5.A2" office:value-type="string">
            <text:p text:style-name="Table_20_Contents">Ctrl+Shift+3</text:p>
          </table:table-cell>
          <table:table-cell table:style-name="Table5.A2" office:value-type="string">
            <text:p text:style-name="Table_20_Contents"><text:span text:style-name="Strong_20_Emphasis">Format &gt; Number Format &gt; Date</text:span> (use the “3” key on the main keyboard).</text:p>
            <text:p text:style-name="Table_20_Contents"><text:span text:style-name="Strong_20_Emphasis">Format as Date</text:span> icon <text:span text:style-name="T14">o</text:span>n Formatting toolbar.</text:p>
          </table:table-cell>
        </table:table-row>
        <table:table-row table:style-name="Table5.1">
          <table:table-cell table:style-name="Table5.A2" office:value-type="string">
            <text:p text:style-name="Table_20_Contents">Ctrl+Shift+4</text:p>
          </table:table-cell>
          <table:table-cell table:style-name="Table5.A2" office:value-type="string">
            <text:p text:style-name="Table_20_Contents"><text:span text:style-name="Strong_20_Emphasis">Format &gt; Number Format &gt; Currency</text:span> (use the “4” key on the main keyboard).</text:p>
            <text:p text:style-name="Table_20_Contents"><text:span text:style-name="Strong_20_Emphasis">Format as Currency</text:span> icon <text:span text:style-name="T14">o</text:span>n Formatting toolbar.</text:p>
          </table:table-cell>
        </table:table-row>
        <table:table-row table:style-name="Table5.1">
          <table:table-cell table:style-name="Table5.A2" office:value-type="string">
            <text:p text:style-name="Table_20_Contents">Ctrl+Shift+5</text:p>
          </table:table-cell>
          <table:table-cell table:style-name="Table5.A2" office:value-type="string">
            <text:p text:style-name="Table_20_Contents"><text:span text:style-name="Strong_20_Emphasis">Format &gt; Number Format &gt; Percent </text:span>(use the “5” key on the main keyboard).</text:p>
            <text:p text:style-name="Table_20_Contents"><text:span text:style-name="Strong_20_Emphasis">Format as Percent</text:span> icon <text:span text:style-name="T14">o</text:span>n Formatting toolbar.</text:p>
          </table:table-cell>
        </table:table-row>
        <table:table-row table:style-name="Table5.1">
          <table:table-cell table:style-name="Table5.A2" office:value-type="string">
            <text:p text:style-name="Table_20_Contents">Ctrl+Shift+6</text:p>
          </table:table-cell>
          <table:table-cell table:style-name="Table5.A2" office:value-type="string">
            <text:p text:style-name="Table_20_Contents"><text:span text:style-name="Strong_20_Emphasis">Format &gt; Number Format &gt; General </text:span><text:s/>(use the “6” key on the main keyboard).</text:p>
          </table:table-cell>
        </table:table-row>
      </table:table>
      <text:list xml:id="list220555265336844" text:continue-numbering="true" text:style-name="Heading_20_Note">
        <text:list-item>
          <text:p text:style-name="P73">Note</text:p>
        </text:list-item>
      </text:list>
      <text:p text:style-name="P48">The <text:span text:style-name="Strong_20_Emphasis">Format &gt; Spacing</text:span> menu appears to provide shortcuts for <text:span text:style-name="Strong_20_Emphasis">Line Spacing: 1.5</text:span> (<text:span text:style-name="Keystroke">Ctrl</text:span>+<text:span text:style-name="Keystroke">5</text:span>) and <text:span text:style-name="Strong_20_Emphasis">Line Spacing: 2</text:span> (<text:span text:style-name="Keystroke">Ctrl</text:span>+<text:span text:style-name="Keystroke">2</text:span>). However these options are never active in Calc <text:span text:style-name="T15">7.0</text:span> and so the shortcuts are not included in Table <text:sequence-ref text:reference-format="value" text:ref-name="refTable1">2</text:sequence-ref>.</text:p>
      <text:p text:style-name="P55">Table <text:sequence text:ref-name="refTable2" text:name="Table" text:formula="ooow:Table+1" style:num-format="1">3</text:sequence>: Letter key shortcuts for menu and toolbar options</text:p>
      <table:table table:name="Table9" table:style-name="Table9">
        <table:table-column table:style-name="Table9.A"/>
        <table:table-column table:style-name="Table9.B"/>
        <table:table-header-rows>
          <table:table-row table:style-name="Table9.1">
            <table:table-cell table:style-name="Table9.A1" office:value-type="string">
              <text:p text:style-name="Table_20_Heading">Windows / Linux</text:p>
            </table:table-cell>
            <table:table-cell table:style-name="Table9.A1" office:value-type="string">
              <text:p text:style-name="Table_20_Heading">Equivalent Menu bar / toolbar option</text:p>
            </table:table-cell>
          </table:table-row>
        </table:table-header-rows>
        <table:table-row table:style-name="Table9.1">
          <table:table-cell table:style-name="Table9.A2" office:value-type="string">
            <text:p text:style-name="Table_20_Contents">Ctrl+B</text:p>
          </table:table-cell>
          <table:table-cell table:style-name="Table9.A2" office:value-type="string">
            <text:p text:style-name="Table_20_Contents"><text:span text:style-name="Strong_20_Emphasis">Format &gt; Text &gt; Bold.</text:span></text:p>
            <text:p text:style-name="Table_20_Contents"><text:span text:style-name="Strong_20_Emphasis">Bold</text:span> icon <text:span text:style-name="T14">o</text:span>n Formatting toolbar.</text:p>
          </table:table-cell>
        </table:table-row>
        <table:table-row table:style-name="Table9.1">
          <table:table-cell table:style-name="Table9.A2" office:value-type="string">
            <text:p text:style-name="Table_20_Contents">Ctrl+Shift+B</text:p>
          </table:table-cell>
          <table:table-cell table:style-name="Table9.A2" office:value-type="string">
            <text:p text:style-name="Table_20_Contents"><text:span text:style-name="Strong_20_Emphasis">Format &gt; Text &gt; Subscript.</text:span></text:p>
          </table:table-cell>
        </table:table-row>
        <table:table-row table:style-name="Table9.1">
          <table:table-cell table:style-name="Table9.A2" office:value-type="string">
            <text:p text:style-name="Table_20_Contents">Ctrl+C</text:p>
          </table:table-cell>
          <table:table-cell table:style-name="Table9.A2" office:value-type="string">
            <text:p text:style-name="Table_20_Contents"><text:span text:style-name="Strong_20_Emphasis">Edit &gt; Copy.</text:span></text:p>
            <text:p text:style-name="Table_20_Contents"><text:span text:style-name="Strong_20_Emphasis">Copy </text:span>icon <text:span text:style-name="T14">o</text:span>n Standard toolbar.</text:p>
          </table:table-cell>
        </table:table-row>
        <table:table-row table:style-name="Table9.1">
          <table:table-cell table:style-name="Table9.A2" office:value-type="string">
            <text:p text:style-name="P24">Ctrl+Shift+C</text:p>
          </table:table-cell>
          <table:table-cell table:style-name="Table9.A2" office:value-type="string">
            <text:p text:style-name="P24"><text:span text:style-name="Strong_20_Emphasis">Edit &gt; Track Changes &gt; Record.</text:span></text:p>
          </table:table-cell>
        </table:table-row>
        <table:table-row table:style-name="Table9.1">
          <table:table-cell table:style-name="Table9.A2" office:value-type="string">
            <text:p text:style-name="Table_20_Contents">Ctrl+Alt+C</text:p>
          </table:table-cell>
          <table:table-cell table:style-name="Table9.A2" office:value-type="string">
            <text:p text:style-name="Table_20_Contents"><text:span text:style-name="Strong_20_Emphasis">Insert &gt; Comment.</text:span></text:p>
            <text:p text:style-name="P23"><text:span text:style-name="Strong_20_Emphasis"><text:span text:style-name="T15">Sheet &gt; Cell Comments &gt; Edit Comment.</text:span></text:span></text:p>
            <text:p text:style-name="Table_20_Contents"><text:span text:style-name="Strong_20_Emphasis">Insert Comment</text:span> icon <text:span text:style-name="T14">o</text:span>n Standard toolbar.</text:p>
          </table:table-cell>
        </table:table-row>
        <table:table-row table:style-name="Table9.1">
          <table:table-cell table:style-name="Table9.A2" office:value-type="string">
            <text:p text:style-name="Table_20_Contents">Ctrl+D</text:p>
          </table:table-cell>
          <table:table-cell table:style-name="Table9.A2" office:value-type="string">
            <text:p text:style-name="Table_20_Contents"><text:span text:style-name="Strong_20_Emphasis">Sheet &gt; Fill Cells &gt; Fill Down.</text:span></text:p>
            <text:p text:style-name="Table_20_Contents">Via drop-down menus <text:span text:style-name="T16">on </text:span><text:span text:style-name="Strong_20_Emphasis">Row</text:span> <text:span text:style-name="T20">or </text:span><text:span text:style-name="Strong_20_Emphasis">Column</text:span> icons <text:span text:style-name="T14">o</text:span>n Standard toolbar.</text:p>
          </table:table-cell>
        </table:table-row>
        <table:table-row table:style-name="Table9.1">
          <table:table-cell table:style-name="Table9.A2" office:value-type="string">
            <text:p text:style-name="Table_20_Contents">Ctrl+E</text:p>
          </table:table-cell>
          <table:table-cell table:style-name="Table9.A2" office:value-type="string">
            <text:p text:style-name="Table_20_Contents"><text:span text:style-name="Strong_20_Emphasis">Format &gt; Align &gt; Centered.</text:span></text:p>
            <text:p text:style-name="Table_20_Contents"><text:span text:style-name="Strong_20_Emphasis">Align Center</text:span> icon <text:span text:style-name="T14">o</text:span>n Formatting toolbar.</text:p>
          </table:table-cell>
        </table:table-row>
        <table:table-row table:style-name="Table9.1">
          <table:table-cell table:style-name="Table9.A2" office:value-type="string">
            <text:p text:style-name="Table_20_Contents">Ctrl+Alt+E</text:p>
          </table:table-cell>
          <table:table-cell table:style-name="Table9.A2" office:value-type="string">
            <text:p text:style-name="Table_20_Contents"><text:span text:style-name="Strong_20_Emphasis">Tools &gt; Extension Manager.</text:span></text:p>
          </table:table-cell>
        </table:table-row>
        <table:table-row table:style-name="Table9.1">
          <table:table-cell table:style-name="Table9.A2" office:value-type="string">
            <text:p text:style-name="Table_20_Contents">Ctrl+F</text:p>
          </table:table-cell>
          <table:table-cell table:style-name="Table9.A2" office:value-type="string">
            <text:p text:style-name="Table_20_Contents"><text:span text:style-name="Strong_20_Emphasis">Edit &gt; Find.</text:span></text:p>
          </table:table-cell>
        </table:table-row>
        <table:table-row table:style-name="Table9.1">
          <table:table-cell table:style-name="Table9.A2" office:value-type="string">
            <text:p text:style-name="Table_20_Contents">Ctrl+H</text:p>
          </table:table-cell>
          <table:table-cell table:style-name="Table9.A2" office:value-type="string">
            <text:p text:style-name="Table_20_Contents"><text:span text:style-name="Strong_20_Emphasis">Edit &gt; Find </text:span><text:span text:style-name="Strong_20_Emphasis"><text:span text:style-name="T15">and</text:span></text:span><text:span text:style-name="Strong_20_Emphasis"> Replace.</text:span></text:p>
            <text:p text:style-name="Table_20_Contents"><text:span text:style-name="Strong_20_Emphasis">Find </text:span><text:span text:style-name="Strong_20_Emphasis"><text:span text:style-name="T15">and</text:span></text:span><text:span text:style-name="Strong_20_Emphasis"> Replace</text:span> icon <text:span text:style-name="T14">o</text:span>n Standard toolbar.</text:p>
          </table:table-cell>
        </table:table-row>
        <table:table-row table:style-name="Table9.1">
          <table:table-cell table:style-name="Table9.A2" office:value-type="string">
            <text:p text:style-name="Table_20_Contents">Ctrl+I</text:p>
          </table:table-cell>
          <table:table-cell table:style-name="Table9.A2" office:value-type="string">
            <text:p text:style-name="Table_20_Contents"><text:span text:style-name="Strong_20_Emphasis">Format &gt; Text &gt; Italic.</text:span></text:p>
            <text:p text:style-name="Table_20_Contents"><text:span text:style-name="Strong_20_Emphasis">Italic</text:span> icon <text:span text:style-name="T14">o</text:span>n Formatting toolbar.</text:p>
          </table:table-cell>
        </table:table-row>
        <table:table-row table:style-name="Table9.1">
          <table:table-cell table:style-name="Table9.A2" office:value-type="string">
            <text:p text:style-name="Table_20_Contents">Ctrl+J</text:p>
          </table:table-cell>
          <table:table-cell table:style-name="Table9.A2" office:value-type="string">
            <text:p text:style-name="Table_20_Contents"><text:span text:style-name="Strong_20_Emphasis">Format &gt; Align &gt; Justified.</text:span></text:p>
          </table:table-cell>
        </table:table-row>
        <table:table-row table:style-name="Table9.1">
          <table:table-cell table:style-name="Table9.A2" office:value-type="string">
            <text:p text:style-name="Table_20_Contents">Ctrl+Shift+J</text:p>
          </table:table-cell>
          <table:table-cell table:style-name="Table9.A2" office:value-type="string">
            <text:p text:style-name="Table_20_Contents"><text:span text:style-name="Strong_20_Emphasis">View &gt; Full Screen.</text:span></text:p>
          </table:table-cell>
        </table:table-row>
        <table:table-row table:style-name="Table9.1">
          <table:table-cell table:style-name="Table9.A2" office:value-type="string">
            <text:p text:style-name="Table_20_Contents">Ctrl+K</text:p>
          </table:table-cell>
          <table:table-cell table:style-name="Table9.A2" office:value-type="string">
            <text:p text:style-name="Table_20_Contents"><text:span text:style-name="Strong_20_Emphasis">Insert &gt; Hyperlink.</text:span></text:p>
            <text:p text:style-name="Table_20_Contents"><text:span text:style-name="Strong_20_Emphasis">Insert Hyperlink</text:span> icon <text:span text:style-name="T14">o</text:span>n Standard toolbar.</text:p>
          </table:table-cell>
        </table:table-row>
        <text:soft-page-break/>
        <table:table-row table:style-name="Table9.1">
          <table:table-cell table:style-name="Table9.A2" office:value-type="string">
            <text:p text:style-name="Table_20_Contents">Ctrl+L</text:p>
          </table:table-cell>
          <table:table-cell table:style-name="Table9.A2" office:value-type="string">
            <text:p text:style-name="Table_20_Contents"><text:span text:style-name="Strong_20_Emphasis">Format &gt; Align &gt; Left.</text:span></text:p>
            <text:p text:style-name="Table_20_Contents"><text:span text:style-name="Strong_20_Emphasis">Align Left</text:span> icon <text:span text:style-name="T14">o</text:span>n Formatting toolbar.</text:p>
          </table:table-cell>
        </table:table-row>
        <table:table-row table:style-name="Table9.1">
          <table:table-cell table:style-name="Table9.A2" office:value-type="string">
            <text:p text:style-name="Table_20_Contents">Ctrl+M</text:p>
          </table:table-cell>
          <table:table-cell table:style-name="Table9.A2" office:value-type="string">
            <text:p text:style-name="Table_20_Contents"><text:span text:style-name="Strong_20_Emphasis">Format &gt; Clear Direct Formatting.</text:span></text:p>
            <text:p text:style-name="Table_20_Contents"><text:span text:style-name="Strong_20_Emphasis">Clear Direct Formatting</text:span> icon <text:span text:style-name="T14">o</text:span>n Standard toolbar.</text:p>
          </table:table-cell>
        </table:table-row>
        <table:table-row table:style-name="Table9.1">
          <table:table-cell table:style-name="Table9.A2" office:value-type="string">
            <text:p text:style-name="Table_20_Contents">Ctrl+Shift+M</text:p>
          </table:table-cell>
          <table:table-cell table:style-name="Table9.A2" office:value-type="string">
            <text:p text:style-name="Table_20_Contents"><text:span text:style-name="Strong_20_Emphasis">Edit &gt; Edit Mode.</text:span></text:p>
          </table:table-cell>
        </table:table-row>
        <table:table-row table:style-name="Table9.1">
          <table:table-cell table:style-name="Table9.A2" office:value-type="string">
            <text:p text:style-name="Table_20_Contents">Ctrl+N</text:p>
          </table:table-cell>
          <table:table-cell table:style-name="Table9.A2" office:value-type="string">
            <text:p text:style-name="Table_20_Contents"><text:span text:style-name="Strong_20_Emphasis">File &gt; New &gt; Spreadsheet.</text:span></text:p>
            <text:p text:style-name="Table_20_Contents"><text:span text:style-name="Strong_20_Emphasis">New</text:span> icon <text:span text:style-name="T14">o</text:span>n Standard toolbar.</text:p>
          </table:table-cell>
        </table:table-row>
        <table:table-row table:style-name="Table9.1">
          <table:table-cell table:style-name="Table9.A2" office:value-type="string">
            <text:p text:style-name="Table_20_Contents">Ctrl+Shift+N</text:p>
          </table:table-cell>
          <table:table-cell table:style-name="Table9.A2" office:value-type="string">
            <text:p text:style-name="Table_20_Contents"><text:span text:style-name="Strong_20_Emphasis">File &gt; New &gt; Templates.</text:span></text:p>
            <text:p text:style-name="Table_20_Contents"><text:span text:style-name="Strong_20_Emphasis">File &gt; Templates &gt; Manage Templates.</text:span></text:p>
            <text:p text:style-name="Table_20_Contents">Via drop-down <text:span text:style-name="T16">menu on</text:span> <text:span text:style-name="Strong_20_Emphasis">New</text:span> icon <text:span text:style-name="T14">o</text:span>n Standard toolbar.</text:p>
          </table:table-cell>
        </table:table-row>
        <table:table-row table:style-name="Table9.1">
          <table:table-cell table:style-name="Table9.A2" office:value-type="string">
            <text:p text:style-name="Table_20_Contents">Ctrl+O</text:p>
          </table:table-cell>
          <table:table-cell table:style-name="Table9.A2" office:value-type="string">
            <text:p text:style-name="Table_20_Contents"><text:span text:style-name="Strong_20_Emphasis">File &gt; Open.</text:span></text:p>
            <text:p text:style-name="Table_20_Contents"><text:span text:style-name="Strong_20_Emphasis">Open</text:span> icon <text:span text:style-name="T14">o</text:span>n Standard toolbar.</text:p>
          </table:table-cell>
        </table:table-row>
        <table:table-row table:style-name="Table9.1">
          <table:table-cell table:style-name="Table9.A2" office:value-type="string">
            <text:p text:style-name="Table_20_Contents">Ctrl+Shift+O</text:p>
          </table:table-cell>
          <table:table-cell table:style-name="Table9.A2" office:value-type="string">
            <text:p text:style-name="Table_20_Contents"><text:span text:style-name="Strong_20_Emphasis">File &gt; Print Preview.</text:span></text:p>
            <text:p text:style-name="Table_20_Contents"><text:span text:style-name="Strong_20_Emphasis">Toogle Print Preview</text:span> icon <text:span text:style-name="T14">o</text:span>n Standard toolbar.</text:p>
          </table:table-cell>
        </table:table-row>
        <table:table-row table:style-name="Table9.1">
          <table:table-cell table:style-name="Table9.A2" office:value-type="string">
            <text:p text:style-name="Table_20_Contents">Ctrl+P</text:p>
          </table:table-cell>
          <table:table-cell table:style-name="Table9.A2" office:value-type="string">
            <text:p text:style-name="Table_20_Contents"><text:span text:style-name="Strong_20_Emphasis">File &gt; Print.</text:span></text:p>
            <text:p text:style-name="Table_20_Contents"><text:span text:style-name="Strong_20_Emphasis">Print</text:span> icon <text:span text:style-name="T14">o</text:span>n Standard toolbar.</text:p>
          </table:table-cell>
        </table:table-row>
        <table:table-row table:style-name="Table9.1">
          <table:table-cell table:style-name="Table9.A2" office:value-type="string">
            <text:p text:style-name="Table_20_Contents">Ctrl+Shift+P</text:p>
          </table:table-cell>
          <table:table-cell table:style-name="Table9.A2" office:value-type="string">
            <text:p text:style-name="Table_20_Contents"><text:span text:style-name="Strong_20_Emphasis">Format &gt; Text &gt; Superscript.</text:span></text:p>
          </table:table-cell>
        </table:table-row>
        <table:table-row table:style-name="Table9.1">
          <table:table-cell table:style-name="Table9.A2" office:value-type="string">
            <text:p text:style-name="Table_20_Contents">Ctrl+Q</text:p>
          </table:table-cell>
          <table:table-cell table:style-name="Table9.A2" office:value-type="string">
            <text:p text:style-name="Table_20_Contents"><text:span text:style-name="Strong_20_Emphasis">File &gt; Exit LibreOffice</text:span>.</text:p>
          </table:table-cell>
        </table:table-row>
        <table:table-row table:style-name="Table9.1">
          <table:table-cell table:style-name="Table9.A2" office:value-type="string">
            <text:p text:style-name="Table_20_Contents">Ctrl+R</text:p>
          </table:table-cell>
          <table:table-cell table:style-name="Table9.A2" office:value-type="string">
            <text:p text:style-name="Table_20_Contents"><text:span text:style-name="Strong_20_Emphasis">Format &gt; Align &gt; Right.</text:span></text:p>
            <text:p text:style-name="Table_20_Contents"><text:span text:style-name="Strong_20_Emphasis">Align Right </text:span>icon <text:span text:style-name="T14">o</text:span>n Formatting toolbar.</text:p>
          </table:table-cell>
        </table:table-row>
        <table:table-row table:style-name="Table9.1">
          <table:table-cell table:style-name="Table9.A2" office:value-type="string">
            <text:p text:style-name="Table_20_Contents">Ctrl+S</text:p>
          </table:table-cell>
          <table:table-cell table:style-name="Table9.A2" office:value-type="string">
            <text:p text:style-name="Table_20_Contents"><text:span text:style-name="Strong_20_Emphasis">File &gt; Save.</text:span></text:p>
            <text:p text:style-name="Table_20_Contents"><text:span text:style-name="Strong_20_Emphasis">Save</text:span> icon <text:span text:style-name="T14">o</text:span>n Standard toolbar.</text:p>
          </table:table-cell>
        </table:table-row>
        <table:table-row table:style-name="Table9.1">
          <table:table-cell table:style-name="Table9.A2" office:value-type="string">
            <text:p text:style-name="Table_20_Contents">Ctrl+Shift+S</text:p>
          </table:table-cell>
          <table:table-cell table:style-name="Table9.A2" office:value-type="string">
            <text:p text:style-name="Table_20_Contents"><text:span text:style-name="Strong_20_Emphasis">File &gt; Save As.</text:span></text:p>
            <text:p text:style-name="P25">Via drop-down menu <text:span text:style-name="T16">on</text:span> <text:span text:style-name="Strong_20_Emphasis">Save</text:span> icon <text:span text:style-name="T14">o</text:span>n Standard toolbar.</text:p>
          </table:table-cell>
        </table:table-row>
        <table:table-row table:style-name="Table9.1">
          <table:table-cell table:style-name="Table9.A2" office:value-type="string">
            <text:p text:style-name="Table_20_Contents">Ctrl+U</text:p>
          </table:table-cell>
          <table:table-cell table:style-name="Table9.A2" office:value-type="string">
            <text:p text:style-name="Table_20_Contents"><text:span text:style-name="Strong_20_Emphasis">Underline</text:span> icon <text:span text:style-name="T14">o</text:span>n Formatting toolbar.</text:p>
          </table:table-cell>
        </table:table-row>
        <table:table-row table:style-name="Table9.1">
          <table:table-cell table:style-name="Table9.A2" office:value-type="string">
            <text:p text:style-name="Table_20_Contents">Ctrl+V</text:p>
          </table:table-cell>
          <table:table-cell table:style-name="Table9.A2" office:value-type="string">
            <text:p text:style-name="Table_20_Contents"><text:span text:style-name="Strong_20_Emphasis">Edit &gt; Paste.</text:span></text:p>
            <text:p text:style-name="Table_20_Contents"><text:span text:style-name="Strong_20_Emphasis">Paste</text:span> icon <text:span text:style-name="T14">o</text:span>n Standard toolbar.</text:p>
          </table:table-cell>
        </table:table-row>
        <table:table-row table:style-name="Table9.1">
          <table:table-cell table:style-name="Table9.A2" office:value-type="string">
            <text:p text:style-name="Table_20_Contents">Ctrl+Shift+V</text:p>
          </table:table-cell>
          <table:table-cell table:style-name="Table9.A2" office:value-type="string">
            <text:p text:style-name="Table_20_Contents"><text:span text:style-name="Strong_20_Emphasis">Edit &gt; Paste Special &gt; Paste Special.</text:span></text:p>
          </table:table-cell>
        </table:table-row>
        <table:table-row table:style-name="Table9.1">
          <table:table-cell table:style-name="Table9.A2" office:value-type="string">
            <text:p text:style-name="Table_20_Contents">Ctrl+Alt+Shift+V</text:p>
          </table:table-cell>
          <table:table-cell table:style-name="Table9.A2" office:value-type="string">
            <text:p text:style-name="Table_20_Contents"><text:span text:style-name="Strong_20_Emphasis">Edit &gt; Paste Special &gt; Paste Unformatted Text.</text:span></text:p>
          </table:table-cell>
        </table:table-row>
        <table:table-row table:style-name="Table9.1">
          <table:table-cell table:style-name="Table9.A2" office:value-type="string">
            <text:p text:style-name="Table_20_Contents">Ctrl+W</text:p>
          </table:table-cell>
          <table:table-cell table:style-name="Table9.A2" office:value-type="string">
            <text:p text:style-name="Table_20_Contents"><text:span text:style-name="Strong_20_Emphasis">Window &gt; Close Window.</text:span></text:p>
          </table:table-cell>
        </table:table-row>
        <table:table-row table:style-name="Table9.1">
          <table:table-cell table:style-name="Table9.A2" office:value-type="string">
            <text:p text:style-name="Table_20_Contents">Ctrl+X</text:p>
          </table:table-cell>
          <table:table-cell table:style-name="Table9.A2" office:value-type="string">
            <text:p text:style-name="Table_20_Contents"><text:span text:style-name="Strong_20_Emphasis">Edit &gt; Cut.</text:span></text:p>
            <text:p text:style-name="Table_20_Contents"><text:span text:style-name="Strong_20_Emphasis">Cut</text:span> icon <text:span text:style-name="T14">o</text:span>n Standard toolbar.</text:p>
          </table:table-cell>
        </table:table-row>
        <table:table-row table:style-name="Table9.1">
          <table:table-cell table:style-name="Table9.A2" office:value-type="string">
            <text:p text:style-name="Table_20_Contents">Ctrl+Y</text:p>
          </table:table-cell>
          <table:table-cell table:style-name="Table9.A2" office:value-type="string">
            <text:p text:style-name="Table_20_Contents"><text:span text:style-name="Strong_20_Emphasis">Edit &gt; Redo.</text:span></text:p>
            <text:p text:style-name="Table_20_Contents"><text:span text:style-name="Strong_20_Emphasis">Redo</text:span> icon <text:span text:style-name="T14">o</text:span>n Standard toolbar.</text:p>
          </table:table-cell>
        </table:table-row>
        <table:table-row table:style-name="Table9.1">
          <table:table-cell table:style-name="Table9.A2" office:value-type="string">
            <text:p text:style-name="Table_20_Contents">Ctrl+Shift+Y</text:p>
          </table:table-cell>
          <table:table-cell table:style-name="Table9.A2" office:value-type="string">
            <text:p text:style-name="Table_20_Contents"><text:span text:style-name="Strong_20_Emphasis">Edit &gt; Repeat.</text:span></text:p>
          </table:table-cell>
        </table:table-row>
        <table:table-row table:style-name="Table9.1">
          <table:table-cell table:style-name="Table9.A2" office:value-type="string">
            <text:p text:style-name="Table_20_Contents">Ctrl+Z</text:p>
          </table:table-cell>
          <table:table-cell table:style-name="Table9.A2" office:value-type="string">
            <text:p text:style-name="Table_20_Contents"><text:span text:style-name="Strong_20_Emphasis">Edit &gt; Undo.</text:span></text:p>
            <text:p text:style-name="Table_20_Contents"><text:span text:style-name="Strong_20_Emphasis">Undo</text:span> icon <text:span text:style-name="T14">o</text:span>n Standard toolbar.</text:p>
          </table:table-cell>
        </table:table-row>
      </table:table>
      <text:p text:style-name="P43"><text:soft-page-break/>Table <text:sequence text:ref-name="refTable3" text:name="Table" text:formula="ooow:Table+1" style:num-format="1">4</text:sequence>: Other shortcuts for menu and toolbar options</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Windows / Linux</text:p>
            </table:table-cell>
            <table:table-cell table:style-name="Table10.A1" office:value-type="string">
              <text:p text:style-name="Table_20_Heading">Equivalent Menu bar / toolbar option</text:p>
            </table:table-cell>
          </table:table-row>
        </table:table-header-rows>
        <table:table-row table:style-name="Table10.1">
          <table:table-cell table:style-name="Table10.A2" office:value-type="string">
            <text:p text:style-name="Table_20_Contents">Ctrl+Shift+Pg up</text:p>
          </table:table-cell>
          <table:table-cell table:style-name="Table10.A2" office:value-type="string">
            <text:p text:style-name="Table_20_Contents"><text:span text:style-name="Strong_20_Emphasis">Edit &gt; Select &gt; Select to Previous Sheet.</text:span> </text:p>
          </table:table-cell>
        </table:table-row>
        <table:table-row table:style-name="Table10.1">
          <table:table-cell table:style-name="Table10.A2" office:value-type="string">
            <text:p text:style-name="Table_20_Contents">Ctrl+Shift+Pg down</text:p>
          </table:table-cell>
          <table:table-cell table:style-name="Table10.A2" office:value-type="string">
            <text:p text:style-name="P11"><text:span text:style-name="Strong_20_Emphasis">Edit &gt; Select &gt; Select to Next Sheet.</text:span></text:p>
          </table:table-cell>
        </table:table-row>
        <table:table-row table:style-name="Table10.1">
          <table:table-cell table:style-name="Table10.A2" office:value-type="string">
            <text:p text:style-name="Table_20_Contents">Backspace</text:p>
          </table:table-cell>
          <table:table-cell table:style-name="Table10.A2" office:value-type="string">
            <text:p text:style-name="Table_20_Contents"><text:span text:style-name="Strong_20_Emphasis">Sheet &gt; Clear Cells.</text:span></text:p>
          </table:table-cell>
        </table:table-row>
        <table:table-row table:style-name="Table10.5">
          <table:table-cell table:style-name="Table10.A2" office:value-type="string">
            <text:p text:style-name="Table_20_Contents">Ctrl+Tab</text:p>
          </table:table-cell>
          <table:table-cell table:style-name="Table10.A2" office:value-type="string">
            <text:p text:style-name="Table_20_Contents"><text:span text:style-name="Strong_20_Emphasis">Sheet &gt; Navigate &gt; To Next Sheet</text:span>.</text:p>
          </table:table-cell>
        </table:table-row>
        <table:table-row table:style-name="Table10.5">
          <table:table-cell table:style-name="Table10.A2" office:value-type="string">
            <text:p text:style-name="Table_20_Contents">Ctrl+Shift+Tab</text:p>
          </table:table-cell>
          <table:table-cell table:style-name="Table10.A2" office:value-type="string">
            <text:p text:style-name="Table_20_Contents"><text:span text:style-name="Strong_20_Emphasis">Sheet &gt; Navigate &gt; To Previous Sheet</text:span>.</text:p>
          </table:table-cell>
        </table:table-row>
        <table:table-row table:style-name="Table10.1">
          <table:table-cell table:style-name="Table10.A2" office:value-type="string">
            <text:p text:style-name="Table_20_Contents">Ctrl+Space</text:p>
          </table:table-cell>
          <table:table-cell table:style-name="Table10.A2" office:value-type="string">
            <text:p text:style-name="Table_20_Contents"><text:span text:style-name="Strong_20_Emphasis">Edit &gt; Select &gt; Select Column.</text:span></text:p>
          </table:table-cell>
        </table:table-row>
        <table:table-row table:style-name="Table10.1">
          <table:table-cell table:style-name="Table10.A2" office:value-type="string">
            <text:p text:style-name="Table_20_Contents">Shift+Space</text:p>
          </table:table-cell>
          <table:table-cell table:style-name="Table10.A2" office:value-type="string">
            <text:p text:style-name="Table_20_Contents"><text:span text:style-name="Strong_20_Emphasis">Edit &gt; Select &gt; Select Row.</text:span></text:p>
          </table:table-cell>
        </table:table-row>
        <table:table-row table:style-name="Table10.1">
          <table:table-cell table:style-name="Table10.A2" office:value-type="string">
            <text:p text:style-name="Table_20_Contents">Ctrl+Shift+Space</text:p>
          </table:table-cell>
          <table:table-cell table:style-name="Table10.A2" office:value-type="string">
            <text:p text:style-name="Table_20_Contents"><text:span text:style-name="Strong_20_Emphasis">Edit &gt; Select All.</text:span></text:p>
          </table:table-cell>
        </table:table-row>
        <table:table-row table:style-name="Table10.1">
          <table:table-cell table:style-name="Table10.A2" office:value-type="string">
            <text:p text:style-name="Table_20_Contents">Ctrl++</text:p>
          </table:table-cell>
          <table:table-cell table:style-name="Table10.A2" office:value-type="string">
            <text:p text:style-name="Table_20_Contents"><text:span text:style-name="Strong_20_Emphasis">Sheet &gt; Insert Cells</text:span> (use the + key on the numeric keypad).</text:p>
          </table:table-cell>
        </table:table-row>
        <table:table-row table:style-name="Table10.1">
          <table:table-cell table:style-name="Table10.A2" office:value-type="string">
            <text:p text:style-name="Table_20_Contents">Ctrl+-</text:p>
          </table:table-cell>
          <table:table-cell table:style-name="Table10.A2" office:value-type="string">
            <text:p text:style-name="Table_20_Contents"><text:span text:style-name="Strong_20_Emphasis">Sheet &gt; Delete Cells.</text:span></text:p>
          </table:table-cell>
        </table:table-row>
        <table:table-row table:style-name="Table10.1">
          <table:table-cell table:style-name="Table10.A2" office:value-type="string">
            <text:p text:style-name="Table_20_Contents">Ctrl+*</text:p>
          </table:table-cell>
          <table:table-cell table:style-name="Table10.A2" office:value-type="string">
            <text:p text:style-name="Table_20_Contents"><text:span text:style-name="Strong_20_Emphasis">Edit &gt; Select &gt; Select Data Area</text:span> (use the * key on the numeric keypad).</text:p>
          </table:table-cell>
        </table:table-row>
        <table:table-row table:style-name="Table10.1">
          <table:table-cell table:style-name="Table10.A2" office:value-type="string">
            <text:p text:style-name="Table_20_Contents">Ctrl+;</text:p>
          </table:table-cell>
          <table:table-cell table:style-name="Table10.A2" office:value-type="string">
            <text:p text:style-name="Table_20_Contents"><text:span text:style-name="Strong_20_Emphasis">Insert &gt; Date.</text:span></text:p>
          </table:table-cell>
        </table:table-row>
        <table:table-row table:style-name="Table10.5">
          <table:table-cell table:style-name="Table10.A2" office:value-type="string">
            <text:p text:style-name="Table_20_Contents">Ctrl+Shift+;</text:p>
          </table:table-cell>
          <table:table-cell table:style-name="Table10.A2" office:value-type="string">
            <text:p text:style-name="Table_20_Contents"><text:span text:style-name="Strong_20_Emphasis">Insert &gt; Time.</text:span></text:p>
          </table:table-cell>
        </table:table-row>
        <table:table-row table:style-name="Table10.5">
          <table:table-cell table:style-name="Table10.A2" office:value-type="string">
            <text:p text:style-name="Table_20_Contents">Ctrl+`</text:p>
          </table:table-cell>
          <table:table-cell table:style-name="Table10.A2" office:value-type="string">
            <text:p text:style-name="Table_20_Contents"><text:span text:style-name="Strong_20_Emphasis">View &gt; Show Formula.</text:span> The grave (`) character can be found to the left of the “1” key on many English keyboards. In the Windows build of LibreOffice Calc <text:span text:style-name="T10">7.0</text:span>, the grave character is omitted from the menu option.</text:p>
          </table:table-cell>
        </table:table-row>
      </table:table>
      <text:h text:style-name="Heading_20_2" text:outline-level="2"><text:bookmark-start text:name="__RefHeading___Toc3133_3463906016"/>Other Calc keyboard shortcuts<text:bookmark-end text:name="__RefHeading___Toc3133_3463906016"/></text:h>
      <text:p text:style-name="P34">Tables <text:sequence-ref text:reference-format="value" text:ref-name="refTable4">5</text:sequence-ref><text:s/>to <text:sequence-ref text:reference-format="value" text:ref-name="refTable9">10</text:sequence-ref><text:s/>provide lists of additional Calc keyboard shortcuts that may be less obvious to users because they are not indicated on Menu bar items or in tooltips associated with icons <text:span text:style-name="T14">o</text:span>n the Standard and Formatting toolbars.</text:p>
      <text:p text:style-name="P54">Table <text:sequence text:ref-name="refTable4" text:name="Table" text:formula="ooow:Table+1" style:num-format="1">5</text:sequence>: Other function key shortcuts</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Windows / Linux</text:p>
            </table:table-cell>
            <table:table-cell table:style-name="Table7.A1" office:value-type="string">
              <text:p text:style-name="Table_20_Heading">Description</text:p>
            </table:table-cell>
          </table:table-row>
        </table:table-header-rows>
        <table:table-row table:style-name="Table7.1">
          <table:table-cell table:style-name="Table7.A2" office:value-type="string">
            <text:p text:style-name="Table_20_Contents">Shift+F1</text:p>
          </table:table-cell>
          <table:table-cell table:style-name="Table7.A2" office:value-type="string">
            <text:p text:style-name="Table_20_Contents">Display context sensitive help.</text:p>
          </table:table-cell>
        </table:table-row>
        <table:table-row table:style-name="Table7.1">
          <table:table-cell table:style-name="Table7.A2" office:value-type="string">
            <text:p text:style-name="Table_20_Contents">Ctrl+F1</text:p>
          </table:table-cell>
          <table:table-cell table:style-name="Table7.A2" office:value-type="string">
            <text:p text:style-name="Table_20_Contents">Display the comment attached to the current cell.</text:p>
          </table:table-cell>
        </table:table-row>
        <table:table-row table:style-name="Table7.1">
          <table:table-cell table:style-name="Table7.A2" office:value-type="string">
            <text:p text:style-name="Table_20_Contents">Ctrl+Shift+F2</text:p>
          </table:table-cell>
          <table:table-cell table:style-name="Table7.A2" office:value-type="string">
            <text:p text:style-name="Table_20_Contents">Moves the cursor to the Input line where you can enter a formula for the current cell.</text:p>
          </table:table-cell>
        </table:table-row>
        <table:table-row table:style-name="Table7.1">
          <table:table-cell table:style-name="Table7.A2" office:value-type="string">
            <text:p text:style-name="Table_20_Contents">Ctrl+Shift+F5</text:p>
            <text:p text:style-name="Table_20_Contents">Ctrl+Shift+T</text:p>
          </table:table-cell>
          <table:table-cell table:style-name="Table7.A2" office:value-type="string">
            <text:p text:style-name="Table_20_Contents">Moves the cursor to the Name Box field <text:span text:style-name="T15">o</text:span>n the Formula bar.</text:p>
          </table:table-cell>
        </table:table-row>
      </table:table>
      <text:p text:style-name="P44">Table <text:sequence text:ref-name="refTable5" text:name="Table" text:formula="ooow:Table+1" style:num-format="1">6</text:sequence>: Other letter key shortcuts</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Heading">Windows / Linux</text:p>
            </table:table-cell>
            <table:table-cell table:style-name="Table11.A1" office:value-type="string">
              <text:p text:style-name="Table_20_Heading">Description</text:p>
            </table:table-cell>
          </table:table-row>
        </table:table-header-rows>
        <table:table-row table:style-name="Table11.1">
          <table:table-cell table:style-name="Table11.A2" office:value-type="string">
            <text:p text:style-name="Table_20_Contents">Ctrl+A</text:p>
          </table:table-cell>
          <table:table-cell table:style-name="Table11.A2" office:value-type="string">
            <text:p text:style-name="Table_20_Contents">Selects all cells in the current sheet.</text:p>
          </table:table-cell>
        </table:table-row>
        <table:table-row table:style-name="Table11.1">
          <table:table-cell table:style-name="Table11.A2" office:value-type="string">
            <text:p text:style-name="Table_20_Contents">Ctrl+Shift+R</text:p>
          </table:table-cell>
          <table:table-cell table:style-name="Table11.A2" office:value-type="string">
            <text:p text:style-name="Table_20_Contents">Redraws the document view. </text:p>
          </table:table-cell>
        </table:table-row>
        <table:table-row table:style-name="Table11.1">
          <table:table-cell table:style-name="Table11.A2" office:value-type="string">
            <text:p text:style-name="Table_20_Contents">Ctrl+Shift+Z</text:p>
          </table:table-cell>
          <table:table-cell table:style-name="Table11.A2" office:value-type="string">
            <text:p text:style-name="Table_20_Contents">Reverses the action of the last undo command.</text:p>
          </table:table-cell>
        </table:table-row>
      </table:table>
      <text:p text:style-name="P42"><text:soft-page-break/>Table <text:sequence text:ref-name="refTable6" text:name="Table" text:formula="ooow:Table+1" style:num-format="1">7</text:sequence>: Arrow key shortcuts</text:p>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Windows / Linux</text:p>
            </table:table-cell>
            <table:table-cell table:style-name="Table12.A1" office:value-type="string">
              <text:p text:style-name="Table_20_Heading">Description</text:p>
            </table:table-cell>
          </table:table-row>
        </table:table-header-rows>
        <table:table-row table:style-name="Table12.1">
          <table:table-cell table:style-name="Table12.A2" office:value-type="string">
            <text:p text:style-name="P9">🠕</text:p>
          </table:table-cell>
          <table:table-cell table:style-name="Table12.A2" office:value-type="string">
            <text:p text:style-name="Table_20_Contents">Moves the cell focus up.</text:p>
          </table:table-cell>
        </table:table-row>
        <table:table-row table:style-name="Table12.1">
          <table:table-cell table:style-name="Table12.A2" office:value-type="string">
            <text:p text:style-name="P4">Ctrl+🠕</text:p>
          </table:table-cell>
          <table:table-cell table:style-name="Table12.A2" office:value-type="string">
            <text:p text:style-name="Table_20_Contents">Moves the cursor in the up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4">Shift+🠕</text:p>
          </table:table-cell>
          <table:table-cell table:style-name="Table12.A2" office:value-type="string">
            <text:p text:style-name="Table_20_Contents">Selects the adjacent cell or cells located in the up direction.</text:p>
          </table:table-cell>
        </table:table-row>
        <table:table-row table:style-name="Table12.1">
          <table:table-cell table:style-name="Table12.A2" office:value-type="string">
            <text:p text:style-name="P4">Ctrl+Shift+🠕</text:p>
          </table:table-cell>
          <table:table-cell table:style-name="Table12.A2" office:value-type="string">
            <text:p text:style-name="Table_20_Contents">Selects in the up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4">Alt+Shift+🠕</text:p>
          </table:table-cell>
          <table:table-cell table:style-name="Table12.A2" office:value-type="string">
            <text:p text:style-name="Table_20_Contents">Optimizes the row height based on the current cell.</text:p>
          </table:table-cell>
        </table:table-row>
        <table:table-row table:style-name="Table12.1">
          <table:table-cell table:style-name="Table12.A2" office:value-type="string">
            <text:p text:style-name="P5">🠖</text:p>
          </table:table-cell>
          <table:table-cell table:style-name="Table12.A2" office:value-type="string">
            <text:p text:style-name="Table_20_Contents">Moves the cell focus right.</text:p>
          </table:table-cell>
        </table:table-row>
        <table:table-row table:style-name="Table12.1">
          <table:table-cell table:style-name="Table12.A2" office:value-type="string">
            <text:p text:style-name="P4">Ctrl+🠖</text:p>
          </table:table-cell>
          <table:table-cell table:style-name="Table12.A2" office:value-type="string">
            <text:p text:style-name="Table_20_Contents">Moves the cursor in the right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4">Shift+🠖</text:p>
          </table:table-cell>
          <table:table-cell table:style-name="Table12.A2" office:value-type="string">
            <text:p text:style-name="Table_20_Contents">Selects the adjacent cell or cells located in the right direction.</text:p>
          </table:table-cell>
        </table:table-row>
        <table:table-row table:style-name="Table12.1">
          <table:table-cell table:style-name="Table12.A2" office:value-type="string">
            <text:p text:style-name="P4">Ctrl+Shift+🠖</text:p>
          </table:table-cell>
          <table:table-cell table:style-name="Table12.A2" office:value-type="string">
            <text:p text:style-name="Table_20_Contents">Selects in the right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4">Alt+🠖</text:p>
          </table:table-cell>
          <table:table-cell table:style-name="Table12.A2" office:value-type="string">
            <text:p text:style-name="Table_20_Contents">Increases the width of the current column.</text:p>
          </table:table-cell>
        </table:table-row>
        <table:table-row table:style-name="Table12.1">
          <table:table-cell table:style-name="Table12.A2" office:value-type="string">
            <text:p text:style-name="P4">Alt+Shift+🠖</text:p>
          </table:table-cell>
          <table:table-cell table:style-name="Table12.A2" office:value-type="string">
            <text:p text:style-name="Table_20_Contents">Optimizes the column width based on the current cell.</text:p>
          </table:table-cell>
        </table:table-row>
        <table:table-row table:style-name="Table12.1">
          <table:table-cell table:style-name="Table12.A2" office:value-type="string">
            <text:p text:style-name="Table_20_Contents">🠗</text:p>
          </table:table-cell>
          <table:table-cell table:style-name="Table12.A2" office:value-type="string">
            <text:p text:style-name="Table_20_Contents">Moves the cell focus down.</text:p>
          </table:table-cell>
        </table:table-row>
        <table:table-row table:style-name="Table12.1">
          <table:table-cell table:style-name="Table12.A2" office:value-type="string">
            <text:p text:style-name="Table_20_Contents">Ctrl+🠗</text:p>
          </table:table-cell>
          <table:table-cell table:style-name="Table12.A2" office:value-type="string">
            <text:p text:style-name="Table_20_Contents">Moves the cursor in the down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Table_20_Contents">Alt+🠗</text:p>
          </table:table-cell>
          <table:table-cell table:style-name="Table12.A2" office:value-type="string">
            <text:p text:style-name="Table_20_Contents">Opens a drop-down selection list of text items that have been previously typed into other cells in the same column.</text:p>
          </table:table-cell>
        </table:table-row>
        <table:table-row table:style-name="Table12.1">
          <table:table-cell table:style-name="Table12.A2" office:value-type="string">
            <text:p text:style-name="Table_20_Contents">Shift+🠗</text:p>
          </table:table-cell>
          <table:table-cell table:style-name="Table12.A2" office:value-type="string">
            <text:p text:style-name="Table_20_Contents">Selects the adjacent cell or cells located in the down direction.</text:p>
          </table:table-cell>
        </table:table-row>
        <table:table-row table:style-name="Table12.1">
          <table:table-cell table:style-name="Table12.A2" office:value-type="string">
            <text:p text:style-name="Table_20_Contents">Ctrl+Shift+🠗</text:p>
          </table:table-cell>
          <table:table-cell table:style-name="Table12.A2" office:value-type="string">
            <text:p text:style-name="Table_20_Contents">Selects in the down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Table_20_Contents">Alt+Shift+🠗</text:p>
          </table:table-cell>
          <table:table-cell table:style-name="Table12.A2" office:value-type="string">
            <text:p text:style-name="Table_20_Contents">Optimizes the row height based on the current cell.</text:p>
          </table:table-cell>
        </table:table-row>
        <table:table-row table:style-name="Table12.1">
          <table:table-cell table:style-name="Table12.A2" office:value-type="string">
            <text:p text:style-name="Table_20_Contents">🠔</text:p>
          </table:table-cell>
          <table:table-cell table:style-name="Table12.A2" office:value-type="string">
            <text:p text:style-name="Table_20_Contents">Moves the cell focus left.</text:p>
          </table:table-cell>
        </table:table-row>
        <table:table-row table:style-name="Table12.1">
          <table:table-cell table:style-name="Table12.A2" office:value-type="string">
            <text:p text:style-name="Table_20_Contents">Ctrl+🠔</text:p>
          </table:table-cell>
          <table:table-cell table:style-name="Table12.A2" office:value-type="string">
            <text:p text:style-name="Table_20_Contents">Moves the cursor in the left direction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Table_20_Contents">Shift+🠔</text:p>
          </table:table-cell>
          <table:table-cell table:style-name="Table12.A2" office:value-type="string">
            <text:p text:style-name="Table_20_Contents">Selects the adjacent cell or cells located in the <text:span text:style-name="T10">left</text:span> direction.</text:p>
          </table:table-cell>
        </table:table-row>
        <table:table-row table:style-name="Table12.1">
          <table:table-cell table:style-name="Table12.A2" office:value-type="string">
            <text:p text:style-name="Table_20_Contents">Ctrl+Shift+🠔</text:p>
          </table:table-cell>
          <table:table-cell table:style-name="Table12.A2" office:value-type="string">
            <text:p text:style-name="Table_20_Contents">Selects in the left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Table_20_Contents">Alt+🠔</text:p>
          </table:table-cell>
          <table:table-cell table:style-name="Table12.A2" office:value-type="string">
            <text:p text:style-name="Table_20_Contents">Decreases the width of the current column.</text:p>
          </table:table-cell>
        </table:table-row>
        <table:table-row table:style-name="Table12.1">
          <table:table-cell table:style-name="Table12.A2" office:value-type="string">
            <text:p text:style-name="Table_20_Contents">Alt+Shift+🠔</text:p>
          </table:table-cell>
          <table:table-cell table:style-name="Table12.A2" office:value-type="string">
            <text:p text:style-name="Table_20_Contents">Optimizes the column width based on the current cell.</text:p>
          </table:table-cell>
        </table:table-row>
      </table:table>
      <text:p text:style-name="P42"><text:soft-page-break/>Table <text:sequence text:ref-name="refTable7" text:name="Table" text:formula="ooow:Table+1" style:num-format="1">8</text:sequence>: Home and End key shortcuts</text:p>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Windows / Linux</text:p>
            </table:table-cell>
            <table:table-cell table:style-name="Table13.A1" office:value-type="string">
              <text:p text:style-name="Table_20_Heading">Description</text:p>
            </table:table-cell>
          </table:table-row>
        </table:table-header-rows>
        <table:table-row table:style-name="Table13.1">
          <table:table-cell table:style-name="Table13.A2" office:value-type="string">
            <text:p text:style-name="Table_20_Contents">Home</text:p>
          </table:table-cell>
          <table:table-cell table:style-name="Table13.A2" office:value-type="string">
            <text:p text:style-name="Table_20_Contents">Moves the cursor to the first cell of the current row.</text:p>
          </table:table-cell>
        </table:table-row>
        <table:table-row table:style-name="Table13.1">
          <table:table-cell table:style-name="Table13.A2" office:value-type="string">
            <text:p text:style-name="Table_20_Contents">Ctrl+Home</text:p>
          </table:table-cell>
          <table:table-cell table:style-name="Table13.A2" office:value-type="string">
            <text:p text:style-name="Table_20_Contents">Moves the cursor to the first cell (A1) in the current sheet.</text:p>
          </table:table-cell>
        </table:table-row>
        <table:table-row table:style-name="Table13.1">
          <table:table-cell table:style-name="Table13.A2" office:value-type="string">
            <text:p text:style-name="Table_20_Contents">Shift+Home</text:p>
          </table:table-cell>
          <table:table-cell table:style-name="Table13.A2" office:value-type="string">
            <text:p text:style-name="Table_20_Contents">Selects cells from the cursor to the first cell of the current row.</text:p>
          </table:table-cell>
        </table:table-row>
        <table:table-row table:style-name="Table13.1">
          <table:table-cell table:style-name="Table13.A2" office:value-type="string">
            <text:p text:style-name="Table_20_Contents">Ctrl+Shift+Home</text:p>
          </table:table-cell>
          <table:table-cell table:style-name="Table13.A2" office:value-type="string">
            <text:p text:style-name="Table_20_Contents">Selects all cells from the cursor to the first cell (A1) in the current sheet.</text:p>
          </table:table-cell>
        </table:table-row>
        <table:table-row table:style-name="Table13.1">
          <table:table-cell table:style-name="Table13.A2" office:value-type="string">
            <text:p text:style-name="Table_20_Contents">End</text:p>
          </table:table-cell>
          <table:table-cell table:style-name="Table13.A2" office:value-type="string">
            <text:p text:style-name="Table_20_Contents">Moves the cursor along the current row to the cell in the last column containing data in the sheet.</text:p>
          </table:table-cell>
        </table:table-row>
        <table:table-row table:style-name="Table13.1">
          <table:table-cell table:style-name="Table13.A2" office:value-type="string">
            <text:p text:style-name="Table_20_Contents">Ctrl+End</text:p>
          </table:table-cell>
          <table:table-cell table:style-name="Table13.A2" office:value-type="string">
            <text:p text:style-name="Table_20_Contents">Moves the cursor to the cell in the last column and row that contain data in the current sheet.</text:p>
          </table:table-cell>
        </table:table-row>
        <table:table-row table:style-name="Table13.1">
          <table:table-cell table:style-name="Table13.A2" office:value-type="string">
            <text:p text:style-name="Table_20_Contents">Shift+End</text:p>
          </table:table-cell>
          <table:table-cell table:style-name="Table13.A2" office:value-type="string">
            <text:p text:style-name="Table_20_Contents">Selects cells along the current row from the cursor to the cell in the last column containing data in the sheet.</text:p>
          </table:table-cell>
        </table:table-row>
        <table:table-row table:style-name="Table13.1">
          <table:table-cell table:style-name="Table13.A2" office:value-type="string">
            <text:p text:style-name="Table_20_Contents">Ctrl+Shift+End</text:p>
          </table:table-cell>
          <table:table-cell table:style-name="Table13.A2" office:value-type="string">
            <text:p text:style-name="Table_20_Contents">Selects all cells from the cursor to the cell in the last column and row that contain data in the current sheet.</text:p>
          </table:table-cell>
        </table:table-row>
      </table:table>
      <text:p text:style-name="P42">Table <text:sequence text:ref-name="refTable8" text:name="Table" text:formula="ooow:Table+1" style:num-format="1">9</text:sequence>: Other<text:span text:style-name="T21">s</text:span> Page Up and Down key shortcuts</text:p>
      <table:table table:name="Table14" table:style-name="Table14">
        <table:table-column table:style-name="Table14.A"/>
        <table:table-column table:style-name="Table14.B"/>
        <table:table-header-rows>
          <table:table-row table:style-name="Table14.1">
            <table:table-cell table:style-name="Table14.A1" office:value-type="string">
              <text:p text:style-name="Table_20_Heading">Windows / Linux</text:p>
            </table:table-cell>
            <table:table-cell table:style-name="Table14.A1" office:value-type="string">
              <text:p text:style-name="Table_20_Heading">Description</text:p>
            </table:table-cell>
          </table:table-row>
        </table:table-header-rows>
        <table:table-row table:style-name="Table14.1">
          <table:table-cell table:style-name="Table14.A2" office:value-type="string">
            <text:p text:style-name="Table_20_Contents">Pg up </text:p>
          </table:table-cell>
          <table:table-cell table:style-name="Table14.A2" office:value-type="string">
            <text:p text:style-name="Table_20_Contents">Moves up one screen page.</text:p>
          </table:table-cell>
        </table:table-row>
        <table:table-row table:style-name="Table14.1">
          <table:table-cell table:style-name="Table14.A2" office:value-type="string">
            <text:p text:style-name="Table_20_Contents">Ctrl+Pg up</text:p>
          </table:table-cell>
          <table:table-cell table:style-name="Table14.A2" office:value-type="string">
            <text:p text:style-name="Table_20_Contents">Moves to the previous sheet.</text:p>
          </table:table-cell>
        </table:table-row>
        <table:table-row table:style-name="Table14.1">
          <table:table-cell table:style-name="Table14.A2" office:value-type="string">
            <text:p text:style-name="Table_20_Contents">Shift+Pg up</text:p>
          </table:table-cell>
          <table:table-cell table:style-name="Table14.A2" office:value-type="string">
            <text:p text:style-name="Table_20_Contents">Selects cells from the cursor to the row one page up.</text:p>
          </table:table-cell>
        </table:table-row>
        <table:table-row table:style-name="Table14.1">
          <table:table-cell table:style-name="Table14.A2" office:value-type="string">
            <text:p text:style-name="Table_20_Contents">Alt+Pg up</text:p>
          </table:table-cell>
          <table:table-cell table:style-name="Table14.A2" office:value-type="string">
            <text:p text:style-name="Table_20_Contents">Moves one screen page to the left.</text:p>
          </table:table-cell>
        </table:table-row>
        <table:table-row table:style-name="Table14.1">
          <table:table-cell table:style-name="Table14.A2" office:value-type="string">
            <text:p text:style-name="Table_20_Contents">Alt+Shift+Pg up</text:p>
          </table:table-cell>
          <table:table-cell table:style-name="Table14.A2" office:value-type="string">
            <text:p text:style-name="Table_20_Contents">Selects cells from the cursor to the column one page to the left.</text:p>
          </table:table-cell>
        </table:table-row>
        <table:table-row table:style-name="Table14.1">
          <table:table-cell table:style-name="Table14.A2" office:value-type="string">
            <text:p text:style-name="Table_20_Contents">Pg down</text:p>
          </table:table-cell>
          <table:table-cell table:style-name="Table14.A2" office:value-type="string">
            <text:p text:style-name="Table_20_Contents">Moves down one screen page.</text:p>
          </table:table-cell>
        </table:table-row>
        <table:table-row table:style-name="Table14.1">
          <table:table-cell table:style-name="Table14.A2" office:value-type="string">
            <text:p text:style-name="Table_20_Contents">Ctrl+Pg down</text:p>
          </table:table-cell>
          <table:table-cell table:style-name="Table14.A2" office:value-type="string">
            <text:p text:style-name="Table_20_Contents">Moves to the next sheet.</text:p>
          </table:table-cell>
        </table:table-row>
        <table:table-row table:style-name="Table14.1">
          <table:table-cell table:style-name="Table14.A2" office:value-type="string">
            <text:p text:style-name="Table_20_Contents">Shift+Pg down</text:p>
          </table:table-cell>
          <table:table-cell table:style-name="Table14.A2" office:value-type="string">
            <text:p text:style-name="Table_20_Contents">Selects cells from the cursor to the row one page down.</text:p>
          </table:table-cell>
        </table:table-row>
        <table:table-row table:style-name="Table14.1">
          <table:table-cell table:style-name="Table14.A2" office:value-type="string">
            <text:p text:style-name="Table_20_Contents">Alt+Pg down</text:p>
          </table:table-cell>
          <table:table-cell table:style-name="Table14.A2" office:value-type="string">
            <text:p text:style-name="Table_20_Contents">Moves one screen page to the right.</text:p>
          </table:table-cell>
        </table:table-row>
        <table:table-row table:style-name="Table14.1">
          <table:table-cell table:style-name="Table14.A2" office:value-type="string">
            <text:p text:style-name="Table_20_Contents">Alt+Shift+Pg down</text:p>
          </table:table-cell>
          <table:table-cell table:style-name="Table14.A2" office:value-type="string">
            <text:p text:style-name="Table_20_Contents">Selects cells from the cursor to the column one page to the right.</text:p>
          </table:table-cell>
        </table:table-row>
      </table:table>
      <text:p text:style-name="P42">Table <text:sequence text:ref-name="refTable9" text:name="Table" text:formula="ooow:Table+1" style:num-format="1">10</text:sequence>: Other miscellaneous key shortcuts</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Windows / Linux</text:p>
            </table:table-cell>
            <table:table-cell table:style-name="Table15.A1" office:value-type="string">
              <text:p text:style-name="Table_20_Heading">Description</text:p>
            </table:table-cell>
          </table:table-row>
        </table:table-header-rows>
        <table:table-row table:style-name="Table15.1">
          <table:table-cell table:style-name="Table15.A2" office:value-type="string">
            <text:p text:style-name="Table_20_Contents">Escape</text:p>
          </table:table-cell>
          <table:table-cell table:style-name="Table15.A2" office:value-type="string">
            <text:p text:style-name="Table_20_Contents">Cancels the current cell edit.</text:p>
          </table:table-cell>
        </table:table-row>
        <table:table-row table:style-name="Table15.1">
          <table:table-cell table:style-name="Table15.A2" office:value-type="string">
            <text:p text:style-name="Table_20_Contents">Insert</text:p>
          </table:table-cell>
          <table:table-cell table:style-name="Table15.A2" office:value-type="string">
            <text:p text:style-name="Table_20_Contents">After making a selection, opens the Paste Special dialog.</text:p>
          </table:table-cell>
        </table:table-row>
        <table:table-row table:style-name="Table15.1">
          <table:table-cell table:style-name="Table15.A2" office:value-type="string">
            <text:p text:style-name="Table_20_Contents">Ctrl+Insert</text:p>
          </table:table-cell>
          <table:table-cell table:style-name="Table15.A2" office:value-type="string">
            <text:p text:style-name="Table_20_Contents">Copies the selected cell or cell range to the clipboard in preparation for a later paste operation.</text:p>
          </table:table-cell>
        </table:table-row>
        <table:table-row table:style-name="Table15.1">
          <table:table-cell table:style-name="Table15.A2" office:value-type="string">
            <text:p text:style-name="Table_20_Contents">Shift+Insert</text:p>
          </table:table-cell>
          <table:table-cell table:style-name="Table15.A2" office:value-type="string">
            <text:p text:style-name="Table_20_Contents">Pastes the contents of the clipboard into the selected cells.</text:p>
          </table:table-cell>
        </table:table-row>
        <table:table-row table:style-name="Table15.1">
          <table:table-cell table:style-name="Table15.A2" office:value-type="string">
            <text:p text:style-name="Table_20_Contents">Delete</text:p>
          </table:table-cell>
          <table:table-cell table:style-name="Table15.A2" office:value-type="string">
            <text:p text:style-name="Table_20_Contents">Deletes cell contents without a dialog (does not remove formatting).</text:p>
          </table:table-cell>
        </table:table-row>
        <table:table-row table:style-name="Table15.1">
          <table:table-cell table:style-name="Table15.A2" office:value-type="string">
            <text:p text:style-name="Table_20_Contents">Shift+Delete</text:p>
          </table:table-cell>
          <table:table-cell table:style-name="Table15.A2" office:value-type="string">
            <text:p text:style-name="Table_20_Contents">Removes and copies the selection to the clipboard.</text:p>
          </table:table-cell>
        </table:table-row>
        <table:table-row table:style-name="Table15.1">
          <table:table-cell table:style-name="Table15.A2" office:value-type="string">
            <text:p text:style-name="Table_20_Contents">Ctrl+Backspace</text:p>
          </table:table-cell>
          <table:table-cell table:style-name="Table15.A2" office:value-type="string">
            <text:p text:style-name="Table_20_Contents">Refocuses the view back on the cursor if it is not currently in view.</text:p>
          </table:table-cell>
        </table:table-row>
        <table:table-row table:style-name="Table15.1">
          <table:table-cell table:style-name="Table15.A2" office:value-type="string">
            <text:p text:style-name="Table_20_Contents">Shift+Backspace</text:p>
          </table:table-cell>
          <table:table-cell table:style-name="Table15.A2" office:value-type="string">
            <text:p text:style-name="Table_20_Contents">Deselects the current cell selection without deleting contents.</text:p>
          </table:table-cell>
        </table:table-row>
        <text:soft-page-break/>
        <table:table-row table:style-name="Table15.1">
          <table:table-cell table:style-name="Table15.A2" office:value-type="string">
            <text:p text:style-name="Table_20_Contents">Alt+Backspace</text:p>
          </table:table-cell>
          <table:table-cell table:style-name="Table15.A2" office:value-type="string">
            <text:p text:style-name="Table_20_Contents">Reverses the last command or the last entry you typed.</text:p>
          </table:table-cell>
        </table:table-row>
        <table:table-row table:style-name="Table15.1">
          <table:table-cell table:style-name="Table15.A2" office:value-type="string">
            <text:p text:style-name="Table_20_Contents">Ctrl+[</text:p>
          </table:table-cell>
          <table:table-cell table:style-name="Table15.A2" office:value-type="string">
            <text:p text:style-name="Table_20_Contents">Selects the cells on which the current cell is dependent.</text:p>
          </table:table-cell>
        </table:table-row>
        <table:table-row table:style-name="Table15.1">
          <table:table-cell table:style-name="Table15.A2" office:value-type="string">
            <text:p text:style-name="Table_20_Contents">Ctrl+]</text:p>
          </table:table-cell>
          <table:table-cell table:style-name="Table15.A2" office:value-type="string">
            <text:p text:style-name="Table_20_Contents">Selects the cells that are dependent on the current cell.</text:p>
          </table:table-cell>
        </table:table-row>
        <table:table-row table:style-name="Table15.1">
          <table:table-cell table:style-name="Table15.A2" office:value-type="string">
            <text:p text:style-name="Table_20_Contents">Ctrl+/</text:p>
          </table:table-cell>
          <table:table-cell table:style-name="Table15.A2" office:value-type="string">
            <text:p text:style-name="Table_20_Contents"/>
            <text:p text:style-name="P29">Selects the cells in the matrix formula range that contains the cursor.</text:p>
          </table:table-cell>
        </table:table-row>
        <table:table-row table:style-name="Table15.1">
          <table:table-cell table:style-name="Table15.A2" office:value-type="string">
            <text:p text:style-name="Table_20_Contents">Ctrl+’</text:p>
          </table:table-cell>
          <table:table-cell table:style-name="Table15.A2" office:value-type="string">
            <text:p text:style-name="Table_20_Contents"/>
            <text:p text:style-name="P29">Copies the contents of the cell above the cursor into the current cell, but remains in cell edit mode so that you can make further changes.</text:p>
            <text:p text:style-name="P29">Use the single apostrophe key.</text:p>
          </table:table-cell>
        </table:table-row>
        <table:table-row table:style-name="Table15.1">
          <table:table-cell table:style-name="Table15.A2" office:value-type="string">
            <text:p text:style-name="Table_20_Contents">Enter</text:p>
          </table:table-cell>
          <table:table-cell table:style-name="Table15.A2" office:value-type="string">
            <text:p text:style-name="Table_20_Contents">Moves the cursor to the next cell in the selected range, from top to bottom, then left to right. To specify in which direction the cursor moves, go to <text:span text:style-name="Strong_20_Emphasis">Tools &gt; Options &gt; LibreOffice Calc &gt; General</text:span> <text:span text:style-name="T14">o</text:span>n the Menu bar.</text:p>
          </table:table-cell>
        </table:table-row>
        <table:table-row table:style-name="Table15.1">
          <table:table-cell table:style-name="Table15.A2" office:value-type="string">
            <text:p text:style-name="Table_20_Contents">Ctrl+Enter</text:p>
          </table:table-cell>
          <table:table-cell table:style-name="Table15.A2" office:value-type="string">
            <text:p text:style-name="Table_20_Contents">Inserts a manual line break in the current cell while editing a cell.</text:p>
          </table:table-cell>
        </table:table-row>
        <table:table-row table:style-name="Table15.1">
          <table:table-cell table:style-name="Table15.A2" office:value-type="string">
            <text:p text:style-name="Table_20_Contents">Ctrl+Shift+Enter</text:p>
          </table:table-cell>
          <table:table-cell table:style-name="Table15.A2" office:value-type="string">
            <text:p text:style-name="Table_20_Contents">Creates a matrix in the current range using the information entered on the input line.</text:p>
          </table:table-cell>
        </table:table-row>
        <table:table-row table:style-name="Table15.1">
          <table:table-cell table:style-name="Table15.A2" office:value-type="string">
            <text:p text:style-name="Table_20_Contents">Alt+Enter</text:p>
          </table:table-cell>
          <table:table-cell table:style-name="Table15.A2" office:value-type="string">
            <text:p text:style-name="Table_20_Contents">Fills the selected cell range with the formula that you entered on the input line.</text:p>
          </table:table-cell>
        </table:table-row>
        <table:table-row table:style-name="Table15.1">
          <table:table-cell table:style-name="Table15.A2" office:value-type="string">
            <text:p text:style-name="P24">Alt+=</text:p>
          </table:table-cell>
          <table:table-cell table:style-name="Table15.A2" office:value-type="string">
            <text:p text:style-name="P24">Equivalent to selecting <text:span text:style-name="Strong_20_Emphasis">Select Function &gt; Sum</text:span> on the Formula bar.</text:p>
          </table:table-cell>
        </table:table-row>
      </table:table>
      <text:h text:style-name="Heading_20_2" text:outline-level="2"><text:bookmark-start text:name="__RefHeading___Toc3135_3463906016"/>Chart keyboard shortcuts<text:bookmark-end text:name="__RefHeading___Toc3135_3463906016"/></text:h>
      <text:p text:style-name="P35">Table <text:sequence-ref text:reference-format="value" text:ref-name="refTable10">11</text:sequence-ref><text:s/>lists some shortcuts that are available within a Calc chart.</text:p>
      <text:list xml:id="list427888393" text:style-name="Heading_20_Tip">
        <text:list-item>
          <text:p text:style-name="Heading_20_Tip">Tip</text:p>
        </text:list-item>
      </text:list>
      <text:p text:style-name="Text_20_Note">You can use the <text:span text:style-name="Keystroke">Alt</text:span> key with the arrow keys and plus (<text:span text:style-name="Keystroke">+</text:span>) and minus (<text:span text:style-name="Keystroke">-</text:span>) keys to move elements with a finer degree of movement for more accuracy.</text:p>
      <text:p text:style-name="P54">Table <text:sequence text:ref-name="refTable10" text:name="Table" text:formula="ooow:Table+1" style:num-format="1">11</text:sequence>: Chart shortcuts</text:p>
      <table:table table:name="Table1" table:style-name="Table1">
        <table:table-column table:style-name="Table1.A"/>
        <table:table-column table:style-name="Table1.B"/>
        <table:table-header-rows>
          <table:table-row table:style-name="Table1.1">
            <table:table-cell table:style-name="Table1.A1" office:value-type="string">
              <text:p text:style-name="P58">Windows / Linux</text:p>
            </table:table-cell>
            <table:table-cell table:style-name="Table1.A1" office:value-type="string">
              <text:p text:style-name="Table_20_Heading">Effect</text:p>
            </table:table-cell>
          </table:table-row>
        </table:table-header-rows>
        <table:table-row table:style-name="Table1.1">
          <table:table-cell table:style-name="Table1.A2" office:value-type="string">
            <text:p text:style-name="Table_20_Contents">Tab</text:p>
          </table:table-cell>
          <table:table-cell table:style-name="Table1.A2" office:value-type="string">
            <text:p text:style-name="Table_20_Contents">Selects the next chart element.</text:p>
          </table:table-cell>
        </table:table-row>
        <table:table-row table:style-name="Table1.1">
          <table:table-cell table:style-name="Table1.A2" office:value-type="string">
            <text:p text:style-name="Table_20_Contents">Shift+Tab</text:p>
          </table:table-cell>
          <table:table-cell table:style-name="Table1.A2" office:value-type="string">
            <text:p text:style-name="Table_20_Contents">Selects the previous chart element.</text:p>
          </table:table-cell>
        </table:table-row>
        <table:table-row table:style-name="Table1.1">
          <table:table-cell table:style-name="Table1.A2" office:value-type="string">
            <text:p text:style-name="Table_20_Contents">Home</text:p>
          </table:table-cell>
          <table:table-cell table:style-name="Table1.A2" office:value-type="string">
            <text:p text:style-name="Table_20_Contents">Selects the first chart element.</text:p>
          </table:table-cell>
        </table:table-row>
        <table:table-row table:style-name="Table1.1">
          <table:table-cell table:style-name="Table1.A2" office:value-type="string">
            <text:p text:style-name="Table_20_Contents">End</text:p>
          </table:table-cell>
          <table:table-cell table:style-name="Table1.A2" office:value-type="string">
            <text:p text:style-name="Table_20_Contents">Selects the last chart element.</text:p>
          </table:table-cell>
        </table:table-row>
        <table:table-row table:style-name="Table1.1">
          <table:table-cell table:style-name="Table1.A2" office:value-type="string">
            <text:p text:style-name="Table_20_Contents">Esc</text:p>
          </table:table-cell>
          <table:table-cell table:style-name="Table1.A2" office:value-type="string">
            <text:p text:style-name="Table_20_Contents">Cancels selection.</text:p>
          </table:table-cell>
        </table:table-row>
        <table:table-row table:style-name="Table1.1">
          <table:table-cell table:style-name="Table1.A2" office:value-type="string">
            <text:p text:style-name="Table_20_Contents">Arrow keys</text:p>
          </table:table-cell>
          <table:table-cell table:style-name="Table1.A2" office:value-type="string">
            <text:p text:style-name="Table_20_Contents">Moves the element in the direction of the arrow.</text:p>
          </table:table-cell>
        </table:table-row>
        <table:table-row table:style-name="Table1.1">
          <table:table-cell table:style-name="Table1.A2" office:value-type="string">
            <text:p text:style-name="Table_20_Contents">Arrow keys in pie charts</text:p>
          </table:table-cell>
          <table:table-cell table:style-name="Table1.A2" office:value-type="string">
            <text:p text:style-name="Table_20_Contents">Moves the selected pie segment in the direction of the arrow.</text:p>
          </table:table-cell>
        </table:table-row>
        <table:table-row table:style-name="Table1.1">
          <table:table-cell table:style-name="Table1.A2" office:value-type="string">
            <text:p text:style-name="Table_20_Contents">F2 in titles</text:p>
          </table:table-cell>
          <table:table-cell table:style-name="Table1.A2" office:value-type="string">
            <text:p text:style-name="Table_20_Contents">Enters text input mode.</text:p>
          </table:table-cell>
        </table:table-row>
        <table:table-row table:style-name="Table1.1">
          <table:table-cell table:style-name="Table1.A2" office:value-type="string">
            <text:p text:style-name="Table_20_Contents">F3 in legends and data series</text:p>
          </table:table-cell>
          <table:table-cell table:style-name="Table1.A2" office:value-type="string">
            <text:p text:style-name="Table_20_Contents">Opens groups so that you can edit the individual components.</text:p>
          </table:table-cell>
        </table:table-row>
        <table:table-row table:style-name="Table1.1">
          <table:table-cell table:style-name="Table1.A2" office:value-type="string">
            <text:p text:style-name="Table_20_Contents">Ctrl+F3 in legends and data series</text:p>
          </table:table-cell>
          <table:table-cell table:style-name="Table1.A2" office:value-type="string">
            <text:p text:style-name="Table_20_Contents">Exits groups.</text:p>
          </table:table-cell>
        </table:table-row>
        <table:table-row table:style-name="Table1.1">
          <table:table-cell table:style-name="Table1.A2" office:value-type="string">
            <text:p text:style-name="Table_20_Contents">+/-</text:p>
          </table:table-cell>
          <table:table-cell table:style-name="Table1.A2" office:value-type="string">
            <text:p text:style-name="Table_20_Contents">Enlarges or shrinks the chart (use the + / - keys in the numeric keypad).</text:p>
          </table:table-cell>
        </table:table-row>
        <text:soft-page-break/>
        <table:table-row table:style-name="Table1.1">
          <table:table-cell table:style-name="Table1.A2" office:value-type="string">
            <text:p text:style-name="Table_20_Contents">+/- in pie charts</text:p>
          </table:table-cell>
          <table:table-cell table:style-name="Table1.A2" office:value-type="string">
            <text:p text:style-name="Table_20_Contents">Moves the selected pie segment off or into the pie chart (use the + / - keys in the numeric keypad).</text:p>
          </table:table-cell>
        </table:table-row>
      </table:table>
      <text:h text:style-name="Heading_20_2" text:outline-level="2"><text:bookmark-start text:name="__RefHeading___Toc3137_3463906016"/>Outline keyboard shortcuts<text:bookmark-end text:name="__RefHeading___Toc3137_3463906016"/></text:h>
      <text:p text:style-name="P36">Table <text:sequence-ref text:reference-format="value" text:ref-name="refTable11">12</text:sequence-ref><text:s/>lists shortcuts that are available in an outline window. To use these shortcuts, press F6 or Shift+F6 until the vertical or horizontal outline window has the focus.</text:p>
      <text:p text:style-name="P54">Table <text:sequence text:ref-name="refTable11" text:name="Table" text:formula="ooow:Table+1" style:num-format="1">12</text:sequence>: Outline shortcuts</text:p>
      <table:table table:name="Table4" table:style-name="Table4">
        <table:table-column table:style-name="Table4.A"/>
        <table:table-column table:style-name="Table4.B"/>
        <table:table-row table:style-name="Table4.1">
          <table:table-cell table:style-name="Table4.A1" office:value-type="string">
            <text:p text:style-name="P60">Windows / Linux</text:p>
          </table:table-cell>
          <table:table-cell table:style-name="Table4.A1" office:value-type="string">
            <text:p text:style-name="Table_20_Heading">Effect</text:p>
          </table:table-cell>
        </table:table-row>
        <table:table-row table:style-name="Table4.1">
          <table:table-cell table:style-name="Table4.A2" office:value-type="string">
            <text:p text:style-name="Table_20_Contents">Tab</text:p>
          </table:table-cell>
          <table:table-cell table:style-name="Table4.A2" office:value-type="string">
            <text:p text:style-name="Table_20_Contents">Cycles through each outline indicator from top to bottom or left to right.</text:p>
          </table:table-cell>
        </table:table-row>
        <table:table-row table:style-name="Table4.1">
          <table:table-cell table:style-name="Table4.A2" office:value-type="string">
            <text:p text:style-name="Table_20_Contents">Shift+Tab</text:p>
          </table:table-cell>
          <table:table-cell table:style-name="Table4.A2" office:value-type="string">
            <text:p text:style-name="Table_20_Contents">Cycles through each outline indicator in the opposite direction.</text:p>
          </table:table-cell>
        </table:table-row>
        <table:table-row table:style-name="Table4.1">
          <table:table-cell table:style-name="Table4.A2" office:value-type="string">
            <text:p text:style-name="Table_20_Contents">Ctrl+1 to Ctrl+8</text:p>
          </table:table-cell>
          <table:table-cell table:style-name="Table4.A2" office:value-type="string">
            <text:p text:style-name="Table_20_Contents">Show all levels up to the specified number while hiding all higher-numbered levels in the outline.</text:p>
          </table:table-cell>
        </table:table-row>
        <table:table-row table:style-name="Table4.1">
          <table:table-cell table:style-name="Table4.A2" office:value-type="string">
            <text:p text:style-name="Table_20_Contents">+/-</text:p>
          </table:table-cell>
          <table:table-cell table:style-name="Table4.A2" office:value-type="string">
            <text:p text:style-name="Table_20_Contents">Shows (+) or hides (-) the focused outline group (use the + / - keys in the numeric keypad).</text:p>
          </table:table-cell>
        </table:table-row>
        <table:table-row table:style-name="Table4.1">
          <table:table-cell table:style-name="Table4.A2" office:value-type="string">
            <text:p text:style-name="Table_20_Contents">Enter</text:p>
          </table:table-cell>
          <table:table-cell table:style-name="Table4.A2" office:value-type="string">
            <text:p text:style-name="Table_20_Contents">Activates the focused indicator button.</text:p>
          </table:table-cell>
        </table:table-row>
        <table:table-row table:style-name="Table4.1">
          <table:table-cell table:style-name="Table4.A2" office:value-type="string">
            <text:p text:style-name="Table_20_Contents">Arrow keys</text:p>
          </table:table-cell>
          <table:table-cell table:style-name="Table4.A2" office:value-type="string">
            <text:p text:style-name="Table_20_Contents">Cycles through indicator buttons in the direction of the arrow.</text:p>
          </table:table-cell>
        </table:table-row>
      </table:table>
      <text:h text:style-name="Heading_20_2" text:outline-level="2"><text:bookmark-start text:name="__RefHeading___Toc3139_3463906016"/><text:alphabetical-index-mark text:string-value="that cannot be modified (Windows / Linux)" text:key1="keyboard shortcuts"/>Keyboard shortcuts that cannot be modified<text:bookmark-end text:name="__RefHeading___Toc3139_3463906016"/></text:h>
      <text:p text:style-name="Text_20_body">Table <text:sequence-ref text:reference-format="value" text:ref-name="refTable12">13</text:sequence-ref><text:s/>identifies the key combinations that are grayed out in the <text:span text:style-name="Emphasis">Shortcut Keys</text:span> list on the <text:span text:style-name="T22">Keyboard tab of the</text:span> <text:span text:style-name="Strong_20_Emphasis">Tools &gt; Customize</text:span> dialog with the <text:span text:style-name="Strong_20_Emphasis">Calc</text:span> radio button selected.</text:p>
      <text:p text:style-name="P54">Table <text:sequence text:ref-name="refTable12" text:name="Table" text:formula="ooow:Table+1" style:num-format="1">13</text:sequence>: Grayed Key Combinations in Tools &gt; Customize &gt; Keyboard</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perating System</text:p>
            </table:table-cell>
            <table:table-cell table:style-name="Table8.A1" office:value-type="string">
              <text:p text:style-name="Table_20_Heading">Key Combinations Grayed in Customize Dialog</text:p>
            </table:table-cell>
          </table:table-row>
        </table:table-header-rows>
        <table:table-row table:style-name="Table8.1">
          <table:table-cell table:style-name="Table8.A2" office:value-type="string">
            <text:p text:style-name="Table_20_Contents">Windows 10</text:p>
          </table:table-cell>
          <table:table-cell table:style-name="Table8.A2" office:value-type="string">
            <text:p text:style-name="Table_20_Contents">F1, Ctrl+F1, Shift+F1</text:p>
            <text:p text:style-name="Table_20_Contents">Shift+F2</text:p>
            <text:p text:style-name="Table_20_Contents">Ctrl+F4, Alt+F4, Ctrl+Alt+F4</text:p>
            <text:p text:style-name="Table_20_Contents">F6, Ctrl+F6, Shift+F6, Ctrl+Shift+F6</text:p>
            <text:p text:style-name="Table_20_Contents">F10</text:p>
          </table:table-cell>
        </table:table-row>
        <table:table-row table:style-name="Table8.1">
          <table:table-cell table:style-name="Table8.A2" office:value-type="string">
            <text:p text:style-name="Table_20_Contents">Linux</text:p>
          </table:table-cell>
          <table:table-cell table:style-name="Table8.A2" office:value-type="string">
            <text:p text:style-name="Table_20_Contents">F1, Ctrl+F1, Shift+F1</text:p>
            <text:p text:style-name="Table_20_Contents">Shift+F2</text:p>
            <text:p text:style-name="Table_20_Contents">Ctrl+F4, Alt+F4, Ctrl+Alt+F4</text:p>
            <text:p text:style-name="Table_20_Contents">F6, Ctrl+F6, Shift+F6, Ctrl+Shift+F6</text:p>
            <text:p text:style-name="Table_20_Contents">F10</text:p>
            <text:p text:style-name="Table_20_Contents">Ctrl+Shift+0, Ctrl+Shift+1, Ctrl+Shift+2, Ctrl+Shift+3, Ctrl+Shift+4, Ctrl+Shift+5, Ctrl+Shift+6, Ctrl+Shift+7, Ctrl+Shift+8, Ctrl+Shift+9</text:p>
          </table:table-cell>
        </table:table-row>
      </table:table>
      <text:h text:style-name="P67" text:outline-level="1"><text:bookmark-start text:name="__RefHeading___Toc2969_4423042"/><text:alphabetical-index-mark text:string-value="macOS" text:key1="keyboard shortcuts"/><text:alphabetical-index-mark text:string-value="keyboard shortcuts" text:key1="macOS"/>macOS keyboard shortcuts<text:bookmark-end text:name="__RefHeading___Toc2969_4423042"/></text:h>
      <text:h text:style-name="P69" text:outline-level="2"><text:bookmark-start text:name="__RefHeading___Toc6282_3277479468"/>macOS keyboard symbols<text:bookmark-end text:name="__RefHeading___Toc6282_3277479468"/></text:h>
      <text:p text:style-name="P40">Keys on many macOS keyboards utilize symbols rather than text labels and Table <text:sequence-ref text:reference-format="value" text:ref-name="refTable13">14</text:sequence-ref><text:s/>identifies many of the common macOS keyboard symbols with their meanings. To avoid confusion in the tables that follow, the key names are used rather than symbols, since the latter may not appear on all macOS keyboards.</text:p>
      <text:p text:style-name="P42">Table <text:sequence text:ref-name="refTable13" text:name="Table" text:formula="ooow:Table+1" style:num-format="1">14</text:sequence>: Common macOS keyboard symbols</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Key name</text:p>
            </table:table-cell>
            <table:table-cell table:style-name="Table29.A1" office:value-type="string">
              <text:p text:style-name="P61">Symbol</text:p>
            </table:table-cell>
          </table:table-row>
        </table:table-header-rows>
        <table:table-row table:style-name="Table29.1">
          <table:table-cell table:style-name="Table29.A2" office:value-type="string">
            <text:p text:style-name="Table_20_Contents">Command (shortened to “Cmd” in the tables that follow)</text:p>
          </table:table-cell>
          <table:table-cell table:style-name="Table29.A2" office:value-type="string">
            <text:p text:style-name="P20"><draw:frame draw:style-name="fr1" draw:name="Image2" text:anchor-type="as-char" svg:width="0.66cm" svg:height="0.66cm" draw:z-index="1"><draw:image xlink:href="Pictures/100000000000003F0000003F051B4966428859C3.png" xlink:type="simple" xlink:show="embed" xlink:actuate="onLoad" draw:mime-type="image/png"/></draw:frame></text:p>
          </table:table-cell>
        </table:table-row>
        <table:table-row table:style-name="Table29.1">
          <table:table-cell table:style-name="Table29.A2" office:value-type="string">
            <text:p text:style-name="Table_20_Contents">Control (shorted to “Ctrl” in the tables that follow)</text:p>
          </table:table-cell>
          <table:table-cell table:style-name="Table29.A2" office:value-type="string">
            <text:p text:style-name="P20"><draw:frame draw:style-name="fr2" draw:name="Image3" text:anchor-type="as-char" svg:width="0.584cm" svg:height="0.457cm" draw:z-index="2"><draw:image xlink:href="Pictures/10000000000000360000002A14E10F0AC39A1969.png" xlink:type="simple" xlink:show="embed" xlink:actuate="onLoad" draw:mime-type="image/png"/></draw:frame></text:p>
          </table:table-cell>
        </table:table-row>
        <table:table-row table:style-name="Table29.1">
          <table:table-cell table:style-name="Table29.A2" office:value-type="string">
            <text:p text:style-name="Table_20_Contents">Option</text:p>
          </table:table-cell>
          <table:table-cell table:style-name="Table29.A2" office:value-type="string">
            <text:p text:style-name="P20"><draw:frame draw:style-name="fr2" draw:name="Image4" text:anchor-type="as-char" svg:width="0.61cm" svg:height="0.584cm" draw:z-index="3"><draw:image xlink:href="Pictures/100000000000003900000037D84F4466262651E0.png" xlink:type="simple" xlink:show="embed" xlink:actuate="onLoad" draw:mime-type="image/png"/></draw:frame></text:p>
          </table:table-cell>
        </table:table-row>
        <table:table-row table:style-name="Table29.1">
          <table:table-cell table:style-name="Table29.A2" office:value-type="string">
            <text:p text:style-name="Table_20_Contents">Shift</text:p>
          </table:table-cell>
          <table:table-cell table:style-name="Table29.A2" office:value-type="string">
            <text:p text:style-name="P20"><draw:frame draw:style-name="fr2" draw:name="Image5" text:anchor-type="as-char" svg:width="0.457cm" svg:height="0.686cm" draw:z-index="4"><draw:image xlink:href="Pictures/100000000000002B00000040E6E7935F55413BA6.png" xlink:type="simple" xlink:show="embed" xlink:actuate="onLoad" draw:mime-type="image/png"/></draw:frame></text:p>
          </table:table-cell>
        </table:table-row>
        <table:table-row table:style-name="Table29.1">
          <table:table-cell table:style-name="Table29.A2" office:value-type="string">
            <text:p text:style-name="Table_20_Contents">Page Up (shortened to “Pg Up” in the tables that follow)</text:p>
          </table:table-cell>
          <table:table-cell table:style-name="Table29.A2" office:value-type="string">
            <text:p text:style-name="P20"><draw:frame draw:style-name="fr1" draw:name="Image6" text:anchor-type="as-char" svg:width="0.406cm" svg:height="0.711cm" draw:z-index="5"><draw:image xlink:href="Pictures/100000000000001300000021A682D7C2BB176F8E.png" xlink:type="simple" xlink:show="embed" xlink:actuate="onLoad" draw:mime-type="image/png"/></draw:frame></text:p>
          </table:table-cell>
        </table:table-row>
        <table:table-row table:style-name="Table29.1">
          <table:table-cell table:style-name="Table29.A2" office:value-type="string">
            <text:p text:style-name="Table_20_Contents">Page Down (shortened to “Pg Dn” in the tables that follow)</text:p>
          </table:table-cell>
          <table:table-cell table:style-name="Table29.A2" office:value-type="string">
            <text:p text:style-name="P20"><draw:frame draw:style-name="fr1" draw:name="Image7" text:anchor-type="as-char" svg:width="0.356cm" svg:height="0.711cm" draw:z-index="6"><draw:image xlink:href="Pictures/100000000000001100000022D966818CC2C4B911.png" xlink:type="simple" xlink:show="embed" xlink:actuate="onLoad" draw:mime-type="image/png"/></draw:frame></text:p>
          </table:table-cell>
        </table:table-row>
        <table:table-row table:style-name="Table29.1">
          <table:table-cell table:style-name="Table29.A2" office:value-type="string">
            <text:p text:style-name="Table_20_Contents">Home</text:p>
          </table:table-cell>
          <table:table-cell table:style-name="Table29.A2" office:value-type="string">
            <text:p text:style-name="P20"><draw:frame draw:style-name="fr1" draw:name="Image8" text:anchor-type="as-char" svg:width="0.584cm" svg:height="0.559cm" draw:z-index="7"><draw:image xlink:href="Pictures/100000000000001B0000001A5935B29F626FA184.png" xlink:type="simple" xlink:show="embed" xlink:actuate="onLoad" draw:mime-type="image/png"/></draw:frame></text:p>
          </table:table-cell>
        </table:table-row>
        <table:table-row table:style-name="Table29.1">
          <table:table-cell table:style-name="Table29.A2" office:value-type="string">
            <text:p text:style-name="Table_20_Contents">End</text:p>
          </table:table-cell>
          <table:table-cell table:style-name="Table29.A2" office:value-type="string">
            <text:p text:style-name="P20"><draw:frame draw:style-name="fr1" draw:name="Image9" text:anchor-type="as-char" svg:width="0.584cm" svg:height="0.559cm" draw:z-index="8"><draw:image xlink:href="Pictures/100000000000001B0000001AF358DFB36597E688.png" xlink:type="simple" xlink:show="embed" xlink:actuate="onLoad" draw:mime-type="image/png"/></draw:frame></text:p>
          </table:table-cell>
        </table:table-row>
        <table:table-row table:style-name="Table29.1">
          <table:table-cell table:style-name="Table29.A2" office:value-type="string">
            <text:p text:style-name="Table_20_Contents">Delete</text:p>
          </table:table-cell>
          <table:table-cell table:style-name="Table29.A2" office:value-type="string">
            <text:p text:style-name="P20"><draw:frame draw:style-name="fr1" draw:name="Image10" text:anchor-type="as-char" svg:width="0.737cm" svg:height="0.483cm" draw:z-index="9"><draw:image xlink:href="Pictures/1000000000000038000000248C7D62B23B2F3C68.png" xlink:type="simple" xlink:show="embed" xlink:actuate="onLoad" draw:mime-type="image/png"/></draw:frame></text:p>
          </table:table-cell>
        </table:table-row>
        <table:table-row table:style-name="Table29.1">
          <table:table-cell table:style-name="Table29.A2" office:value-type="string">
            <text:p text:style-name="Table_20_Contents">Forward Delete (shortened to “Fwd Del” in the tables that follow)</text:p>
          </table:table-cell>
          <table:table-cell table:style-name="Table29.A2" office:value-type="string">
            <text:p text:style-name="P20"><draw:frame draw:style-name="fr1" draw:name="Image11" text:anchor-type="as-char" svg:width="0.737cm" svg:height="0.483cm" draw:z-index="10"><draw:image xlink:href="Pictures/10000000000000370000002491BDA462BF6193D2.png" xlink:type="simple" xlink:show="embed" xlink:actuate="onLoad" draw:mime-type="image/png"/></draw:frame></text:p>
          </table:table-cell>
        </table:table-row>
      </table:table>
      <text:h text:style-name="P70" text:outline-level="2"><text:bookmark-start text:name="__RefHeading___Toc2774_4423042"/>Keyboard shortcuts associated with Menu bar options and toolbars<text:bookmark-end text:name="__RefHeading___Toc2774_4423042"/></text:h>
      <text:p text:style-name="P37">Tables <text:sequence-ref text:reference-format="value" text:ref-name="refTable14">15</text:sequence-ref><text:s/>to <text:sequence-ref text:reference-format="value" text:ref-name="refTable17">18</text:sequence-ref><text:s/>provide lists of Calc keyboard shortcuts that can be used instead of the identified options <text:span text:style-name="T14">o</text:span>n the Menu bar, the Standard toolbar, or the Formatting toolbar. In the latter two cases the toolbars are assumed to contain the initial default set of icons, without any user customizations.</text:p>
      <text:p text:style-name="P56">Table <text:sequence text:ref-name="refTable14" text:name="Table" text:formula="ooow:Table+1" style:num-format="1">15</text:sequence>: Function key shortcuts for menu and toolbar options</text:p>
      <table:table table:name="Table16" table:style-name="Table16">
        <table:table-column table:style-name="Table16.A"/>
        <table:table-column table:style-name="Table16.B"/>
        <table:table-header-rows>
          <table:table-row table:style-name="Table16.1">
            <table:table-cell table:style-name="Table16.A1" office:value-type="string">
              <text:p text:style-name="P62">macOS</text:p>
            </table:table-cell>
            <table:table-cell table:style-name="Table16.A1" office:value-type="string">
              <text:p text:style-name="P62">Equivalent Menu bar / toolbar option</text:p>
            </table:table-cell>
          </table:table-row>
        </table:table-header-rows>
        <table:table-row table:style-name="Table16.1">
          <table:table-cell table:style-name="Table16.A2" office:value-type="string">
            <text:p text:style-name="P17">F1</text:p>
          </table:table-cell>
          <table:table-cell table:style-name="Table16.A2" office:value-type="string">
            <text:p text:style-name="P17"><text:span text:style-name="Strong_20_Emphasis">Help &gt; LibreOffice Help</text:span>.</text:p>
          </table:table-cell>
        </table:table-row>
        <table:table-row table:style-name="Table16.1">
          <table:table-cell table:style-name="Table16.A2" office:value-type="string">
            <text:p text:style-name="P17">F2</text:p>
          </table:table-cell>
          <table:table-cell table:style-name="Table16.A2" office:value-type="string">
            <text:p text:style-name="P17"><text:span text:style-name="Strong_20_Emphasis">Edit &gt; Cell Edit Mode.</text:span></text:p>
          </table:table-cell>
        </table:table-row>
        <table:table-row table:style-name="Table16.1">
          <table:table-cell table:style-name="Table16.A2" office:value-type="string">
            <text:p text:style-name="P17">Cmd+F2</text:p>
          </table:table-cell>
          <table:table-cell table:style-name="Table16.A2" office:value-type="string">
            <text:p text:style-name="P17"><text:span text:style-name="Strong_20_Emphasis">Insert &gt; Function.</text:span></text:p>
          </table:table-cell>
        </table:table-row>
        <table:table-row table:style-name="Table16.1">
          <table:table-cell table:style-name="Table16.A2" office:value-type="string">
            <text:p text:style-name="P17">Cmd+F3</text:p>
          </table:table-cell>
          <table:table-cell table:style-name="Table16.A2" office:value-type="string">
            <text:p text:style-name="P17"><text:span text:style-name="Strong_20_Emphasis">Sheet &gt; Named Ranges and Expressions &gt; Manage.</text:span></text:p>
          </table:table-cell>
        </table:table-row>
        <table:table-row table:style-name="Table16.1">
          <table:table-cell table:style-name="Table16.A2" office:value-type="string">
            <text:p text:style-name="P17">Shift+F3</text:p>
          </table:table-cell>
          <table:table-cell table:style-name="Table16.A2" office:value-type="string">
            <text:p text:style-name="P17"><text:span text:style-name="Strong_20_Emphasis">Format &gt; Text &gt; Cycle Case.</text:span></text:p>
          </table:table-cell>
        </table:table-row>
        <table:table-row table:style-name="Table16.1">
          <table:table-cell table:style-name="Table16.A2" office:value-type="string">
            <text:p text:style-name="P17">F4</text:p>
          </table:table-cell>
          <table:table-cell table:style-name="Table16.A2" office:value-type="string">
            <text:p text:style-name="P17"><text:span text:style-name="Strong_20_Emphasis">Sheet &gt; Cycle Cell Reference Types.</text:span></text:p>
          </table:table-cell>
        </table:table-row>
        <table:table-row table:style-name="Table16.1">
          <table:table-cell table:style-name="Table16.A2" office:value-type="string">
            <text:p text:style-name="P17">Shift+Cmd+F4</text:p>
          </table:table-cell>
          <table:table-cell table:style-name="Table16.A2" office:value-type="string">
            <text:p text:style-name="P17"><text:span text:style-name="Strong_20_Emphasis">View &gt; Data Sources.</text:span></text:p>
          </table:table-cell>
        </table:table-row>
        <table:table-row table:style-name="Table16.1">
          <table:table-cell table:style-name="Table16.A2" office:value-type="string">
            <text:p text:style-name="P17">F5</text:p>
          </table:table-cell>
          <table:table-cell table:style-name="Table16.A2" office:value-type="string">
            <text:p text:style-name="P17"><text:span text:style-name="Strong_20_Emphasis">View &gt; Navigator.</text:span></text:p>
          </table:table-cell>
        </table:table-row>
        <table:table-row table:style-name="Table16.1">
          <table:table-cell table:style-name="Table16.A2" office:value-type="string">
            <text:p text:style-name="P17">Cmd+F5</text:p>
          </table:table-cell>
          <table:table-cell table:style-name="Table16.A2" office:value-type="string">
            <text:p text:style-name="P17"><text:span text:style-name="Strong_20_Emphasis">View &gt; Sidebar.</text:span></text:p>
          </table:table-cell>
        </table:table-row>
        <table:table-row table:style-name="Table16.1">
          <table:table-cell table:style-name="Table16.A2" office:value-type="string">
            <text:p text:style-name="P17">Shift+F5</text:p>
          </table:table-cell>
          <table:table-cell table:style-name="Table16.A2" office:value-type="string">
            <text:p text:style-name="P17"><text:span text:style-name="Strong_20_Emphasis">Tools &gt; Detective &gt; Trace Dependents.</text:span></text:p>
          </table:table-cell>
        </table:table-row>
        <table:table-row table:style-name="Table16.1">
          <table:table-cell table:style-name="Table16.A2" office:value-type="string">
            <text:p text:style-name="P17">Cmd+F7</text:p>
          </table:table-cell>
          <table:table-cell table:style-name="Table16.A2" office:value-type="string">
            <text:p text:style-name="P17"><text:span text:style-name="Strong_20_Emphasis">Tools &gt; Thesaurus.</text:span></text:p>
          </table:table-cell>
        </table:table-row>
        <text:soft-page-break/>
        <table:table-row table:style-name="Table16.1">
          <table:table-cell table:style-name="Table16.A2" office:value-type="string">
            <text:p text:style-name="P17">Shift+Cmd+F7</text:p>
          </table:table-cell>
          <table:table-cell table:style-name="Table16.A2" office:value-type="string">
            <text:p text:style-name="P17"><text:span text:style-name="Strong_20_Emphasis">Tools &gt; Language &gt; Hangul/Hanja Conversion</text:span>. The availability of this menu option depends on selections in <text:span text:style-name="Strong_20_Emphasis">LibreOffice &gt; Preferences &gt; Language Setting &gt; Languages</text:span>.</text:p>
          </table:table-cell>
        </table:table-row>
        <table:table-row table:style-name="Table16.1">
          <table:table-cell table:style-name="Table16.A2" office:value-type="string">
            <text:p text:style-name="P17">Shift+F7</text:p>
          </table:table-cell>
          <table:table-cell table:style-name="Table16.A2" office:value-type="string">
            <text:p text:style-name="P17"><text:span text:style-name="Strong_20_Emphasis">Tools &gt; Automatic Spell Checking.</text:span></text:p>
          </table:table-cell>
        </table:table-row>
        <table:table-row table:style-name="Table16.1">
          <table:table-cell table:style-name="Table16.A2" office:value-type="string">
            <text:p text:style-name="P17">Cmd+F8</text:p>
          </table:table-cell>
          <table:table-cell table:style-name="Table16.A2" office:value-type="string">
            <text:p text:style-name="P17"><text:span text:style-name="Strong_20_Emphasis">View &gt; Value Highlighting.</text:span></text:p>
          </table:table-cell>
        </table:table-row>
        <table:table-row table:style-name="Table16.1">
          <table:table-cell table:style-name="Table16.A2" office:value-type="string">
            <text:p text:style-name="P17">F9</text:p>
          </table:table-cell>
          <table:table-cell table:style-name="Table16.A2" office:value-type="string">
            <text:p text:style-name="P17"><text:span text:style-name="Strong_20_Emphasis">Data &gt; Calculate &gt; Recalculate.</text:span></text:p>
          </table:table-cell>
        </table:table-row>
        <table:table-row table:style-name="Table16.1">
          <table:table-cell table:style-name="Table16.A2" office:value-type="string">
            <text:p text:style-name="P17">Shift+F9</text:p>
          </table:table-cell>
          <table:table-cell table:style-name="Table16.A2" office:value-type="string">
            <text:p text:style-name="P17"><text:span text:style-name="Strong_20_Emphasis">Tools &gt; Detective &gt; Trace Precedents.</text:span></text:p>
          </table:table-cell>
        </table:table-row>
        <table:table-row table:style-name="Table16.1">
          <table:table-cell table:style-name="Table16.A2" office:value-type="string">
            <text:p text:style-name="P17">Shift+Cmd+F9</text:p>
          </table:table-cell>
          <table:table-cell table:style-name="Table16.A2" office:value-type="string">
            <text:p text:style-name="P17"><text:span text:style-name="Strong_20_Emphasis">Data &gt; Calculate &gt; Recalculate Hard.</text:span></text:p>
          </table:table-cell>
        </table:table-row>
        <table:table-row table:style-name="Table16.1">
          <table:table-cell table:style-name="Table16.A2" office:value-type="string">
            <text:p text:style-name="P17">Shift+F11</text:p>
          </table:table-cell>
          <table:table-cell table:style-name="Table16.A2" office:value-type="string">
            <text:p text:style-name="P17"><text:span text:style-name="Strong_20_Emphasis">File &gt; Templates &gt; Save as Template.</text:span></text:p>
            <text:p text:style-name="P17">Via drop-down menu <text:span text:style-name="T16">on</text:span> <text:span text:style-name="Strong_20_Emphasis">Save</text:span> icon <text:span text:style-name="T14">o</text:span>n Standard toolbar.</text:p>
          </table:table-cell>
        </table:table-row>
        <table:table-row table:style-name="Table16.1">
          <table:table-cell table:style-name="Table16.A2" office:value-type="string">
            <text:p text:style-name="P17">F12</text:p>
          </table:table-cell>
          <table:table-cell table:style-name="Table16.A2" office:value-type="string">
            <text:p text:style-name="P17"><text:span text:style-name="Strong_20_Emphasis">Data &gt; Group and Outline &gt; Group.</text:span></text:p>
          </table:table-cell>
        </table:table-row>
        <table:table-row table:style-name="Table16.1">
          <table:table-cell table:style-name="Table16.A2" office:value-type="string">
            <text:p text:style-name="P17">Cmd+F12</text:p>
          </table:table-cell>
          <table:table-cell table:style-name="Table16.A2" office:value-type="string">
            <text:p text:style-name="P17"><text:span text:style-name="Strong_20_Emphasis">Data &gt; Group and Outline &gt; Ungroup.</text:span></text:p>
          </table:table-cell>
        </table:table-row>
      </table:table>
      <text:p text:style-name="P56">Table <text:sequence text:ref-name="refTable15" text:name="Table" text:formula="ooow:Table+1" style:num-format="1">16</text:sequence>: Number key shortcuts for menu and toolbar options</text:p>
      <table:table table:name="Table17" table:style-name="Table17">
        <table:table-column table:style-name="Table17.A"/>
        <table:table-column table:style-name="Table17.B"/>
        <table:table-header-rows>
          <table:table-row table:style-name="Table17.1">
            <table:table-cell table:style-name="Table17.A1" office:value-type="string">
              <text:p text:style-name="P62">macOS</text:p>
            </table:table-cell>
            <table:table-cell table:style-name="Table17.A1" office:value-type="string">
              <text:p text:style-name="P62">Equivalent Menu bar / toolbar option</text:p>
            </table:table-cell>
          </table:table-row>
        </table:table-header-rows>
        <table:table-row table:style-name="Table17.1">
          <table:table-cell table:style-name="Table17.A2" office:value-type="string">
            <text:p text:style-name="P17">Cmd+1</text:p>
          </table:table-cell>
          <table:table-cell table:style-name="Table17.A2" office:value-type="string">
            <text:p text:style-name="P17"><text:span text:style-name="Strong_20_Emphasis">Format &gt; Cells.</text:span></text:p>
          </table:table-cell>
        </table:table-row>
        <table:table-row table:style-name="Table17.1">
          <table:table-cell table:style-name="Table17.A2" office:value-type="string">
            <text:p text:style-name="P21">Ctrl+Shift+1</text:p>
          </table:table-cell>
          <table:table-cell table:style-name="Table17.A2" office:value-type="string">
            <text:p text:style-name="P17"><text:span text:style-name="Strong_20_Emphasis">Format &gt; Number Format &gt; Number</text:span> (use the “1” key on the main keyboard).</text:p>
            <text:p text:style-name="P17"><text:span text:style-name="Strong_20_Emphasis">Format as Number</text:span> icon <text:span text:style-name="T14">o</text:span>n Formatting toolbar.</text:p>
          </table:table-cell>
        </table:table-row>
        <table:table-row table:style-name="Table17.1">
          <table:table-cell table:style-name="Table17.A2" office:value-type="string">
            <text:p text:style-name="P21">Ctrl+Shift+2</text:p>
          </table:table-cell>
          <table:table-cell table:style-name="Table17.A2" office:value-type="string">
            <text:p text:style-name="P17"><text:span text:style-name="Strong_20_Emphasis">Format &gt; Number Format &gt; Scientific</text:span> (use the “2” key on the main keyboard).</text:p>
          </table:table-cell>
        </table:table-row>
        <table:table-row table:style-name="Table17.1">
          <table:table-cell table:style-name="Table17.A2" office:value-type="string">
            <text:p text:style-name="P21">Ctrl+Shift+3</text:p>
          </table:table-cell>
          <table:table-cell table:style-name="Table17.A2" office:value-type="string">
            <text:p text:style-name="P17"><text:span text:style-name="Strong_20_Emphasis">Format &gt; Number Format &gt; Date</text:span> (use the “3” key on the main keyboard).</text:p>
            <text:p text:style-name="P17"><text:span text:style-name="Strong_20_Emphasis">Format as Date</text:span> icon <text:span text:style-name="T14">o</text:span>n Formatting toolbar.</text:p>
          </table:table-cell>
        </table:table-row>
        <table:table-row table:style-name="Table17.1">
          <table:table-cell table:style-name="Table17.A2" office:value-type="string">
            <text:p text:style-name="P21">Ctrl+Shift+4</text:p>
          </table:table-cell>
          <table:table-cell table:style-name="Table17.A2" office:value-type="string">
            <text:p text:style-name="P17"><text:span text:style-name="Strong_20_Emphasis">Format &gt; Number Format &gt; Currency</text:span> (use the “4” key on the main keyboard).</text:p>
            <text:p text:style-name="P17"><text:span text:style-name="Strong_20_Emphasis">Format as Currency</text:span> icon <text:span text:style-name="T14">o</text:span>n Formatting toolbar.</text:p>
          </table:table-cell>
        </table:table-row>
        <table:table-row table:style-name="Table17.1">
          <table:table-cell table:style-name="Table17.A2" office:value-type="string">
            <text:p text:style-name="P21">Ctrl+Shift+5</text:p>
          </table:table-cell>
          <table:table-cell table:style-name="Table17.A2" office:value-type="string">
            <text:p text:style-name="P17"><text:span text:style-name="Strong_20_Emphasis">Format &gt; Number Format &gt; Percent </text:span>(use the “5” key on the main keyboard).</text:p>
            <text:p text:style-name="P17"><text:span text:style-name="Strong_20_Emphasis">Format as Percent</text:span> icon <text:span text:style-name="T14">o</text:span>n Formatting toolbar.</text:p>
          </table:table-cell>
        </table:table-row>
        <table:table-row table:style-name="Table17.1">
          <table:table-cell table:style-name="Table17.A2" office:value-type="string">
            <text:p text:style-name="P21">Ctrl+Shift+6</text:p>
          </table:table-cell>
          <table:table-cell table:style-name="Table17.A2" office:value-type="string">
            <text:p text:style-name="P17"><text:span text:style-name="Strong_20_Emphasis">Format &gt; Number Format &gt; General </text:span><text:s/>(use the “6” key on the main keyboard).</text:p>
          </table:table-cell>
        </table:table-row>
      </table:table>
      <text:list xml:id="list220557326742988" text:continue-list="list220555265336844" text:style-name="Heading_20_Note">
        <text:list-item>
          <text:p text:style-name="P74">Note</text:p>
        </text:list-item>
      </text:list>
      <text:p text:style-name="P51">The <text:span text:style-name="Strong_20_Emphasis">Format &gt; Spacing</text:span> menu appears to provide shortcuts for <text:span text:style-name="Strong_20_Emphasis">Line Spacing: 1.5</text:span> (<text:span text:style-name="Keystroke">Cmd+5</text:span>) and <text:span text:style-name="Strong_20_Emphasis">Line Spacing: 2</text:span> (<text:span text:style-name="Keystroke">Cmd+2</text:span>). However these options are never active in Calc <text:span text:style-name="T5">7.0</text:span> and so the shortcuts are not included in Table <text:sequence-ref text:reference-format="value" text:ref-name="refTable15">16</text:sequence-ref>.</text:p>
      <text:p text:style-name="P56">Table <text:sequence text:ref-name="refTable16" text:name="Table" text:formula="ooow:Table+1" style:num-format="1">17</text:sequence>: Letter key shortcuts for menu and toolbar options</text:p>
      <table:table table:name="Table18" table:style-name="Table18">
        <table:table-column table:style-name="Table18.A"/>
        <table:table-column table:style-name="Table18.B"/>
        <table:table-header-rows>
          <table:table-row table:style-name="Table18.1">
            <table:table-cell table:style-name="Table18.A1" office:value-type="string">
              <text:p text:style-name="P62">macOS</text:p>
            </table:table-cell>
            <table:table-cell table:style-name="Table18.A1" office:value-type="string">
              <text:p text:style-name="P62">Equivalent Menu bar / toolbar option</text:p>
            </table:table-cell>
          </table:table-row>
        </table:table-header-rows>
        <table:table-row table:style-name="Table18.1">
          <table:table-cell table:style-name="Table18.A2" office:value-type="string">
            <text:p text:style-name="P17">Cmd+B</text:p>
          </table:table-cell>
          <table:table-cell table:style-name="Table18.A2" office:value-type="string">
            <text:p text:style-name="P17"><text:span text:style-name="Strong_20_Emphasis">Format &gt; Text &gt; Bold.</text:span></text:p>
            <text:p text:style-name="P17"><text:span text:style-name="Strong_20_Emphasis">Bold</text:span> icon <text:span text:style-name="T14">o</text:span>n Formatting toolbar.</text:p>
          </table:table-cell>
        </table:table-row>
        <table:table-row table:style-name="Table18.1">
          <table:table-cell table:style-name="Table18.A2" office:value-type="string">
            <text:p text:style-name="P17">Shift+Cmd+B</text:p>
          </table:table-cell>
          <table:table-cell table:style-name="Table18.A2" office:value-type="string">
            <text:p text:style-name="P17"><text:span text:style-name="Strong_20_Emphasis">Format &gt; Text &gt; Subscript.</text:span></text:p>
          </table:table-cell>
        </table:table-row>
        <table:table-row table:style-name="Table18.1">
          <table:table-cell table:style-name="Table18.A2" office:value-type="string">
            <text:p text:style-name="P17">Cmd+C</text:p>
          </table:table-cell>
          <table:table-cell table:style-name="Table18.A2" office:value-type="string">
            <text:p text:style-name="P17"><text:span text:style-name="Strong_20_Emphasis">Edit &gt; Copy.</text:span></text:p>
            <text:p text:style-name="P17"><text:span text:style-name="Strong_20_Emphasis">Copy </text:span>icon <text:span text:style-name="T14">o</text:span>n Standard toolbar.</text:p>
          </table:table-cell>
        </table:table-row>
        <table:table-row table:style-name="Table18.1">
          <table:table-cell table:style-name="Table18.A2" office:value-type="string">
            <text:p text:style-name="P27">Shift+Cmd+C</text:p>
          </table:table-cell>
          <table:table-cell table:style-name="Table18.A2" office:value-type="string">
            <text:p text:style-name="P27"><text:span text:style-name="Strong_20_Emphasis">Edit &gt; Track Changes &gt; Record.</text:span></text:p>
          </table:table-cell>
        </table:table-row>
        <text:soft-page-break/>
        <table:table-row table:style-name="Table18.1">
          <table:table-cell table:style-name="Table18.A2" office:value-type="string">
            <text:p text:style-name="P17">Option+Cmd+C</text:p>
          </table:table-cell>
          <table:table-cell table:style-name="Table18.A2" office:value-type="string">
            <text:p text:style-name="P17"><text:span text:style-name="Strong_20_Emphasis">Insert &gt; Comment.</text:span></text:p>
            <text:p text:style-name="P26"><text:span text:style-name="Strong_20_Emphasis"><text:span text:style-name="T17">Sheets &gt; Cell Comments &gt; Edit Comment.</text:span></text:span></text:p>
            <text:p text:style-name="P17"><text:span text:style-name="Strong_20_Emphasis">Insert Comment</text:span> icon <text:span text:style-name="T14">o</text:span>n Standard toolbar.</text:p>
          </table:table-cell>
        </table:table-row>
        <table:table-row table:style-name="Table18.1">
          <table:table-cell table:style-name="Table18.A2" office:value-type="string">
            <text:p text:style-name="P17">Cmd+D</text:p>
          </table:table-cell>
          <table:table-cell table:style-name="Table18.A2" office:value-type="string">
            <text:p text:style-name="P17"><text:span text:style-name="Strong_20_Emphasis">Sheet &gt; Fill Cells &gt; Fill Down.</text:span></text:p>
          </table:table-cell>
        </table:table-row>
        <table:table-row table:style-name="Table18.1">
          <table:table-cell table:style-name="Table18.A2" office:value-type="string">
            <text:p text:style-name="P17">Cmd+E</text:p>
          </table:table-cell>
          <table:table-cell table:style-name="Table18.A2" office:value-type="string">
            <text:p text:style-name="P17"><text:span text:style-name="Strong_20_Emphasis">Format &gt; Align &gt; Centered.</text:span></text:p>
            <text:p text:style-name="P17"><text:span text:style-name="Strong_20_Emphasis">Align Center</text:span> icon <text:span text:style-name="T14">o</text:span>n Formatting toolbar.</text:p>
          </table:table-cell>
        </table:table-row>
        <table:table-row table:style-name="Table18.1">
          <table:table-cell table:style-name="Table18.A2" office:value-type="string">
            <text:p text:style-name="P17">Option+Cmd+E</text:p>
          </table:table-cell>
          <table:table-cell table:style-name="Table18.A2" office:value-type="string">
            <text:p text:style-name="P17"><text:span text:style-name="Strong_20_Emphasis">Tools &gt; Extension Manager.</text:span></text:p>
          </table:table-cell>
        </table:table-row>
        <table:table-row table:style-name="Table18.1">
          <table:table-cell table:style-name="Table18.A2" office:value-type="string">
            <text:p text:style-name="P17">Cmd+F</text:p>
          </table:table-cell>
          <table:table-cell table:style-name="Table18.A2" office:value-type="string">
            <text:p text:style-name="P17"><text:span text:style-name="Strong_20_Emphasis">Edit &gt; Find.</text:span></text:p>
          </table:table-cell>
        </table:table-row>
        <table:table-row table:style-name="Table18.1">
          <table:table-cell table:style-name="Table18.A2" office:value-type="string">
            <text:p text:style-name="P17">Option+Cmd+F</text:p>
          </table:table-cell>
          <table:table-cell table:style-name="Table18.A2" office:value-type="string">
            <text:p text:style-name="P17"><text:span text:style-name="Strong_20_Emphasis">Edit &gt; Find </text:span><text:span text:style-name="Strong_20_Emphasis"><text:span text:style-name="T17">and</text:span></text:span><text:span text:style-name="Strong_20_Emphasis"> Replace.</text:span></text:p>
            <text:p text:style-name="P17"><text:span text:style-name="Strong_20_Emphasis">Find </text:span><text:span text:style-name="Strong_20_Emphasis"><text:span text:style-name="T17">and</text:span></text:span><text:span text:style-name="Strong_20_Emphasis"> Replace</text:span> icon <text:span text:style-name="T14">o</text:span>n Standard toolbar.</text:p>
          </table:table-cell>
        </table:table-row>
        <table:table-row table:style-name="Table18.12">
          <table:table-cell table:style-name="Table18.A2" office:value-type="string">
            <text:p text:style-name="P21">Ctrl+Cmd+F</text:p>
          </table:table-cell>
          <table:table-cell table:style-name="Table18.A2" office:value-type="string">
            <text:p text:style-name="P17"><text:span text:style-name="Strong_20_Emphasis">View &gt; Full Screen.</text:span></text:p>
          </table:table-cell>
        </table:table-row>
        <table:table-row table:style-name="Table18.12">
          <table:table-cell table:style-name="Table18.A2" office:value-type="string">
            <text:p text:style-name="P17">Cmd+H</text:p>
          </table:table-cell>
          <table:table-cell table:style-name="Table18.A2" office:value-type="string">
            <text:p text:style-name="P17"><text:span text:style-name="Strong_20_Emphasis">LibreOffice &gt; Hide LibreOffice.</text:span></text:p>
          </table:table-cell>
        </table:table-row>
        <table:table-row table:style-name="Table18.1">
          <table:table-cell table:style-name="Table18.A2" office:value-type="string">
            <text:p text:style-name="P17">Cmd+I</text:p>
          </table:table-cell>
          <table:table-cell table:style-name="Table18.A2" office:value-type="string">
            <text:p text:style-name="P17"><text:span text:style-name="Strong_20_Emphasis">Format &gt; Text &gt; Italic.</text:span></text:p>
            <text:p text:style-name="P17"><text:span text:style-name="Strong_20_Emphasis">Italic</text:span> icon <text:span text:style-name="T14">o</text:span>n Formatting toolbar.</text:p>
          </table:table-cell>
        </table:table-row>
        <table:table-row table:style-name="Table18.1">
          <table:table-cell table:style-name="Table18.A2" office:value-type="string">
            <text:p text:style-name="P17">Cmd+J</text:p>
          </table:table-cell>
          <table:table-cell table:style-name="Table18.A2" office:value-type="string">
            <text:p text:style-name="P17"><text:span text:style-name="Strong_20_Emphasis">Format &gt; Align &gt; Justified.</text:span></text:p>
          </table:table-cell>
        </table:table-row>
        <table:table-row table:style-name="Table18.1">
          <table:table-cell table:style-name="Table18.A2" office:value-type="string">
            <text:p text:style-name="P17">Cmd+K</text:p>
          </table:table-cell>
          <table:table-cell table:style-name="Table18.A2" office:value-type="string">
            <text:p text:style-name="P17"><text:span text:style-name="Strong_20_Emphasis">Insert &gt; Hyperlink.</text:span></text:p>
            <text:p text:style-name="P17"><text:span text:style-name="Strong_20_Emphasis">Insert Hyperlink</text:span> icon <text:span text:style-name="T14">o</text:span>n Standard toolbar.</text:p>
          </table:table-cell>
        </table:table-row>
        <table:table-row table:style-name="Table18.1">
          <table:table-cell table:style-name="Table18.A2" office:value-type="string">
            <text:p text:style-name="P17">Cmd+L</text:p>
          </table:table-cell>
          <table:table-cell table:style-name="Table18.A2" office:value-type="string">
            <text:p text:style-name="P17"><text:span text:style-name="Strong_20_Emphasis">Format &gt; Align &gt; Left.</text:span></text:p>
            <text:p text:style-name="P17"><text:span text:style-name="Strong_20_Emphasis">Align Left</text:span> icon <text:span text:style-name="T14">o</text:span>n Formatting toolbar.</text:p>
          </table:table-cell>
        </table:table-row>
        <table:table-row table:style-name="Table18.1">
          <table:table-cell table:style-name="Table18.A2" office:value-type="string">
            <text:p text:style-name="P21">Ctrl+M</text:p>
          </table:table-cell>
          <table:table-cell table:style-name="Table18.A2" office:value-type="string">
            <text:p text:style-name="P17"><text:span text:style-name="Strong_20_Emphasis">Format &gt; Clear Direct Formatting.</text:span></text:p>
            <text:p text:style-name="P17"><text:span text:style-name="Strong_20_Emphasis">Clear Direct Formatting</text:span> icon <text:span text:style-name="T14">o</text:span>n Standard toolbar.</text:p>
          </table:table-cell>
        </table:table-row>
        <table:table-row table:style-name="Table18.1">
          <table:table-cell table:style-name="Table18.A2" office:value-type="string">
            <text:p text:style-name="P17">Shift+Cmd+M</text:p>
          </table:table-cell>
          <table:table-cell table:style-name="Table18.A2" office:value-type="string">
            <text:p text:style-name="P17"><text:span text:style-name="Strong_20_Emphasis">Edit &gt; Edit Mode.</text:span></text:p>
          </table:table-cell>
        </table:table-row>
        <table:table-row table:style-name="Table18.1">
          <table:table-cell table:style-name="Table18.A2" office:value-type="string">
            <text:p text:style-name="P17">Cmd+N</text:p>
          </table:table-cell>
          <table:table-cell table:style-name="Table18.A2" office:value-type="string">
            <text:p text:style-name="P17"><text:span text:style-name="Strong_20_Emphasis">File &gt; New &gt; Spreadsheet.</text:span></text:p>
            <text:p text:style-name="P17"><text:span text:style-name="Strong_20_Emphasis">New</text:span> icon <text:span text:style-name="T14">o</text:span>n Standard toolbar.</text:p>
          </table:table-cell>
        </table:table-row>
        <table:table-row table:style-name="Table18.1">
          <table:table-cell table:style-name="Table18.A2" office:value-type="string">
            <text:p text:style-name="P17">Shift+Cmd+N</text:p>
          </table:table-cell>
          <table:table-cell table:style-name="Table18.A2" office:value-type="string">
            <text:p text:style-name="P17"><text:span text:style-name="Strong_20_Emphasis">File &gt; New &gt; Templates.</text:span></text:p>
            <text:p text:style-name="P17"><text:span text:style-name="Strong_20_Emphasis">File &gt; Templates &gt; Manage Templates.</text:span></text:p>
            <text:p text:style-name="P17">Via drop-down menu <text:span text:style-name="T16">on</text:span> <text:span text:style-name="Strong_20_Emphasis">New</text:span> icon <text:span text:style-name="T14">o</text:span>n Standard toolbar.</text:p>
          </table:table-cell>
        </table:table-row>
        <table:table-row table:style-name="Table18.1">
          <table:table-cell table:style-name="Table18.A2" office:value-type="string">
            <text:p text:style-name="P17">Cmd+O</text:p>
          </table:table-cell>
          <table:table-cell table:style-name="Table18.A2" office:value-type="string">
            <text:p text:style-name="P17"><text:span text:style-name="Strong_20_Emphasis">File &gt; Open.</text:span></text:p>
            <text:p text:style-name="P17"><text:span text:style-name="Strong_20_Emphasis">Open</text:span> icon <text:span text:style-name="T14">o</text:span>n Standard toolbar.</text:p>
          </table:table-cell>
        </table:table-row>
        <table:table-row table:style-name="Table18.1">
          <table:table-cell table:style-name="Table18.A2" office:value-type="string">
            <text:p text:style-name="P17">Shift+Cmd+O</text:p>
          </table:table-cell>
          <table:table-cell table:style-name="Table18.A2" office:value-type="string">
            <text:p text:style-name="P17"><text:span text:style-name="Strong_20_Emphasis">File &gt; Print Preview.</text:span></text:p>
            <text:p text:style-name="P17"><text:span text:style-name="Strong_20_Emphasis">Toogle Print Preview</text:span> icon <text:span text:style-name="T14">o</text:span>n Standard toolbar.</text:p>
          </table:table-cell>
        </table:table-row>
        <table:table-row table:style-name="Table18.1">
          <table:table-cell table:style-name="Table18.A2" office:value-type="string">
            <text:p text:style-name="P17">Cmd+P</text:p>
          </table:table-cell>
          <table:table-cell table:style-name="Table18.A2" office:value-type="string">
            <text:p text:style-name="P17"><text:span text:style-name="Strong_20_Emphasis">File &gt; Print.</text:span></text:p>
            <text:p text:style-name="P17"><text:span text:style-name="Strong_20_Emphasis">Print</text:span> icon <text:span text:style-name="T14">o</text:span>n Standard toolbar.</text:p>
          </table:table-cell>
        </table:table-row>
        <table:table-row table:style-name="Table18.1">
          <table:table-cell table:style-name="Table18.A2" office:value-type="string">
            <text:p text:style-name="P17">Shift+Cmd+P</text:p>
          </table:table-cell>
          <table:table-cell table:style-name="Table18.A2" office:value-type="string">
            <text:p text:style-name="P17"><text:span text:style-name="Strong_20_Emphasis">Format &gt; Text &gt; Superscript.</text:span></text:p>
          </table:table-cell>
        </table:table-row>
        <table:table-row table:style-name="Table18.1">
          <table:table-cell table:style-name="Table18.A2" office:value-type="string">
            <text:p text:style-name="P17">Cmd+Q</text:p>
          </table:table-cell>
          <table:table-cell table:style-name="Table18.A2" office:value-type="string">
            <text:p text:style-name="P17"><text:span text:style-name="Strong_20_Emphasis">LibreOffice &gt; Quit LibreOffice.</text:span></text:p>
          </table:table-cell>
        </table:table-row>
        <table:table-row table:style-name="Table18.1">
          <table:table-cell table:style-name="Table18.A2" office:value-type="string">
            <text:p text:style-name="P17">Cmd+R</text:p>
          </table:table-cell>
          <table:table-cell table:style-name="Table18.A2" office:value-type="string">
            <text:p text:style-name="P17"><text:span text:style-name="Strong_20_Emphasis">Format &gt; Align &gt; Right.</text:span></text:p>
            <text:p text:style-name="P17"><text:span text:style-name="Strong_20_Emphasis">Align Right </text:span>icon <text:span text:style-name="T14">o</text:span>n Formatting toolbar.</text:p>
          </table:table-cell>
        </table:table-row>
        <table:table-row table:style-name="Table18.1">
          <table:table-cell table:style-name="Table18.A2" office:value-type="string">
            <text:p text:style-name="P17">Cmd+S</text:p>
          </table:table-cell>
          <table:table-cell table:style-name="Table18.A2" office:value-type="string">
            <text:p text:style-name="P17"><text:span text:style-name="Strong_20_Emphasis">File &gt; Save.</text:span></text:p>
            <text:p text:style-name="P17"><text:span text:style-name="Strong_20_Emphasis">Save</text:span> icon <text:span text:style-name="T14">o</text:span>n Standard toolbar.</text:p>
          </table:table-cell>
        </table:table-row>
        <table:table-row table:style-name="Table18.1">
          <table:table-cell table:style-name="Table18.A2" office:value-type="string">
            <text:p text:style-name="P17">Shift+Cmd+S</text:p>
          </table:table-cell>
          <table:table-cell table:style-name="Table18.A2" office:value-type="string">
            <text:p text:style-name="P17"><text:span text:style-name="Strong_20_Emphasis">File &gt; Save As.</text:span></text:p>
          </table:table-cell>
        </table:table-row>
        <table:table-row table:style-name="Table18.1">
          <table:table-cell table:style-name="Table18.A2" office:value-type="string">
            <text:p text:style-name="P26">Cmd+T</text:p>
          </table:table-cell>
          <table:table-cell table:style-name="Table18.A2" office:value-type="string">
            <text:p text:style-name="P26"><text:span text:style-name="Strong_20_Emphasis">View &gt; Styles.</text:span></text:p>
            <text:p text:style-name="P26"><text:span text:style-name="Strong_20_Emphasis">Styles &gt; Manage Styles</text:span>.</text:p>
          </table:table-cell>
        </table:table-row>
        <text:soft-page-break/>
        <table:table-row table:style-name="Table18.1">
          <table:table-cell table:style-name="Table18.A2" office:value-type="string">
            <text:p text:style-name="P17">Cmd+U</text:p>
          </table:table-cell>
          <table:table-cell table:style-name="Table18.A2" office:value-type="string">
            <text:p text:style-name="P17"><text:span text:style-name="Strong_20_Emphasis">Underline</text:span> icon <text:span text:style-name="T14">o</text:span>n Formatting toolbar.</text:p>
          </table:table-cell>
        </table:table-row>
        <table:table-row table:style-name="Table18.1">
          <table:table-cell table:style-name="Table18.A2" office:value-type="string">
            <text:p text:style-name="P17">Cmd+V</text:p>
          </table:table-cell>
          <table:table-cell table:style-name="Table18.A2" office:value-type="string">
            <text:p text:style-name="P17"><text:span text:style-name="Strong_20_Emphasis">Edit &gt; Paste.</text:span></text:p>
            <text:p text:style-name="P17"><text:span text:style-name="Strong_20_Emphasis">Paste</text:span> icon <text:span text:style-name="T14">o</text:span>n Standard toolbar.</text:p>
          </table:table-cell>
        </table:table-row>
        <table:table-row table:style-name="Table18.1">
          <table:table-cell table:style-name="Table18.A2" office:value-type="string">
            <text:p text:style-name="P17">Shift+Cmd+V</text:p>
          </table:table-cell>
          <table:table-cell table:style-name="Table18.A2" office:value-type="string">
            <text:p text:style-name="P17"><text:span text:style-name="Strong_20_Emphasis">Edit &gt; Paste Special &gt; Paste Special.</text:span></text:p>
          </table:table-cell>
        </table:table-row>
        <table:table-row table:style-name="Table18.1">
          <table:table-cell table:style-name="Table18.A2" office:value-type="string">
            <text:p text:style-name="P17">Option++Cmd+V</text:p>
          </table:table-cell>
          <table:table-cell table:style-name="Table18.A2" office:value-type="string">
            <text:p text:style-name="P17"><text:span text:style-name="Strong_20_Emphasis">Edit &gt; Paste Special &gt; Paste Unformatted Text.</text:span></text:p>
          </table:table-cell>
        </table:table-row>
        <table:table-row table:style-name="Table18.1">
          <table:table-cell table:style-name="Table18.A2" office:value-type="string">
            <text:p text:style-name="P17">Cmd+W</text:p>
          </table:table-cell>
          <table:table-cell table:style-name="Table18.A2" office:value-type="string">
            <text:p text:style-name="P17"><text:span text:style-name="Strong_20_Emphasis">Window &gt; Close Window.</text:span></text:p>
          </table:table-cell>
        </table:table-row>
        <table:table-row table:style-name="Table18.1">
          <table:table-cell table:style-name="Table18.A2" office:value-type="string">
            <text:p text:style-name="P17">Cmd+X</text:p>
          </table:table-cell>
          <table:table-cell table:style-name="Table18.A2" office:value-type="string">
            <text:p text:style-name="P17"><text:span text:style-name="Strong_20_Emphasis">Edit &gt; Cut.</text:span></text:p>
            <text:p text:style-name="P17"><text:span text:style-name="Strong_20_Emphasis">Cut</text:span> icon <text:span text:style-name="T14">o</text:span>n Standard toolbar.</text:p>
          </table:table-cell>
        </table:table-row>
        <table:table-row table:style-name="Table18.1">
          <table:table-cell table:style-name="Table18.A2" office:value-type="string">
            <text:p text:style-name="P17">Cmd+Y</text:p>
          </table:table-cell>
          <table:table-cell table:style-name="Table18.A2" office:value-type="string">
            <text:p text:style-name="P17"><text:span text:style-name="Strong_20_Emphasis">Edit &gt; Redo.</text:span></text:p>
            <text:p text:style-name="P17"><text:span text:style-name="Strong_20_Emphasis">Redo</text:span> icon <text:span text:style-name="T14">o</text:span>n Standard toolbar.</text:p>
          </table:table-cell>
        </table:table-row>
        <table:table-row table:style-name="Table18.1">
          <table:table-cell table:style-name="Table18.A2" office:value-type="string">
            <text:p text:style-name="P17">Shift+Cmd+Y</text:p>
          </table:table-cell>
          <table:table-cell table:style-name="Table18.A2" office:value-type="string">
            <text:p text:style-name="P17"><text:span text:style-name="Strong_20_Emphasis">Edit &gt; Repeat.</text:span></text:p>
          </table:table-cell>
        </table:table-row>
        <table:table-row table:style-name="Table18.1">
          <table:table-cell table:style-name="Table18.A2" office:value-type="string">
            <text:p text:style-name="P17">Cmd+Z</text:p>
          </table:table-cell>
          <table:table-cell table:style-name="Table18.A2" office:value-type="string">
            <text:p text:style-name="P17"><text:span text:style-name="Strong_20_Emphasis">Edit &gt; Undo.</text:span></text:p>
            <text:p text:style-name="P17"><text:span text:style-name="Strong_20_Emphasis">Undo</text:span> icon <text:span text:style-name="T14">o</text:span>n Standard toolbar.</text:p>
          </table:table-cell>
        </table:table-row>
      </table:table>
      <text:p text:style-name="P45">Table <text:sequence text:ref-name="refTable17" text:name="Table" text:formula="ooow:Table+1" style:num-format="1">18</text:sequence>: Other shortcuts for menu and toolbar options</text:p>
      <table:table table:name="Table19" table:style-name="Table19">
        <table:table-column table:style-name="Table19.A"/>
        <table:table-column table:style-name="Table19.B"/>
        <table:table-header-rows>
          <table:table-row table:style-name="Table19.1">
            <table:table-cell table:style-name="Table19.A1" office:value-type="string">
              <text:p text:style-name="P62">macOS</text:p>
            </table:table-cell>
            <table:table-cell table:style-name="Table19.A1" office:value-type="string">
              <text:p text:style-name="P62">Equivalent Menu bar / toolbar option</text:p>
            </table:table-cell>
          </table:table-row>
        </table:table-header-rows>
        <table:table-row table:style-name="Table19.1">
          <table:table-cell table:style-name="Table19.A2" office:value-type="string">
            <text:p text:style-name="P17">Shift+Cmd+Pg Up</text:p>
          </table:table-cell>
          <table:table-cell table:style-name="Table19.A2" office:value-type="string">
            <text:p text:style-name="P17"><text:span text:style-name="Strong_20_Emphasis">Edit &gt; Select &gt; Select to Previous Sheet.</text:span> (In Calc <text:span text:style-name="T18">7.0</text:span>, the menu option indicates an up arrow symbol rather than a page up symbol).</text:p>
          </table:table-cell>
        </table:table-row>
        <table:table-row table:style-name="Table19.1">
          <table:table-cell table:style-name="Table19.A2" office:value-type="string">
            <text:p text:style-name="P17">Shift+Cmd+Pg Dn</text:p>
          </table:table-cell>
          <table:table-cell table:style-name="Table19.A2" office:value-type="string">
            <text:p text:style-name="P18"><text:span text:style-name="Strong_20_Emphasis">Edit &gt; Select &gt; Select to Next Sheet.</text:span> (In Calc <text:span text:style-name="T18">7</text:span>.<text:span text:style-name="T18">0</text:span>, the menu option indicates a down arrow symbol rather than a page down symbol).</text:p>
          </table:table-cell>
        </table:table-row>
        <table:table-row table:style-name="Table19.1">
          <table:table-cell table:style-name="Table19.A2" office:value-type="string">
            <text:p text:style-name="P22">Delete</text:p>
          </table:table-cell>
          <table:table-cell table:style-name="Table19.A2" office:value-type="string">
            <text:p text:style-name="P17"><text:span text:style-name="Strong_20_Emphasis">Sheet &gt; Clear Cells.</text:span></text:p>
          </table:table-cell>
        </table:table-row>
        <table:table-row table:style-name="Table19.1">
          <table:table-cell table:style-name="Table19.A2" office:value-type="string">
            <text:p text:style-name="P21">Ctrl+Space</text:p>
          </table:table-cell>
          <table:table-cell table:style-name="Table19.A2" office:value-type="string">
            <text:p text:style-name="P17"><text:span text:style-name="Strong_20_Emphasis">Edit &gt; Select &gt; Select Column.</text:span></text:p>
          </table:table-cell>
        </table:table-row>
        <table:table-row table:style-name="Table19.1">
          <table:table-cell table:style-name="Table19.A2" office:value-type="string">
            <text:p text:style-name="P17">Shift+Space</text:p>
          </table:table-cell>
          <table:table-cell table:style-name="Table19.A2" office:value-type="string">
            <text:p text:style-name="P17"><text:span text:style-name="Strong_20_Emphasis">Edit &gt; Select &gt; Select Row.</text:span></text:p>
          </table:table-cell>
        </table:table-row>
        <table:table-row table:style-name="Table19.1">
          <table:table-cell table:style-name="Table19.A2" office:value-type="string">
            <text:p text:style-name="P21">Ctrl+Shift+Space</text:p>
            <text:p text:style-name="P19">Cmd+A</text:p>
          </table:table-cell>
          <table:table-cell table:style-name="Table19.A2" office:value-type="string">
            <text:p text:style-name="P17"><text:span text:style-name="Strong_20_Emphasis">Edit &gt; Select All.</text:span></text:p>
          </table:table-cell>
        </table:table-row>
        <table:table-row table:style-name="Table19.1">
          <table:table-cell table:style-name="Table19.A2" office:value-type="string">
            <text:p text:style-name="P17">Cmd++</text:p>
          </table:table-cell>
          <table:table-cell table:style-name="Table19.A2" office:value-type="string">
            <text:p text:style-name="P17"><text:span text:style-name="Strong_20_Emphasis">Sheet &gt; Insert Cells</text:span> (use the + key on the numeric keypad).</text:p>
          </table:table-cell>
        </table:table-row>
        <table:table-row table:style-name="Table19.1">
          <table:table-cell table:style-name="Table19.A2" office:value-type="string">
            <text:p text:style-name="P17">Cmd+-</text:p>
          </table:table-cell>
          <table:table-cell table:style-name="Table19.A2" office:value-type="string">
            <text:p text:style-name="P17"><text:span text:style-name="Strong_20_Emphasis">Sheet &gt; Delete Cells.</text:span></text:p>
          </table:table-cell>
        </table:table-row>
        <table:table-row table:style-name="Table19.1">
          <table:table-cell table:style-name="Table19.A2" office:value-type="string">
            <text:p text:style-name="P17">Cmd+*</text:p>
          </table:table-cell>
          <table:table-cell table:style-name="Table19.A2" office:value-type="string">
            <text:p text:style-name="P17"><text:span text:style-name="Strong_20_Emphasis">Edit &gt; Select &gt; Select Data Area</text:span>.</text:p>
          </table:table-cell>
        </table:table-row>
        <table:table-row table:style-name="Table19.1">
          <table:table-cell table:style-name="Table19.A2" office:value-type="string">
            <text:p text:style-name="P17">Cmd+;</text:p>
          </table:table-cell>
          <table:table-cell table:style-name="Table19.A2" office:value-type="string">
            <text:p text:style-name="P17"><text:span text:style-name="Strong_20_Emphasis">Insert &gt; Date.</text:span></text:p>
          </table:table-cell>
        </table:table-row>
        <table:table-row table:style-name="Table19.1">
          <table:table-cell table:style-name="Table19.A2" office:value-type="string">
            <text:p text:style-name="P26">Shift+Cmd+;</text:p>
          </table:table-cell>
          <table:table-cell table:style-name="Table19.A2" office:value-type="string">
            <text:p text:style-name="P26"><text:span text:style-name="Strong_20_Emphasis">Tools &gt; Spelling.</text:span></text:p>
            <text:p text:style-name="P26"><text:span text:style-name="Strong_20_Emphasis">Spelling</text:span> icon <text:span text:style-name="T14">o</text:span>n Standard toolbar.</text:p>
          </table:table-cell>
        </table:table-row>
        <table:table-row table:style-name="Table19.1">
          <table:table-cell table:style-name="Table19.A2" office:value-type="string">
            <text:p text:style-name="P26">Cmd+,</text:p>
          </table:table-cell>
          <table:table-cell table:style-name="Table19.A2" office:value-type="string">
            <text:p text:style-name="P26"><text:span text:style-name="Strong_20_Emphasis">LibreOffice &gt; Preferences</text:span>.</text:p>
          </table:table-cell>
        </table:table-row>
      </table:table>
      <text:h text:style-name="Heading_20_2" text:outline-level="2"><text:bookmark-start text:name="__RefHeading___Toc3133_34639060161"/>Other Calc keyboard shortcuts<text:bookmark-end text:name="__RefHeading___Toc3133_34639060161"/></text:h>
      <text:p text:style-name="P37">Tables <text:sequence-ref text:reference-format="value" text:ref-name="refTable18">19</text:sequence-ref><text:s/>to <text:sequence-ref text:reference-format="value" text:ref-name="refTable23">24</text:sequence-ref><text:s/>provide lists of additional Calc keyboard shortcuts that may be less obvious to users because they are not indicated on Menu bar items or in tooltips associated with icons <text:span text:style-name="T14">o</text:span>n the Standard and Formatting toolbars.</text:p>
      <text:p text:style-name="P41">Table <text:sequence text:ref-name="refTable18" text:name="Table" text:formula="ooow:Table+1" style:num-format="1">19</text:sequence>: Other function key shortcuts</text:p>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macOS</text:p>
            </table:table-cell>
            <table:table-cell table:style-name="Table20.A1" office:value-type="string">
              <text:p text:style-name="Table_20_Heading">Description</text:p>
            </table:table-cell>
          </table:table-row>
        </table:table-header-rows>
        <table:table-row table:style-name="Table20.1">
          <table:table-cell table:style-name="Table20.A2" office:value-type="string">
            <text:p text:style-name="P17">Shift+F1</text:p>
          </table:table-cell>
          <table:table-cell table:style-name="Table20.A2" office:value-type="string">
            <text:p text:style-name="P17">Display context sensitive help.</text:p>
          </table:table-cell>
        </table:table-row>
        <table:table-row table:style-name="Table20.1">
          <table:table-cell table:style-name="Table20.A2" office:value-type="string">
            <text:p text:style-name="P17">Cmd+F1</text:p>
          </table:table-cell>
          <table:table-cell table:style-name="Table20.A2" office:value-type="string">
            <text:p text:style-name="P17">Display the comment attached to the current cell.</text:p>
          </table:table-cell>
        </table:table-row>
        <text:soft-page-break/>
        <table:table-row table:style-name="Table20.1">
          <table:table-cell table:style-name="Table20.A2" office:value-type="string">
            <text:p text:style-name="P17">Shift+Cmd+F2</text:p>
          </table:table-cell>
          <table:table-cell table:style-name="Table20.A2" office:value-type="string">
            <text:p text:style-name="P17">Moves the cursor to the Input line where you can enter a formula for the current cell.</text:p>
          </table:table-cell>
        </table:table-row>
        <table:table-row table:style-name="Table20.1">
          <table:table-cell table:style-name="Table20.A2" office:value-type="string">
            <text:p text:style-name="P17">Shift+Cmd+F5</text:p>
            <text:p text:style-name="P17">Shift+Cmd+T</text:p>
          </table:table-cell>
          <table:table-cell table:style-name="Table20.A2" office:value-type="string">
            <text:p text:style-name="P17">Moves the cursor to the Name Box field <text:span text:style-name="T15">o</text:span>n the Formula bar.</text:p>
          </table:table-cell>
        </table:table-row>
        <table:table-row table:style-name="Table20.1">
          <table:table-cell table:style-name="Table20.A2" office:value-type="string">
            <text:p text:style-name="P13">F8</text:p>
          </table:table-cell>
          <table:table-cell table:style-name="Table20.A2" office:value-type="string">
            <text:p text:style-name="P13">Toggles between the standard and extending selection modes.</text:p>
          </table:table-cell>
        </table:table-row>
        <table:table-row table:style-name="Table20.1">
          <table:table-cell table:style-name="Table20.A2" office:value-type="string">
            <text:p text:style-name="P17">Shift+F8</text:p>
          </table:table-cell>
          <table:table-cell table:style-name="Table20.A2" office:value-type="string">
            <text:p text:style-name="P13">Toggles between the standard and adding selection modes.</text:p>
          </table:table-cell>
        </table:table-row>
      </table:table>
      <text:p text:style-name="P45">Table <text:sequence text:ref-name="refTable19" text:name="Table" text:formula="ooow:Table+1" style:num-format="1">20</text:sequence>: Other letter key shortcuts</text:p>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macOS</text:p>
            </table:table-cell>
            <table:table-cell table:style-name="Table21.A1" office:value-type="string">
              <text:p text:style-name="Table_20_Heading">Description</text:p>
            </table:table-cell>
          </table:table-row>
        </table:table-header-rows>
        <table:table-row table:style-name="Table21.1">
          <table:table-cell table:style-name="Table21.A2" office:value-type="string">
            <text:p text:style-name="P17">Cmd+G</text:p>
          </table:table-cell>
          <table:table-cell table:style-name="Table21.A2" office:value-type="string">
            <text:p text:style-name="P13">Repeat search forwards.</text:p>
          </table:table-cell>
        </table:table-row>
        <table:table-row table:style-name="Table21.1">
          <table:table-cell table:style-name="Table21.A2" office:value-type="string">
            <text:p text:style-name="P17">Shift+Cmd+R</text:p>
          </table:table-cell>
          <table:table-cell table:style-name="Table21.A2" office:value-type="string">
            <text:p text:style-name="P17">Redraws the document view. </text:p>
          </table:table-cell>
        </table:table-row>
        <table:table-row table:style-name="Table21.1">
          <table:table-cell table:style-name="Table21.A2" office:value-type="string">
            <text:p text:style-name="P17">Shift+Cmd+Z</text:p>
          </table:table-cell>
          <table:table-cell table:style-name="Table21.A2" office:value-type="string">
            <text:p text:style-name="P17">Reverses the action of the last undo command.</text:p>
          </table:table-cell>
        </table:table-row>
      </table:table>
      <text:p text:style-name="P45"/>
      <text:p text:style-name="P56">Table <text:sequence text:ref-name="refTable20" text:name="Table" text:formula="ooow:Table+1" style:num-format="1">21</text:sequence>: Arrow key shortcuts</text:p>
      <table:table table:name="Table22" table:style-name="Table22">
        <table:table-column table:style-name="Table22.A"/>
        <table:table-column table:style-name="Table22.B"/>
        <table:table-header-rows>
          <table:table-row table:style-name="Table22.1">
            <table:table-cell table:style-name="Table22.A1" office:value-type="string">
              <text:p text:style-name="Table_20_Heading">macOS</text:p>
            </table:table-cell>
            <table:table-cell table:style-name="Table22.A1" office:value-type="string">
              <text:p text:style-name="Table_20_Heading">Description</text:p>
            </table:table-cell>
          </table:table-row>
        </table:table-header-rows>
        <table:table-row table:style-name="Table22.1">
          <table:table-cell table:style-name="Table22.A2" office:value-type="string">
            <text:p text:style-name="P14">🠕</text:p>
          </table:table-cell>
          <table:table-cell table:style-name="Table22.A2" office:value-type="string">
            <text:p text:style-name="P17">Moves the cell focus up.</text:p>
          </table:table-cell>
        </table:table-row>
        <table:table-row table:style-name="Table22.1">
          <table:table-cell table:style-name="Table22.A2" office:value-type="string">
            <text:p text:style-name="P17">Cmd+🠕</text:p>
          </table:table-cell>
          <table:table-cell table:style-name="Table22.A2" office:value-type="string">
            <text:p text:style-name="P17">Moves the cursor in the up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Shift+🠕</text:p>
          </table:table-cell>
          <table:table-cell table:style-name="Table22.A2" office:value-type="string">
            <text:p text:style-name="P17">Selects the adjacent cell or cells located in the up direction.</text:p>
          </table:table-cell>
        </table:table-row>
        <table:table-row table:style-name="Table22.1">
          <table:table-cell table:style-name="Table22.A2" office:value-type="string">
            <text:p text:style-name="P17">Shift+Cmd+🠕</text:p>
          </table:table-cell>
          <table:table-cell table:style-name="Table22.A2" office:value-type="string">
            <text:p text:style-name="P17">Selects in the up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Shift+🠕</text:p>
          </table:table-cell>
          <table:table-cell table:style-name="Table22.A2" office:value-type="string">
            <text:p text:style-name="P17">Optimizes the row height based on the current cell.</text:p>
          </table:table-cell>
        </table:table-row>
        <table:table-row table:style-name="Table22.1">
          <table:table-cell table:style-name="Table22.A2" office:value-type="string">
            <text:p text:style-name="P6">🠖</text:p>
          </table:table-cell>
          <table:table-cell table:style-name="Table22.A2" office:value-type="string">
            <text:p text:style-name="P17">Moves the cell focus right.</text:p>
          </table:table-cell>
        </table:table-row>
        <table:table-row table:style-name="Table22.1">
          <table:table-cell table:style-name="Table22.A2" office:value-type="string">
            <text:p text:style-name="P17">Cmd+🠖</text:p>
          </table:table-cell>
          <table:table-cell table:style-name="Table22.A2" office:value-type="string">
            <text:p text:style-name="P17">Moves the cursor in the right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Shift+🠖</text:p>
          </table:table-cell>
          <table:table-cell table:style-name="Table22.A2" office:value-type="string">
            <text:p text:style-name="P17">Selects the adjacent cell or cells located in the right direction.</text:p>
          </table:table-cell>
        </table:table-row>
        <table:table-row table:style-name="Table22.1">
          <table:table-cell table:style-name="Table22.A2" office:value-type="string">
            <text:p text:style-name="P17">Shift+Cmd+🠖</text:p>
          </table:table-cell>
          <table:table-cell table:style-name="Table22.A2" office:value-type="string">
            <text:p text:style-name="P17">Selects in the right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text:p>
          </table:table-cell>
          <table:table-cell table:style-name="Table22.A2" office:value-type="string">
            <text:p text:style-name="P17">Increases the width of the current column.</text:p>
          </table:table-cell>
        </table:table-row>
        <table:table-row table:style-name="Table22.1">
          <table:table-cell table:style-name="Table22.A2" office:value-type="string">
            <text:p text:style-name="P17">Option+Shift+🠖</text:p>
          </table:table-cell>
          <table:table-cell table:style-name="Table22.A2" office:value-type="string">
            <text:p text:style-name="P17">Optimizes the column width based on the current cell.</text:p>
          </table:table-cell>
        </table:table-row>
        <table:table-row table:style-name="Table22.1">
          <table:table-cell table:style-name="Table22.A2" office:value-type="string">
            <text:p text:style-name="P17">🠗</text:p>
          </table:table-cell>
          <table:table-cell table:style-name="Table22.A2" office:value-type="string">
            <text:p text:style-name="P17">Moves the cell focus down.</text:p>
          </table:table-cell>
        </table:table-row>
        <table:table-row table:style-name="Table22.1">
          <table:table-cell table:style-name="Table22.A2" office:value-type="string">
            <text:p text:style-name="P17">Cmd+🠗</text:p>
          </table:table-cell>
          <table:table-cell table:style-name="Table22.A2" office:value-type="string">
            <text:p text:style-name="P17">Moves the cursor in the down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text:p>
          </table:table-cell>
          <table:table-cell table:style-name="Table22.A2" office:value-type="string">
            <text:p text:style-name="P17">Opens a drop-down selection list of text items that have been previously typed into other cells in the same column.</text:p>
          </table:table-cell>
        </table:table-row>
        <table:table-row table:style-name="Table22.1">
          <table:table-cell table:style-name="Table22.A2" office:value-type="string">
            <text:p text:style-name="P17">Shift+🠗</text:p>
          </table:table-cell>
          <table:table-cell table:style-name="Table22.A2" office:value-type="string">
            <text:p text:style-name="P17">Selects the adjacent cell or cells located in the down direction.</text:p>
          </table:table-cell>
        </table:table-row>
        <text:soft-page-break/>
        <table:table-row table:style-name="Table22.1">
          <table:table-cell table:style-name="Table22.A2" office:value-type="string">
            <text:p text:style-name="P17">Shift+Cmd+🠗</text:p>
          </table:table-cell>
          <table:table-cell table:style-name="Table22.A2" office:value-type="string">
            <text:p text:style-name="P17">Selects in the down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Shift+🠗</text:p>
          </table:table-cell>
          <table:table-cell table:style-name="Table22.A2" office:value-type="string">
            <text:p text:style-name="P17">Optimizes the row height based on the current cell.</text:p>
          </table:table-cell>
        </table:table-row>
        <table:table-row table:style-name="Table22.1">
          <table:table-cell table:style-name="Table22.A2" office:value-type="string">
            <text:p text:style-name="P17">🠔</text:p>
          </table:table-cell>
          <table:table-cell table:style-name="Table22.A2" office:value-type="string">
            <text:p text:style-name="P17">Moves the cell focus left.</text:p>
          </table:table-cell>
        </table:table-row>
        <table:table-row table:style-name="Table22.1">
          <table:table-cell table:style-name="Table22.A2" office:value-type="string">
            <text:p text:style-name="P17">Cmd+🠔</text:p>
          </table:table-cell>
          <table:table-cell table:style-name="Table22.A2" office:value-type="string">
            <text:p text:style-name="P17">Moves the cursor in the left direction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Shift+🠔</text:p>
          </table:table-cell>
          <table:table-cell table:style-name="Table22.A2" office:value-type="string">
            <text:p text:style-name="P17">Selects the adjacent cell or cells located in the <text:span text:style-name="T10">left</text:span> direction.</text:p>
          </table:table-cell>
        </table:table-row>
        <table:table-row table:style-name="Table22.1">
          <table:table-cell table:style-name="Table22.A2" office:value-type="string">
            <text:p text:style-name="P17">Shift+Cmd+🠔</text:p>
          </table:table-cell>
          <table:table-cell table:style-name="Table22.A2" office:value-type="string">
            <text:p text:style-name="P17">Selects in the left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text:p>
          </table:table-cell>
          <table:table-cell table:style-name="Table22.A2" office:value-type="string">
            <text:p text:style-name="P17">Decreases the width of the current column.</text:p>
          </table:table-cell>
        </table:table-row>
        <table:table-row table:style-name="Table22.1">
          <table:table-cell table:style-name="Table22.A2" office:value-type="string">
            <text:p text:style-name="P17">Option+Shift+🠔</text:p>
          </table:table-cell>
          <table:table-cell table:style-name="Table22.A2" office:value-type="string">
            <text:p text:style-name="P17">Optimizes the column width based on the current cell.</text:p>
          </table:table-cell>
        </table:table-row>
      </table:table>
      <text:p text:style-name="P45">Table <text:sequence text:ref-name="refTable21" text:name="Table" text:formula="ooow:Table+1" style:num-format="1">22</text:sequence>: Home and End key shortcuts</text:p>
      <table:table table:name="Table23" table:style-name="Table23">
        <table:table-column table:style-name="Table23.A"/>
        <table:table-column table:style-name="Table23.B"/>
        <table:table-header-rows>
          <table:table-row table:style-name="Table23.1">
            <table:table-cell table:style-name="Table23.A1" office:value-type="string">
              <text:p text:style-name="P62">macOS</text:p>
            </table:table-cell>
            <table:table-cell table:style-name="Table23.A1" office:value-type="string">
              <text:p text:style-name="Table_20_Heading">Description</text:p>
            </table:table-cell>
          </table:table-row>
        </table:table-header-rows>
        <table:table-row table:style-name="Table23.1">
          <table:table-cell table:style-name="Table23.A2" office:value-type="string">
            <text:p text:style-name="P22">Home</text:p>
          </table:table-cell>
          <table:table-cell table:style-name="Table23.A2" office:value-type="string">
            <text:p text:style-name="P17">Moves the cursor to the first cell of the current row.</text:p>
          </table:table-cell>
        </table:table-row>
        <table:table-row table:style-name="Table23.1">
          <table:table-cell table:style-name="Table23.A2" office:value-type="string">
            <text:p text:style-name="P17">Cmd+Home</text:p>
          </table:table-cell>
          <table:table-cell table:style-name="Table23.A2" office:value-type="string">
            <text:p text:style-name="P17">Moves the cursor to the first cell in the current sheet <text:span text:style-name="T23">(A1)</text:span>.</text:p>
          </table:table-cell>
        </table:table-row>
        <table:table-row table:style-name="Table23.1">
          <table:table-cell table:style-name="Table23.A2" office:value-type="string">
            <text:p text:style-name="P17">Shift+Home</text:p>
          </table:table-cell>
          <table:table-cell table:style-name="Table23.A2" office:value-type="string">
            <text:p text:style-name="P17">Selects cells from the cursor to the first cell of the current row.</text:p>
          </table:table-cell>
        </table:table-row>
        <table:table-row table:style-name="Table23.1">
          <table:table-cell table:style-name="Table23.A2" office:value-type="string">
            <text:p text:style-name="P17">Shift+Cmd+Home</text:p>
          </table:table-cell>
          <table:table-cell table:style-name="Table23.A2" office:value-type="string">
            <text:p text:style-name="P17">Selects all cells from the cursor to the first cell in the current sheet <text:span text:style-name="T23">(A1)</text:span>.</text:p>
          </table:table-cell>
        </table:table-row>
        <table:table-row table:style-name="Table23.1">
          <table:table-cell table:style-name="Table23.A2" office:value-type="string">
            <text:p text:style-name="P22">End</text:p>
          </table:table-cell>
          <table:table-cell table:style-name="Table23.A2" office:value-type="string">
            <text:p text:style-name="P17">Moves the cursor along the current row to the cell in the last column containing data in the sheet.</text:p>
          </table:table-cell>
        </table:table-row>
        <table:table-row table:style-name="Table23.1">
          <table:table-cell table:style-name="Table23.A2" office:value-type="string">
            <text:p text:style-name="P17">Cmd+End</text:p>
          </table:table-cell>
          <table:table-cell table:style-name="Table23.A2" office:value-type="string">
            <text:p text:style-name="P17">Moves the cursor to the cell in the last column and row that contain data in the current sheet.</text:p>
          </table:table-cell>
        </table:table-row>
        <table:table-row table:style-name="Table23.1">
          <table:table-cell table:style-name="Table23.A2" office:value-type="string">
            <text:p text:style-name="P17">Shift+End</text:p>
          </table:table-cell>
          <table:table-cell table:style-name="Table23.A2" office:value-type="string">
            <text:p text:style-name="P17">Selects cells along the current row from the cursor to the cell in the last column containing data in the sheet.</text:p>
          </table:table-cell>
        </table:table-row>
        <table:table-row table:style-name="Table23.1">
          <table:table-cell table:style-name="Table23.A2" office:value-type="string">
            <text:p text:style-name="P17">Shift+Cmd+End</text:p>
          </table:table-cell>
          <table:table-cell table:style-name="Table23.A2" office:value-type="string">
            <text:p text:style-name="P17">Selects all cells from the cursor to the cell in the last column and row that contain data in the current sheet.</text:p>
          </table:table-cell>
        </table:table-row>
      </table:table>
      <text:p text:style-name="P45">Table <text:sequence text:ref-name="refTable22" text:name="Table" text:formula="ooow:Table+1" style:num-format="1">23</text:sequence>: Other Page Up and Down key shortcuts</text:p>
      <table:table table:name="Table24" table:style-name="Table24">
        <table:table-column table:style-name="Table24.A"/>
        <table:table-column table:style-name="Table24.B"/>
        <table:table-header-rows>
          <table:table-row table:style-name="Table24.1">
            <table:table-cell table:style-name="Table24.A1" office:value-type="string">
              <text:p text:style-name="P62">macOS</text:p>
            </table:table-cell>
            <table:table-cell table:style-name="Table24.A1" office:value-type="string">
              <text:p text:style-name="Table_20_Heading">Description</text:p>
            </table:table-cell>
          </table:table-row>
        </table:table-header-rows>
        <table:table-row table:style-name="Table24.1">
          <table:table-cell table:style-name="Table24.A2" office:value-type="string">
            <text:p text:style-name="P8">Pg Up</text:p>
          </table:table-cell>
          <table:table-cell table:style-name="Table24.A2" office:value-type="string">
            <text:p text:style-name="P17">Moves up one screen page.</text:p>
          </table:table-cell>
        </table:table-row>
        <table:table-row table:style-name="Table24.1">
          <table:table-cell table:style-name="Table24.A2" office:value-type="string">
            <text:p text:style-name="P17">Cmd+Pg Up</text:p>
          </table:table-cell>
          <table:table-cell table:style-name="Table24.A2" office:value-type="string">
            <text:p text:style-name="P17">Moves to the previous sheet.</text:p>
          </table:table-cell>
        </table:table-row>
        <table:table-row table:style-name="Table24.1">
          <table:table-cell table:style-name="Table24.A2" office:value-type="string">
            <text:p text:style-name="P17">Shift+Pg Dn</text:p>
          </table:table-cell>
          <table:table-cell table:style-name="Table24.A2" office:value-type="string">
            <text:p text:style-name="P17">Selects cells from the cursor to the row one page up.</text:p>
          </table:table-cell>
        </table:table-row>
        <table:table-row table:style-name="Table24.1">
          <table:table-cell table:style-name="Table24.A2" office:value-type="string">
            <text:p text:style-name="P7">Option+Pg Dn</text:p>
          </table:table-cell>
          <table:table-cell table:style-name="Table24.A2" office:value-type="string">
            <text:p text:style-name="P17">Moves one screen page to the left.</text:p>
          </table:table-cell>
        </table:table-row>
        <table:table-row table:style-name="Table24.1">
          <table:table-cell table:style-name="Table24.A2" office:value-type="string">
            <text:p text:style-name="P17">Option+Shift+PgDn <text:s/></text:p>
          </table:table-cell>
          <table:table-cell table:style-name="Table24.A2" office:value-type="string">
            <text:p text:style-name="P17">Selects cells from the cursor to the column one page to the left.</text:p>
          </table:table-cell>
        </table:table-row>
        <table:table-row table:style-name="Table24.1">
          <table:table-cell table:style-name="Table24.A2" office:value-type="string">
            <text:p text:style-name="P22">Pg Dn</text:p>
          </table:table-cell>
          <table:table-cell table:style-name="Table24.A2" office:value-type="string">
            <text:p text:style-name="P17">Moves down one screen page.</text:p>
          </table:table-cell>
        </table:table-row>
        <table:table-row table:style-name="Table24.1">
          <table:table-cell table:style-name="Table24.A2" office:value-type="string">
            <text:p text:style-name="P17">Cmd+Pg Dn</text:p>
          </table:table-cell>
          <table:table-cell table:style-name="Table24.A2" office:value-type="string">
            <text:p text:style-name="P17">Moves to the next sheet.</text:p>
          </table:table-cell>
        </table:table-row>
        <table:table-row table:style-name="Table24.1">
          <table:table-cell table:style-name="Table24.A2" office:value-type="string">
            <text:p text:style-name="P17">Shift+Pg Dn</text:p>
          </table:table-cell>
          <table:table-cell table:style-name="Table24.A2" office:value-type="string">
            <text:p text:style-name="P17">Selects cells from the cursor to the row one page down.</text:p>
          </table:table-cell>
        </table:table-row>
        <table:table-row table:style-name="Table24.1">
          <table:table-cell table:style-name="Table24.A2" office:value-type="string">
            <text:p text:style-name="P7">Option+Pg Up</text:p>
          </table:table-cell>
          <table:table-cell table:style-name="Table24.A2" office:value-type="string">
            <text:p text:style-name="P17">Moves one screen page to the right.</text:p>
          </table:table-cell>
        </table:table-row>
        <text:soft-page-break/>
        <table:table-row table:style-name="Table24.1">
          <table:table-cell table:style-name="Table24.A2" office:value-type="string">
            <text:p text:style-name="P17">Option+Shift+PgUp<text:span text:style-name="T9"> <text:s text:c="2"/></text:span></text:p>
          </table:table-cell>
          <table:table-cell table:style-name="Table24.A2" office:value-type="string">
            <text:p text:style-name="P17">Selects cells from the cursor to the column one page to the right.</text:p>
          </table:table-cell>
        </table:table-row>
      </table:table>
      <text:p text:style-name="P45">Table <text:sequence text:ref-name="refTable23" text:name="Table" text:formula="ooow:Table+1" style:num-format="1">24</text:sequence>: Other miscellaneous key shortcuts</text:p>
      <table:table table:name="Table25" table:style-name="Table25">
        <table:table-column table:style-name="Table25.A"/>
        <table:table-column table:style-name="Table25.B"/>
        <table:table-header-rows>
          <table:table-row table:style-name="Table25.1">
            <table:table-cell table:style-name="Table25.A1" office:value-type="string">
              <text:p text:style-name="Table_20_Heading">macOS</text:p>
            </table:table-cell>
            <table:table-cell table:style-name="Table25.A1" office:value-type="string">
              <text:p text:style-name="Table_20_Heading">Description</text:p>
            </table:table-cell>
          </table:table-row>
        </table:table-header-rows>
        <table:table-row table:style-name="Table25.1">
          <table:table-cell table:style-name="Table25.A2" office:value-type="string">
            <text:p text:style-name="P17">esc</text:p>
          </table:table-cell>
          <table:table-cell table:style-name="Table25.A2" office:value-type="string">
            <text:p text:style-name="P17">Cancels the current cell edit.</text:p>
          </table:table-cell>
        </table:table-row>
        <table:table-row table:style-name="Table25.1">
          <table:table-cell table:style-name="Table25.A2" office:value-type="string">
            <text:p text:style-name="P22">Fwd Del</text:p>
          </table:table-cell>
          <table:table-cell table:style-name="Table25.A2" office:value-type="string">
            <text:p text:style-name="P17">Deletes cell contents without a dialog (does not remove formatting).</text:p>
          </table:table-cell>
        </table:table-row>
        <table:table-row table:style-name="Table25.1">
          <table:table-cell table:style-name="Table25.A2" office:value-type="string">
            <text:p text:style-name="P17">Cmd+Delete</text:p>
          </table:table-cell>
          <table:table-cell table:style-name="Table25.A2" office:value-type="string">
            <text:p text:style-name="P17">Refocuses the view back on the cursor if it is not currently in view.</text:p>
          </table:table-cell>
        </table:table-row>
        <table:table-row table:style-name="Table25.1">
          <table:table-cell table:style-name="Table25.A2" office:value-type="string">
            <text:p text:style-name="P17">Option+Delete</text:p>
          </table:table-cell>
          <table:table-cell table:style-name="Table25.A2" office:value-type="string">
            <text:p text:style-name="P17">Reverses the last command or the last entry you typed.</text:p>
          </table:table-cell>
        </table:table-row>
        <table:table-row table:style-name="Table25.1">
          <table:table-cell table:style-name="Table25.A2" office:value-type="string">
            <text:p text:style-name="P17">Cmd+[</text:p>
          </table:table-cell>
          <table:table-cell table:style-name="Table25.A2" office:value-type="string">
            <text:p text:style-name="P17">Selects the cells on which the current cell is dependent.</text:p>
          </table:table-cell>
        </table:table-row>
        <table:table-row table:style-name="Table25.1">
          <table:table-cell table:style-name="Table25.A2" office:value-type="string">
            <text:p text:style-name="P17">Cmd+]</text:p>
          </table:table-cell>
          <table:table-cell table:style-name="Table25.A2" office:value-type="string">
            <text:p text:style-name="P17">Selects the cells that are dependent on the current cell.</text:p>
          </table:table-cell>
        </table:table-row>
        <table:table-row table:style-name="Table25.1">
          <table:table-cell table:style-name="Table25.A2" office:value-type="string">
            <text:p text:style-name="P17">Cmd+/</text:p>
          </table:table-cell>
          <table:table-cell table:style-name="Table25.A2" office:value-type="string">
            <text:p text:style-name="P17"/>
            <text:p text:style-name="P17">Selects the cells in the matrix formula range that contains the cursor.</text:p>
            <text:p text:style-name="P30">Use the forward slash key on the main keyboard or the numeric keypad.</text:p>
          </table:table-cell>
        </table:table-row>
        <table:table-row table:style-name="Table25.1">
          <table:table-cell table:style-name="Table25.A2" office:value-type="string">
            <text:p text:style-name="P17">Cmd+’</text:p>
          </table:table-cell>
          <table:table-cell table:style-name="Table25.A2" office:value-type="string">
            <text:p text:style-name="P17"/>
            <text:p text:style-name="P17">Copies the contents of the cell above the cursor into the current cell, but remains in cell edit mode so that you can make further changes.</text:p>
            <text:p text:style-name="P30">Use the single apostrophe key.</text:p>
          </table:table-cell>
        </table:table-row>
        <table:table-row table:style-name="Table25.1">
          <table:table-cell table:style-name="Table25.A2" office:value-type="string">
            <text:p text:style-name="P15">Enter</text:p>
          </table:table-cell>
          <table:table-cell table:style-name="Table25.A2" office:value-type="string">
            <text:p text:style-name="P17">Moves the cursor to the next cell in the selected range, from top to bottom, then left to right. To specify in which direction the cursor moves, go to <text:span text:style-name="Strong_20_Emphasis">LibreOffice &gt; Preferences &gt; LibreOffice Calc &gt; General</text:span> <text:span text:style-name="T14">o</text:span>n the Menu bar.</text:p>
          </table:table-cell>
        </table:table-row>
        <table:table-row table:style-name="Table25.1">
          <table:table-cell table:style-name="Table25.A2" office:value-type="string">
            <text:p text:style-name="P17">Cmd+Enter</text:p>
          </table:table-cell>
          <table:table-cell table:style-name="Table25.A2" office:value-type="string">
            <text:p text:style-name="P17">Inserts a manual line break in the current cell while editing a cell.</text:p>
          </table:table-cell>
        </table:table-row>
        <table:table-row table:style-name="Table25.1">
          <table:table-cell table:style-name="Table25.A2" office:value-type="string">
            <text:p text:style-name="P17">Shift+Cmd+Enter</text:p>
          </table:table-cell>
          <table:table-cell table:style-name="Table25.A2" office:value-type="string">
            <text:p text:style-name="P17">Creates a matrix in the current range using the information entered on the input line.</text:p>
          </table:table-cell>
        </table:table-row>
        <table:table-row table:style-name="Table25.1">
          <table:table-cell table:style-name="Table25.A2" office:value-type="string">
            <text:p text:style-name="P16">Option+Enter</text:p>
          </table:table-cell>
          <table:table-cell table:style-name="Table25.A2" office:value-type="string">
            <text:p text:style-name="P17">Fills the selected cell range with the formula that you entered on the input line.</text:p>
          </table:table-cell>
        </table:table-row>
      </table:table>
      <text:h text:style-name="P71" text:outline-level="2"><text:bookmark-start text:name="__RefHeading___Toc3135_34639060161"/>Chart keyboard shortcuts<text:bookmark-end text:name="__RefHeading___Toc3135_34639060161"/></text:h>
      <text:p text:style-name="P46">Table <text:sequence-ref text:reference-format="value" text:ref-name="refTable24">25</text:sequence-ref><text:s/>lists some shortcuts that are available within a Calc chart.</text:p>
      <text:list xml:id="list220556761117115" text:continue-list="list427888393" text:style-name="Heading_20_Tip">
        <text:list-item>
          <text:p text:style-name="P75">Tip</text:p>
        </text:list-item>
      </text:list>
      <text:p text:style-name="P49">You can use the <text:span text:style-name="Keystroke">Option</text:span> key with the arrow keys and plus (<text:span text:style-name="Keystroke">+</text:span>) and minus (<text:span text:style-name="Keystroke">-</text:span>) keys to move elements with a finer degree of movement for more accuracy.</text:p>
      <text:p text:style-name="P41">Table <text:sequence text:ref-name="refTable24" text:name="Table" text:formula="ooow:Table+1" style:num-format="1">25</text:sequence>: Chart shortcuts</text:p>
      <table:table table:name="Table26" table:style-name="Table26">
        <table:table-column table:style-name="Table26.A"/>
        <table:table-column table:style-name="Table26.B"/>
        <table:table-header-rows>
          <table:table-row table:style-name="Table26.1">
            <table:table-cell table:style-name="Table26.A1" office:value-type="string">
              <text:p text:style-name="P59">macOS</text:p>
            </table:table-cell>
            <table:table-cell table:style-name="Table26.A1" office:value-type="string">
              <text:p text:style-name="P62">Effect</text:p>
            </table:table-cell>
          </table:table-row>
        </table:table-header-rows>
        <table:table-row table:style-name="Table26.1">
          <table:table-cell table:style-name="Table26.A2" office:value-type="string">
            <text:p text:style-name="P17">⇥</text:p>
          </table:table-cell>
          <table:table-cell table:style-name="Table26.A2" office:value-type="string">
            <text:p text:style-name="P17">Selects the next chart element.</text:p>
          </table:table-cell>
        </table:table-row>
        <table:table-row table:style-name="Table26.1">
          <table:table-cell table:style-name="Table26.A2" office:value-type="string">
            <text:p text:style-name="P17">Shift+⇥</text:p>
          </table:table-cell>
          <table:table-cell table:style-name="Table26.A2" office:value-type="string">
            <text:p text:style-name="P17">Selects the previous chart element.</text:p>
          </table:table-cell>
        </table:table-row>
        <table:table-row table:style-name="Table26.1">
          <table:table-cell table:style-name="Table26.A2" office:value-type="string">
            <text:p text:style-name="P8">Home</text:p>
          </table:table-cell>
          <table:table-cell table:style-name="Table26.A2" office:value-type="string">
            <text:p text:style-name="P17">Selects the first chart element.</text:p>
          </table:table-cell>
        </table:table-row>
        <table:table-row table:style-name="Table26.1">
          <table:table-cell table:style-name="Table26.A2" office:value-type="string">
            <text:p text:style-name="P22">End</text:p>
          </table:table-cell>
          <table:table-cell table:style-name="Table26.A2" office:value-type="string">
            <text:p text:style-name="P17">Selects the last chart element.</text:p>
          </table:table-cell>
        </table:table-row>
        <table:table-row table:style-name="Table26.1">
          <table:table-cell table:style-name="Table26.A2" office:value-type="string">
            <text:p text:style-name="P17">esc</text:p>
          </table:table-cell>
          <table:table-cell table:style-name="Table26.A2" office:value-type="string">
            <text:p text:style-name="P17">Cancels selection.</text:p>
          </table:table-cell>
        </table:table-row>
        <table:table-row table:style-name="Table26.1">
          <table:table-cell table:style-name="Table26.A2" office:value-type="string">
            <text:p text:style-name="P17">Arrow keys</text:p>
          </table:table-cell>
          <table:table-cell table:style-name="Table26.A2" office:value-type="string">
            <text:p text:style-name="P17">Moves the element in the direction of the arrow.</text:p>
          </table:table-cell>
        </table:table-row>
        <table:table-row table:style-name="Table26.1">
          <table:table-cell table:style-name="Table26.A2" office:value-type="string">
            <text:p text:style-name="P17">Arrow keys in pie charts</text:p>
          </table:table-cell>
          <table:table-cell table:style-name="Table26.A2" office:value-type="string">
            <text:p text:style-name="P17">Moves the selected pie segment in the direction of the arrow.</text:p>
          </table:table-cell>
        </table:table-row>
        <text:soft-page-break/>
        <table:table-row table:style-name="Table26.1">
          <table:table-cell table:style-name="Table26.A2" office:value-type="string">
            <text:p text:style-name="P17">F2 in titles</text:p>
          </table:table-cell>
          <table:table-cell table:style-name="Table26.A2" office:value-type="string">
            <text:p text:style-name="P17">Enters text input mode.</text:p>
          </table:table-cell>
        </table:table-row>
        <table:table-row table:style-name="Table26.1">
          <table:table-cell table:style-name="Table26.A2" office:value-type="string">
            <text:p text:style-name="P17">F3 in legends and data series</text:p>
          </table:table-cell>
          <table:table-cell table:style-name="Table26.A2" office:value-type="string">
            <text:p text:style-name="P17">Opens groups so that you can edit the individual components.</text:p>
          </table:table-cell>
        </table:table-row>
        <table:table-row table:style-name="Table26.1">
          <table:table-cell table:style-name="Table26.A2" office:value-type="string">
            <text:p text:style-name="P17">Cmd+F3 in legends and data series</text:p>
          </table:table-cell>
          <table:table-cell table:style-name="Table26.A2" office:value-type="string">
            <text:p text:style-name="P17">Exits groups.</text:p>
          </table:table-cell>
        </table:table-row>
      </table:table>
      <text:h text:style-name="Heading_20_2" text:outline-level="2"><text:bookmark-start text:name="__RefHeading___Toc3137_34639060161"/>Outline keyboard shortcuts<text:bookmark-end text:name="__RefHeading___Toc3137_34639060161"/></text:h>
      <text:p text:style-name="P39">Table <text:sequence-ref text:reference-format="value" text:ref-name="refTable25">26</text:sequence-ref><text:s/>lists shortcuts that are available in an outline window. To use these shortcuts, press F6 or Shift+F6 until the vertical or horizontal outline window has the focus.</text:p>
      <text:p text:style-name="P56">Table <text:sequence text:ref-name="refTable25" text:name="Table" text:formula="ooow:Table+1" style:num-format="1">26</text:sequence>: Outline shortcuts</text:p>
      <table:table table:name="Table27" table:style-name="Table27">
        <table:table-column table:style-name="Table27.A"/>
        <table:table-column table:style-name="Table27.B"/>
        <table:table-row table:style-name="Table27.1">
          <table:table-cell table:style-name="Table27.A1" office:value-type="string">
            <text:p text:style-name="P59">macOS</text:p>
          </table:table-cell>
          <table:table-cell table:style-name="Table27.A1" office:value-type="string">
            <text:p text:style-name="P62">Effect</text:p>
          </table:table-cell>
        </table:table-row>
        <table:table-row table:style-name="Table27.1">
          <table:table-cell table:style-name="Table27.A2" office:value-type="string">
            <text:p text:style-name="P17">⇥</text:p>
          </table:table-cell>
          <table:table-cell table:style-name="Table27.A2" office:value-type="string">
            <text:p text:style-name="P17">Cycles through each outline indicator from top to bottom or left to right.</text:p>
          </table:table-cell>
        </table:table-row>
        <table:table-row table:style-name="Table27.1">
          <table:table-cell table:style-name="Table27.A2" office:value-type="string">
            <text:p text:style-name="P17">Shift+⇥</text:p>
          </table:table-cell>
          <table:table-cell table:style-name="Table27.A2" office:value-type="string">
            <text:p text:style-name="P17">Cycles through each outline indicator in the opposite direction.</text:p>
          </table:table-cell>
        </table:table-row>
        <table:table-row table:style-name="Table27.1">
          <table:table-cell table:style-name="Table27.A2" office:value-type="string">
            <text:p text:style-name="P17">Cmd+1 to Cmd+8</text:p>
          </table:table-cell>
          <table:table-cell table:style-name="Table27.A2" office:value-type="string">
            <text:p text:style-name="P17">Show all levels up to the specified number while hiding all higher-numbered levels in the outline.</text:p>
          </table:table-cell>
        </table:table-row>
        <table:table-row table:style-name="Table27.1">
          <table:table-cell table:style-name="Table27.A2" office:value-type="string">
            <text:p text:style-name="P17">+/-</text:p>
          </table:table-cell>
          <table:table-cell table:style-name="Table27.A2" office:value-type="string">
            <text:p text:style-name="P17">Shows (+) or hides (-) the focused outline group (use the + / - keys in the numeric keypad).</text:p>
          </table:table-cell>
        </table:table-row>
        <table:table-row table:style-name="Table27.1">
          <table:table-cell table:style-name="Table27.A2" office:value-type="string">
            <text:p text:style-name="P17">Enter</text:p>
          </table:table-cell>
          <table:table-cell table:style-name="Table27.A2" office:value-type="string">
            <text:p text:style-name="P17">Activates the focused indicator button.</text:p>
          </table:table-cell>
        </table:table-row>
        <table:table-row table:style-name="Table27.1">
          <table:table-cell table:style-name="Table27.A2" office:value-type="string">
            <text:p text:style-name="P17">Arrow keys</text:p>
          </table:table-cell>
          <table:table-cell table:style-name="Table27.A2" office:value-type="string">
            <text:p text:style-name="P17">Cycles through indicator buttons in the direction of the arrow.</text:p>
          </table:table-cell>
        </table:table-row>
      </table:table>
      <text:h text:style-name="P71" text:outline-level="2"><text:bookmark-start text:name="__RefHeading___Toc3139_34639060161"/><text:alphabetical-index-mark text:string-value="that cannot be modified (macOS)" text:key1="keyboard shortcuts"/>Keyboard shortcuts that cannot be modified<text:bookmark-end text:name="__RefHeading___Toc3139_34639060161"/></text:h>
      <text:p text:style-name="P47">Table <text:sequence-ref text:reference-format="value" text:ref-name="refTable26">27</text:sequence-ref><text:s/>identifies the key combinations that are grayed out in the <text:span text:style-name="Emphasis">Shortcut Keys</text:span> list on the <text:span text:style-name="Strong_20_Emphasis">Tools &gt; Customize &gt; Keyboard</text:span> dialog with the <text:span text:style-name="Strong_20_Emphasis">Calc</text:span> radio button selected.</text:p>
      <text:p text:style-name="P56">Table <text:sequence text:ref-name="refTable26" text:name="Table" text:formula="ooow:Table+1" style:num-format="1">27</text:sequence>: Grayed Key Combinations in Tools &gt; Customize &gt; Keyboard</text:p>
      <table:table table:name="Table28" table:style-name="Table28">
        <table:table-column table:style-name="Table28.A"/>
        <table:table-column table:style-name="Table28.B"/>
        <table:table-header-rows>
          <table:table-row table:style-name="Table28.1">
            <table:table-cell table:style-name="Table28.A1" office:value-type="string">
              <text:p text:style-name="P62">Operating System</text:p>
            </table:table-cell>
            <table:table-cell table:style-name="Table28.A1" office:value-type="string">
              <text:p text:style-name="P62">Key Combinations Grayed in Customize Dialog</text:p>
            </table:table-cell>
          </table:table-row>
        </table:table-header-rows>
        <table:table-row table:style-name="Table28.1">
          <table:table-cell table:style-name="Table28.A2" office:value-type="string">
            <text:p text:style-name="P17">macOS</text:p>
          </table:table-cell>
          <table:table-cell table:style-name="Table28.A2" office:value-type="string">
            <text:p text:style-name="P17">F1, Cmd+F1, Shift+F1</text:p>
            <text:p text:style-name="P17">Shift+F2</text:p>
            <text:p text:style-name="P17">Cmd+F4, Option+F4, Cmd+Option+F4</text:p>
            <text:p text:style-name="P17">F6, Cmd+F6, Shift+F6, Shift+Cmd+F6</text:p>
            <text:p text:style-name="P17">F10</text:p>
            <text:p text:style-name="P17">Shift+Cmd+0, Shift+Cmd+1, Shift+Cmd+2, Shift+Cmd+3, Shift+Cmd+4, Shift+Cmd+5, Shift+Cmd+6, Shift+Cmd+7, Shift+Cmd+8, Shift+Cmd+9</text:p>
          </table:table-cell>
        </table:table-row>
      </table:table>
      <text:p text:style-name="P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11" number:language="en" number:country="GB">
      <number:year number:style="long"/>
    </number:date-style>
    <number:date-style style:name="N2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Appendix A  Keyboard Shortcu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chapter text:display="name" text:outline-level="1">macOS keyboard shortcuts</text:chapter><text:s/>| <text:page-number text:select-page="current">19</text:page-number></text:p>
      </style:footer>
      <style:footer-left>
        <text:p text:style-name="Footer"><text:page-number text:select-page="current">20</text:page-number>| <text:title>Appendix A  Keyboard Shortcut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12T21:24:48.369000000</meta:creation-date>
    <meta:editing-duration>P0D</meta:editing-duration>
    <meta:editing-cycles>1</meta:editing-cycles>
    <meta:generator>LibreOffice/7.0.0.3$Linux_X86_64 LibreOffice_project/8061b3e9204bef6b321a21033174034a5e2ea88e</meta:generator>
    <dc:title>Appendix A  Keyboard Shortcuts</dc:title>
    <meta:document-statistic meta:table-count="29" meta:image-count="11" meta:object-count="0" meta:page-count="20" meta:paragraph-count="928" meta:word-count="5633" meta:character-count="32854" meta:non-whitespace-character-count="28132"/>
    <meta:user-defined meta:name="Guide Name">Calc Guide</meta:user-defined>
    <meta:user-defined meta:name="LibreOffive Version" meta:value-type="float">6.4</meta:user-defined>
    <meta:template xlink:type="simple" xlink:actuate="onRequest" xlink:title="LibreOffice_7.x_Template_JHW_DB2" xlink:href="../../LO%207%20Template/LibreOffice_7.x_Template.ott" meta:date="2020-04-12T21:24:47.706000000"/>
  </office:meta>
</office:document-meta>
</file>